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aba0" officeooo:paragraph-rsid="001daba0"/>
    </style:style>
    <style:style style:name="P2" style:family="paragraph" style:parent-style-name="Standard">
      <style:paragraph-properties style:line-height-at-least="0.198in"/>
      <style:text-properties fo:color="#f8f8f2" style:font-name="Droid Sans Mono" fo:font-size="10.5pt" fo:font-weight="normal" fo:background-color="#272822"/>
    </style:style>
    <style:style style:name="P3" style:family="paragraph" style:parent-style-name="Standard">
      <style:text-properties fo:color="#f8f8f2" style:font-name="Droid Sans Mono" fo:font-size="10.5pt" fo:font-weight="normal" officeooo:rsid="001daba0" officeooo:paragraph-rsid="001daba0" fo:background-color="#272822"/>
    </style:style>
    <style:style style:name="P4" style:family="paragraph" style:parent-style-name="Standard">
      <style:text-properties fo:color="#f8f8f2" style:font-name="Droid Sans Mono" fo:font-size="10.5pt" fo:font-weight="normal" officeooo:rsid="001e7870" officeooo:paragraph-rsid="001e7870" fo:background-color="#272822"/>
    </style:style>
    <style:style style:name="P5" style:family="paragraph" style:parent-style-name="Standard">
      <style:paragraph-properties style:line-height-at-least="0.198in"/>
      <style:text-properties fo:color="#88846f" style:font-name="Droid Sans Mono" fo:font-size="10.5pt" fo:font-weight="normal" fo:background-color="#272822"/>
    </style:style>
    <style:style style:name="P6" style:family="paragraph" style:parent-style-name="Standard">
      <style:paragraph-properties style:line-height-at-least="0.198in"/>
    </style:style>
    <style:style style:name="P7" style:family="paragraph" style:parent-style-name="Standard">
      <style:paragraph-properties style:line-height-at-least="0.198in"/>
      <style:text-properties fo:color="#e6db74" style:font-name="Droid Sans Mono" fo:font-size="10.5pt" fo:font-weight="normal" fo:background-color="#272822"/>
    </style:style>
    <style:style style:name="P8" style:family="paragraph" style:parent-style-name="Standard">
      <style:text-properties fo:color="#e6db74" style:font-name="Droid Sans Mono" fo:font-size="10.5pt" fo:font-weight="normal" officeooo:rsid="001daba0" officeooo:paragraph-rsid="001daba0" fo:background-color="#272822"/>
    </style:style>
    <style:style style:name="P9" style:family="paragraph" style:parent-style-name="Standard">
      <style:text-properties officeooo:rsid="001e7870" officeooo:paragraph-rsid="001e7870"/>
    </style:style>
    <style:style style:name="P10" style:family="paragraph" style:parent-style-name="Standard">
      <style:paragraph-properties fo:margin-top="0in" fo:margin-bottom="0.1965in" loext:contextual-spacing="false" style:line-height-at-least="0.198in"/>
    </style:style>
    <style:style style:name="P11" style:family="paragraph" style:parent-style-name="Standard">
      <style:paragraph-properties fo:margin-top="0in" fo:margin-bottom="0.1965in" loext:contextual-spacing="false" style:line-height-at-least="0.198in"/>
      <style:text-properties fo:color="#f8f8f2" style:font-name="Droid Sans Mono" fo:font-size="10.5pt" fo:font-weight="normal" fo:background-color="#272822"/>
    </style:style>
    <style:style style:name="T1" style:family="text">
      <style:text-properties fo:color="#66d9ef"/>
    </style:style>
    <style:style style:name="T2" style:family="text">
      <style:text-properties fo:color="#66d9ef" fo:font-style="italic"/>
    </style:style>
    <style:style style:name="T3" style:family="text">
      <style:text-properties fo:color="#f92672"/>
    </style:style>
    <style:style style:name="T4" style:family="text">
      <style:text-properties fo:color="#f92672" fo:font-style="italic"/>
    </style:style>
    <style:style style:name="T5" style:family="text">
      <style:text-properties fo:color="#ae81ff"/>
    </style:style>
    <style:style style:name="T6" style:family="text">
      <style:text-properties fo:color="#ae81ff" fo:font-style="italic"/>
    </style:style>
    <style:style style:name="T7" style:family="text">
      <style:text-properties fo:color="#a6e22e"/>
    </style:style>
    <style:style style:name="T8" style:family="text">
      <style:text-properties fo:color="#a6e22e" style:text-underline-style="solid" style:text-underline-width="auto" style:text-underline-color="font-color"/>
    </style:style>
    <style:style style:name="T9" style:family="text">
      <style:text-properties fo:color="#a6e22e" fo:font-style="italic" style:text-underline-style="solid" style:text-underline-width="auto" style:text-underline-color="font-color"/>
    </style:style>
    <style:style style:name="T10" style:family="text">
      <style:text-properties fo:color="#e6db74"/>
    </style:style>
    <style:style style:name="T11" style:family="text">
      <style:text-properties fo:color="#e6db74" fo:font-style="italic"/>
    </style:style>
    <style:style style:name="T12" style:family="text">
      <style:text-properties fo:color="#fd971f"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 page</text:p>
      <text:p text:style-name="P1"/>
      <text:p text:style-name="P1"/>
      <text:p text:style-name="P3"><text:span text:style-name="T2">{% </text:span><text:span text:style-name="T4">load</text:span><text:span text:style-name="T1"> </text:span><text:span text:style-name="T6">static</text:span><text:span text:style-name="T1"> </text:span><text:span text:style-name="T2">%}</text:span></text:p>
      <text:p text:style-name="P2">&lt;!DOCTYPE html&gt;</text:p>
      <text:p text:style-name="P2">&lt;<text:span text:style-name="T3">html</text:span> <text:span text:style-name="T7">lang</text:span>=<text:span text:style-name="T10">"en"</text:span>&gt;</text:p>
      <text:p text:style-name="P2">&lt;<text:span text:style-name="T3">head</text:span>&gt;</text:p>
      <text:p text:style-name="P2">&lt;<text:span text:style-name="T3">meta</text:span> <text:span text:style-name="T7">charset</text:span>=<text:span text:style-name="T10">"UTF-8"</text:span>&gt;</text:p>
      <text:p text:style-name="P2">&lt;<text:span text:style-name="T3">meta</text:span> <text:span text:style-name="T7">http-equiv</text:span>=<text:span text:style-name="T10">"X-UA-Compatible"</text:span> <text:span text:style-name="T7">content</text:span>=<text:span text:style-name="T10">"IE=edge"</text:span>&gt;</text:p>
      <text:p text:style-name="P2">&lt;<text:span text:style-name="T3">meta</text:span> <text:span text:style-name="T7">name</text:span>=<text:span text:style-name="T10">"viewport"</text:span> <text:span text:style-name="T7">content</text:span>=<text:span text:style-name="T10">"width=device-width, initial-scale=1.0"</text:span>&gt;</text:p>
      <text:p text:style-name="P2">&lt;<text:span text:style-name="T3">link</text:span> <text:span text:style-name="T7">rel</text:span>=<text:span text:style-name="T10">"stylesheet"</text:span> <text:span text:style-name="T7">href</text:span>=<text:span text:style-name="T10">"</text:span><text:span text:style-name="T2">{% </text:span><text:span text:style-name="T6">static</text:span><text:span text:style-name="T1"> </text:span><text:span text:style-name="T11">'./Css/style.css'</text:span><text:span text:style-name="T2">%}</text:span><text:span text:style-name="T10">"</text:span>&gt;</text:p>
      <text:p text:style-name="P2">&lt;<text:span text:style-name="T3">link</text:span> <text:span text:style-name="T7">rel</text:span>=<text:span text:style-name="T10">"stylesheet"</text:span> <text:span text:style-name="T7">href</text:span>=<text:span text:style-name="T10">"https://maxcdn.bootstrapcdn.com/bootstrap/4.0.0/css/bootstrap.min.css"</text:span> <text:span text:style-name="T7">integrity</text:span>=<text:span text:style-name="T10">"sha384-Gn5384xqQ1aoWXA+058RXPxPg6fy4IWvTNh0E263XmFcJlSAwiGgFAW/dAiS6JXm"</text:span> <text:span text:style-name="T7">crossorigin</text:span>=<text:span text:style-name="T10">"anonymous"</text:span>&gt;</text:p>
      <text:p text:style-name="P2">&lt;<text:span text:style-name="T3">title</text:span>&gt;home&lt;/<text:span text:style-name="T3">title</text:span>&gt;</text:p>
      <text:p text:style-name="P2">&lt;/<text:span text:style-name="T3">head</text:span>&gt;</text:p>
      <text:p text:style-name="P2">&lt;<text:span text:style-name="T3">body</text:span>&gt;</text:p>
      <text:p text:style-name="P6"/>
      <text:p text:style-name="P2">&lt;<text:span text:style-name="T3">div</text:span> <text:span text:style-name="T7">class</text:span>=<text:span text:style-name="T10">"imge"</text:span>&gt;</text:p>
      <text:p text:style-name="P2">&lt;<text:span text:style-name="T3">img</text:span> <text:span text:style-name="T7">style</text:span>=<text:span text:style-name="T10">"width: 100%; height: 210rem;"</text:span> <text:span text:style-name="T7">src</text:span>=<text:span text:style-name="T10">"</text:span><text:span text:style-name="T2">{% </text:span><text:span text:style-name="T6">static</text:span><text:span text:style-name="T1"> </text:span><text:span text:style-name="T11">'./imges/road2.webp'</text:span><text:span text:style-name="T2">%}</text:span><text:span text:style-name="T10">"</text:span> <text:span text:style-name="T7">alt</text:span>=<text:span text:style-name="T10">"img_road"</text:span>&gt;</text:p>
      <text:p text:style-name="P2">&lt;/<text:span text:style-name="T3">div</text:span>&gt;</text:p>
      <text:p text:style-name="P6"/>
      <text:p text:style-name="P2">&lt;<text:span text:style-name="T3">div</text:span> <text:span text:style-name="T7">class</text:span>=<text:span text:style-name="T10">"contner"</text:span>&gt;</text:p>
      <text:p text:style-name="P6"/>
      <text:p text:style-name="P2">&lt;<text:span text:style-name="T3">section</text:span> <text:span text:style-name="T7">class</text:span>=<text:span text:style-name="T10">"section1"</text:span>&gt;</text:p>
      <text:p text:style-name="P2">&lt;<text:span text:style-name="T3">nav</text:span> <text:span text:style-name="T7">class</text:span>=<text:span text:style-name="T10">"nav"</text:span>&gt;</text:p>
      <text:p text:style-name="P2">&lt;<text:span text:style-name="T3">header</text:span>&gt;</text:p>
      <text:p text:style-name="P6"/>
      <text:p text:style-name="P2">&lt;<text:span text:style-name="T3">ul</text:span> <text:span text:style-name="T7">class</text:span>=<text:span text:style-name="T10">"nav_header"</text:span>&gt;</text:p>
      <text:p text:style-name="P2">&lt;<text:span text:style-name="T3">li</text:span>&gt;&lt;<text:span text:style-name="T3">a</text:span> <text:span text:style-name="T7">href</text:span>=<text:span text:style-name="T10">"#"</text:span>&gt;Home&lt;/<text:span text:style-name="T3">a</text:span>&gt; &lt;/<text:span text:style-name="T3">li</text:span>&gt;</text:p>
      <text:p text:style-name="P2">&lt;<text:span text:style-name="T3">li</text:span>&gt;&lt;<text:span text:style-name="T3">a</text:span> <text:span text:style-name="T7">href</text:span>=<text:span text:style-name="T10">"</text:span><text:span text:style-name="T2">{% </text:span><text:span text:style-name="T4">url</text:span><text:span text:style-name="T1"> </text:span><text:span text:style-name="T11">'cars:all_cars'</text:span><text:span text:style-name="T1"> </text:span><text:span text:style-name="T2">%}</text:span><text:span text:style-name="T10">"</text:span>&gt;Browse thecars &lt;/<text:span text:style-name="T3">a</text:span>&gt; &lt;/<text:span text:style-name="T3">li</text:span>&gt;</text:p>
      <text:p text:style-name="P2">&lt;<text:span text:style-name="T3">li</text:span>&gt;&lt;<text:span text:style-name="T3">a</text:span> <text:span text:style-name="T7">href</text:span>=<text:span text:style-name="T10">"#"</text:span>&gt;Contact us&lt;/<text:span text:style-name="T3">a</text:span>&gt; &lt;/<text:span text:style-name="T3">li</text:span>&gt;</text:p>
      <text:p text:style-name="P2">&lt;<text:span text:style-name="T3">li</text:span>&gt;&lt;<text:span text:style-name="T3">a</text:span> <text:span text:style-name="T7">href</text:span>=<text:span text:style-name="T10">"#"</text:span>&gt;portfolio&lt;/<text:span text:style-name="T3">a</text:span>&gt; &lt;/<text:span text:style-name="T3">li</text:span>&gt;</text:p>
      <text:p text:style-name="P2">&lt;<text:span text:style-name="T3">li</text:span>&gt;&lt;<text:span text:style-name="T3">a</text:span> <text:span text:style-name="T7">href</text:span>=<text:span text:style-name="T10">"</text:span><text:span text:style-name="T2">{% </text:span><text:span text:style-name="T4">url</text:span><text:span text:style-name="T1"> </text:span><text:span text:style-name="T11">'abuot_team:All_employds'</text:span><text:span text:style-name="T1"> </text:span><text:span text:style-name="T2">%}</text:span><text:span text:style-name="T10">"</text:span>&gt;cabout team&lt;/<text:span text:style-name="T3">a</text:span>&gt; &lt;/<text:span text:style-name="T3">li</text:span>&gt;</text:p>
      <text:p text:style-name="P6"/>
      <text:p text:style-name="P2">&lt;<text:span text:style-name="T3">li</text:span>&gt;&lt;<text:span text:style-name="T3">a</text:span> <text:span text:style-name="T7">href</text:span>=<text:span text:style-name="T10">"#"</text:span>&gt;Login &lt;/<text:span text:style-name="T3">a</text:span>&gt; &lt;/<text:span text:style-name="T3">li</text:span>&gt;</text:p>
      <text:p text:style-name="P2">&lt;<text:span text:style-name="T3">li</text:span>&gt;&lt;<text:span text:style-name="T3">a</text:span> <text:span text:style-name="T7">href</text:span>=<text:span text:style-name="T10">"#"</text:span>&gt;contact us&lt;/<text:span text:style-name="T3">a</text:span>&gt; &lt;/<text:span text:style-name="T3">li</text:span>&gt;</text:p>
      <text:p text:style-name="P2">&lt;/<text:span text:style-name="T3">ul</text:span>&gt;</text:p>
      <text:p text:style-name="P6"/>
      <text:p text:style-name="P2">&lt;<text:span text:style-name="T3">ul</text:span>&gt;</text:p>
      <text:p text:style-name="P2">&lt;<text:span text:style-name="T3">li</text:span>&gt;&lt;<text:span text:style-name="T3">a</text:span> <text:span text:style-name="T7">href</text:span>=<text:span text:style-name="T10">"#"</text:span>&gt;Login&lt;/<text:span text:style-name="T3">a</text:span>&gt; &lt;/<text:span text:style-name="T3">li</text:span>&gt;</text:p>
      <text:p text:style-name="P6"/>
      <text:p text:style-name="P2">&lt;/<text:span text:style-name="T3">ul</text:span>&gt;</text:p>
      <text:p text:style-name="P6"/>
      <text:p text:style-name="P2">&lt;/<text:span text:style-name="T3">header</text:span>&gt;</text:p>
      <text:p text:style-name="P2">&lt;/<text:span text:style-name="T3">nav</text:span>&gt;</text:p>
      <text:p text:style-name="P2">&lt;/<text:span text:style-name="T3">section</text:span>&gt;</text:p>
      <text:p text:style-name="P2">&lt;<text:span text:style-name="T3">section</text:span> <text:span text:style-name="T7">class</text:span>=<text:span text:style-name="T10">"section2"</text:span>&gt;</text:p>
      <text:p text:style-name="P2">&lt;<text:span text:style-name="T3">div</text:span> <text:span text:style-name="T7">class</text:span>=<text:span text:style-name="T10">"section2_div"</text:span>&gt;</text:p>
      <text:p text:style-name="P2"><text:soft-page-break/>&lt;<text:span text:style-name="T3">img</text:span> <text:span text:style-name="T7">src</text:span>=<text:span text:style-name="T10">"</text:span><text:span text:style-name="T2">{% </text:span><text:span text:style-name="T6">static</text:span><text:span text:style-name="T1"> </text:span><text:span text:style-name="T11">'./imges//cont_imge/tndara.jpg'</text:span><text:span text:style-name="T2">%}</text:span><text:span text:style-name="T10">"</text:span>&gt;</text:p>
      <text:p text:style-name="P2">&lt;/<text:span text:style-name="T3">div</text:span>&gt;</text:p>
      <text:p text:style-name="P2">&lt;<text:span text:style-name="T3">div</text:span> <text:span text:style-name="T7">class</text:span>=<text:span text:style-name="T10">"hder_titile"</text:span>&gt;</text:p>
      <text:p text:style-name="P2">&lt;<text:span text:style-name="T3">h2</text:span>&gt;2020 Toyota Hilux &lt;/<text:span text:style-name="T3">h2</text:span>&gt;</text:p>
      <text:p text:style-name="P2">&lt;<text:span text:style-name="T3">h4</text:span>&gt;Double Cab VIII (facelift 2020)&lt;<text:span text:style-name="T3">br</text:span>&gt; 2.4 D-4D (150 Hp) 4x4&lt;/<text:span text:style-name="T3">h4</text:span>&gt;</text:p>
      <text:p text:style-name="P2">&lt;/<text:span text:style-name="T3">div</text:span>&gt;</text:p>
      <text:p text:style-name="P6"/>
      <text:p text:style-name="P2">&lt;<text:span text:style-name="T3">div</text:span> <text:span text:style-name="T7">class</text:span>=<text:span text:style-name="T10">"hder_titile_coler"</text:span>&gt;</text:p>
      <text:p text:style-name="P2">&lt;<text:span text:style-name="T3">h1</text:span>&gt; welcome on cars shoping &lt;/<text:span text:style-name="T3">h1</text:span>&gt;</text:p>
      <text:p text:style-name="P2">&lt;/<text:span text:style-name="T3">div</text:span>&gt;</text:p>
      <text:p text:style-name="P2">&lt;/<text:span text:style-name="T3">section</text:span>&gt;</text:p>
      <text:p text:style-name="P2">&lt;<text:span text:style-name="T3">section</text:span> <text:span text:style-name="T7">class</text:span>=<text:span text:style-name="T10">"section22"</text:span>&gt;</text:p>
      <text:p text:style-name="P2">&lt;<text:span text:style-name="T3">div</text:span> <text:span text:style-name="T7">class</text:span>=<text:span text:style-name="T10">"section22_top"</text:span>&gt;</text:p>
      <text:p text:style-name="P2">&lt;<text:span text:style-name="T3">div</text:span> <text:span text:style-name="T7">class</text:span>=<text:span text:style-name="T10">"section22_top_left"</text:span>&gt;</text:p>
      <text:p text:style-name="P2">&lt;<text:span text:style-name="T3">div</text:span> <text:span text:style-name="T7">class</text:span>=<text:span text:style-name="T10">"imge_gxr"</text:span>&gt;</text:p>
      <text:p text:style-name="P2">&lt;<text:span text:style-name="T3">img</text:span> <text:span text:style-name="T7">src</text:span>=<text:span text:style-name="T10">"</text:span><text:span text:style-name="T2">{% </text:span><text:span text:style-name="T6">static</text:span><text:span text:style-name="T1"> </text:span><text:span text:style-name="T11">'./imges/cont_imge/gxr_back.jpg'</text:span><text:span text:style-name="T2">%}</text:span><text:span text:style-name="T10">"</text:span> <text:span text:style-name="T7">alt</text:span>=<text:span text:style-name="T10">"GXR_BACK"</text:span>&gt;</text:p>
      <text:p text:style-name="P2">&lt;/<text:span text:style-name="T3">div</text:span>&gt;</text:p>
      <text:p text:style-name="P2">&lt;/<text:span text:style-name="T3">div</text:span>&gt;</text:p>
      <text:p text:style-name="P2">&lt;<text:span text:style-name="T3">div</text:span> <text:span text:style-name="T7">class</text:span>=<text:span text:style-name="T10">"section22_top_right"</text:span>&gt;</text:p>
      <text:p text:style-name="P2">&lt;<text:span text:style-name="T3">div</text:span> <text:span text:style-name="T7">class</text:span>=<text:span text:style-name="T10">"text"</text:span>&gt;</text:p>
      <text:p text:style-name="P2">&lt;<text:span text:style-name="T3">p</text:span>&gt;Lorem ipsum dolor sit, amet consectetur adipisicing elit. Ab, consequuntur a necessitatibus perspiciatis voluptate deserunt magnam nam tempore eveniet commodi voluptates mollitia at ut, accusamus quos quibusdam, iusto porro tenetur?&lt;/<text:span text:style-name="T3">p</text:span>&gt;</text:p>
      <text:p text:style-name="P2">&lt;/<text:span text:style-name="T3">div</text:span>&gt;</text:p>
      <text:p text:style-name="P2">&lt;/<text:span text:style-name="T3">div</text:span>&gt;</text:p>
      <text:p text:style-name="P2">&lt;/<text:span text:style-name="T3">div</text:span>&gt;</text:p>
      <text:p text:style-name="P2">&lt;<text:span text:style-name="T3">div</text:span> <text:span text:style-name="T7">class</text:span>=<text:span text:style-name="T10">"section22_down"</text:span>&gt;</text:p>
      <text:p text:style-name="P2">&lt;<text:span text:style-name="T3">div</text:span> <text:span text:style-name="T7">class</text:span>=<text:span text:style-name="T10">"section22_down_left"</text:span>&gt;</text:p>
      <text:p text:style-name="P2">&lt;<text:span text:style-name="T3">div</text:span> <text:span text:style-name="T7">class</text:span>=<text:span text:style-name="T10">"text"</text:span>&gt;</text:p>
      <text:p text:style-name="P2">&lt;<text:span text:style-name="T3">p</text:span>&gt;Lorem ipsum dolor sit, amet consectetur adipisicing elit. Ab, consequuntur a necessitatibus perspiciatis voluptate deserunt magnam nam tempore eveniet commodi voluptates mollitia at ut, accusamus quos quibusdam, iusto porro tenetur?&lt;/<text:span text:style-name="T3">p</text:span>&gt;</text:p>
      <text:p text:style-name="P2">&lt;/<text:span text:style-name="T3">div</text:span>&gt;</text:p>
      <text:p text:style-name="P2">&lt;/<text:span text:style-name="T3">div</text:span>&gt;</text:p>
      <text:p text:style-name="P2">&lt;<text:span text:style-name="T3">div</text:span> <text:span text:style-name="T7">class</text:span>=<text:span text:style-name="T10">"section22_down_right"</text:span>&gt;</text:p>
      <text:p text:style-name="P2">&lt;<text:span text:style-name="T3">div</text:span> <text:span text:style-name="T7">class</text:span>=<text:span text:style-name="T10">"imge_gxr"</text:span>&gt;</text:p>
      <text:p text:style-name="P2">&lt;<text:span text:style-name="T3">img</text:span> <text:span text:style-name="T7">src</text:span>=<text:span text:style-name="T10">"</text:span><text:span text:style-name="T2">{% </text:span><text:span text:style-name="T6">static</text:span><text:span text:style-name="T1"> </text:span><text:span text:style-name="T11">'./imges/cont_imge/gxr_intaly2.jpeg'</text:span><text:span text:style-name="T2">%}</text:span><text:span text:style-name="T10">"</text:span> <text:span text:style-name="T7">alt</text:span>=<text:span text:style-name="T10">"GXR_BACK"</text:span>&gt;</text:p>
      <text:p text:style-name="P2">&lt;/<text:span text:style-name="T3">div</text:span>&gt;</text:p>
      <text:p text:style-name="P2">&lt;/<text:span text:style-name="T3">div</text:span>&gt;</text:p>
      <text:p text:style-name="P2">&lt;/<text:span text:style-name="T3">div</text:span>&gt;</text:p>
      <text:p text:style-name="P6"/>
      <text:p text:style-name="P2">&lt;/<text:span text:style-name="T3">section</text:span>&gt;</text:p>
      <text:p text:style-name="P6"/>
      <text:p text:style-name="P2">&lt;<text:span text:style-name="T3">section</text:span> <text:span text:style-name="T7">class</text:span>=<text:span text:style-name="T10">"section3"</text:span>&gt;</text:p>
      <text:p text:style-name="P2">&lt;<text:span text:style-name="T3">div</text:span> <text:span text:style-name="T7">class</text:span>=<text:span text:style-name="T10">"contect"</text:span>&gt;</text:p>
      <text:p text:style-name="P6"/>
      <text:p text:style-name="P2"><text:span text:style-name="T2">{% </text:span><text:span text:style-name="T4">for</text:span><text:span text:style-name="T1"> </text:span><text:span text:style-name="T11">i</text:span><text:span text:style-name="T1"> </text:span><text:span text:style-name="T4">in</text:span><text:span text:style-name="T1"> </text:span><text:span text:style-name="T11">all</text:span><text:span text:style-name="T2">%}</text:span></text:p>
      <text:p text:style-name="P6"/>
      <text:p text:style-name="P2">&lt;<text:span text:style-name="T3">div</text:span> <text:span text:style-name="T7">class</text:span>=<text:span text:style-name="T10">"card"</text:span> <text:span text:style-name="T7">style</text:span>=<text:span text:style-name="T10">"width: 18rem;"</text:span>&gt;</text:p>
      <text:p text:style-name="P2">&lt;<text:span text:style-name="T3">div</text:span> <text:span text:style-name="T7">class</text:span>=<text:span text:style-name="T10">"img"</text:span>&gt;</text:p>
      <text:p text:style-name="P2">&lt;<text:span text:style-name="T3">img</text:span> <text:span text:style-name="T7">class</text:span>=<text:span text:style-name="T10">"card-img-top"</text:span> <text:span text:style-name="T7">src</text:span>=<text:span text:style-name="T10">"</text:span><text:span text:style-name="T2">{{</text:span><text:span text:style-name="T11">i</text:span><text:span text:style-name="T4">.</text:span><text:span text:style-name="T11">images</text:span><text:span text:style-name="T4">.</text:span><text:span text:style-name="T11">url</text:span><text:span text:style-name="T2">}}</text:span><text:span text:style-name="T10">"</text:span> <text:span text:style-name="T7">alt</text:span>=<text:span text:style-name="T10">"Card image cap"</text:span>&gt;</text:p>
      <text:p text:style-name="P6"><text:soft-page-break/></text:p>
      <text:p text:style-name="P2">&lt;/<text:span text:style-name="T3">div</text:span>&gt;</text:p>
      <text:p text:style-name="P2">&lt;<text:span text:style-name="T3">div</text:span> <text:span text:style-name="T7">class</text:span>=<text:span text:style-name="T10">"card-body"</text:span>&gt;</text:p>
      <text:p text:style-name="P2">&lt;<text:span text:style-name="T3">h5</text:span> <text:span text:style-name="T7">class</text:span>=<text:span text:style-name="T10">"card-title"</text:span>&gt;Card title&lt;/<text:span text:style-name="T3">h5</text:span>&gt;</text:p>
      <text:p text:style-name="P2">&lt;<text:span text:style-name="T3">p</text:span> <text:span text:style-name="T7">class</text:span>=<text:span text:style-name="T10">"card-text"</text:span>&gt;Some quick example text to build on the card title and make up the bulk of the card's content.&lt;/<text:span text:style-name="T3">p</text:span>&gt;</text:p>
      <text:p text:style-name="P2">&lt;<text:span text:style-name="T3">a</text:span> <text:span text:style-name="T7">href</text:span>=<text:span text:style-name="T10">"</text:span><text:span text:style-name="T2">{% </text:span><text:span text:style-name="T4">url</text:span><text:span text:style-name="T1"> </text:span><text:span text:style-name="T11">'cars:car_detiles'</text:span><text:span text:style-name="T1"> </text:span><text:span text:style-name="T11">i</text:span><text:span text:style-name="T4">.</text:span><text:span text:style-name="T11">id</text:span><text:span text:style-name="T1"> </text:span><text:span text:style-name="T2">%}</text:span><text:span text:style-name="T10">"</text:span> <text:span text:style-name="T7">id</text:span> =<text:span text:style-name="T10">"btn-primary"</text:span> <text:span text:style-name="T7">class</text:span>=<text:span text:style-name="T10">"btn btn-primary"</text:span>&gt;Go somewhere&lt;/<text:span text:style-name="T3">a</text:span>&gt;</text:p>
      <text:p text:style-name="P2">&lt;/<text:span text:style-name="T3">div</text:span>&gt;</text:p>
      <text:p text:style-name="P2">&lt;/<text:span text:style-name="T3">div</text:span>&gt;</text:p>
      <text:p text:style-name="P2"><text:span text:style-name="T2">{% </text:span><text:span text:style-name="T4">endfor</text:span><text:span text:style-name="T1"> </text:span><text:span text:style-name="T2">%}</text:span></text:p>
      <text:p text:style-name="P6"/>
      <text:p text:style-name="P2">&lt;/<text:span text:style-name="T3">div</text:span>&gt;</text:p>
      <text:p text:style-name="P2">&lt;/<text:span text:style-name="T3">section</text:span>&gt;</text:p>
      <text:p text:style-name="P2">&lt;<text:span text:style-name="T3">section</text:span> <text:span text:style-name="T7">class</text:span>=<text:span text:style-name="T10">"section4"</text:span>&gt;</text:p>
      <text:p text:style-name="P2">&lt;<text:span text:style-name="T3">div</text:span> <text:span text:style-name="T7">class</text:span>=<text:span text:style-name="T10">"logos_cars"</text:span>&gt;</text:p>
      <text:p text:style-name="P2">&lt;<text:span text:style-name="T3">div</text:span> <text:span text:style-name="T7">class</text:span>=<text:span text:style-name="T10">"card2"</text:span> <text:span text:style-name="T7">style</text:span>=<text:span text:style-name="T10">"width: 18rem;"</text:span>&gt;</text:p>
      <text:p text:style-name="P2">&lt;<text:span text:style-name="T3">div</text:span> <text:span text:style-name="T7">class</text:span>=<text:span text:style-name="T10">"img2"</text:span>&gt;</text:p>
      <text:p text:style-name="P2">&lt;<text:span text:style-name="T3">img</text:span> <text:span text:style-name="T7">class</text:span>=<text:span text:style-name="T10">"card-img-top"</text:span> <text:span text:style-name="T7">src</text:span>=<text:span text:style-name="T10">"./imges/icone/kisspng-range-rover-sport-jaguar-land-rover-rover-company-land-rover-logo-5b41f006036446.7420774715310479420139.jpg"</text:span> <text:span text:style-name="T7">alt</text:span>=<text:span text:style-name="T10">"Card image cap"</text:span>&gt;</text:p>
      <text:p text:style-name="P2">&lt;/<text:span text:style-name="T3">div</text:span>&gt;</text:p>
      <text:p text:style-name="P2">&lt;/<text:span text:style-name="T3">div</text:span>&gt;</text:p>
      <text:p text:style-name="P2">&lt;<text:span text:style-name="T3">div</text:span> <text:span text:style-name="T7">class</text:span>=<text:span text:style-name="T10">"card2"</text:span> <text:span text:style-name="T7">style</text:span>=<text:span text:style-name="T10">"width: 18rem;"</text:span>&gt;</text:p>
      <text:p text:style-name="P2">&lt;<text:span text:style-name="T3">div</text:span> <text:span text:style-name="T7">class</text:span>=<text:span text:style-name="T10">"img2"</text:span>&gt;</text:p>
      <text:p text:style-name="P2">&lt;<text:span text:style-name="T3">img</text:span> <text:span text:style-name="T7">class</text:span>=<text:span text:style-name="T10">"card-img-top"</text:span> <text:span text:style-name="T7">src</text:span>=<text:span text:style-name="T10">"./imges/icone/3-34359_toyota-logos-brands-toyota-logo.jpeg"</text:span> <text:span text:style-name="T7">alt</text:span>=<text:span text:style-name="T10">"Card image cap"</text:span>&gt;</text:p>
      <text:p text:style-name="P2">&lt;/<text:span text:style-name="T3">div</text:span>&gt;</text:p>
      <text:p text:style-name="P2">&lt;/<text:span text:style-name="T3">div</text:span>&gt;</text:p>
      <text:p text:style-name="P2">&lt;<text:span text:style-name="T3">div</text:span> <text:span text:style-name="T7">class</text:span>=<text:span text:style-name="T10">"card2"</text:span> <text:span text:style-name="T7">style</text:span>=<text:span text:style-name="T10">"width: 18rem;"</text:span>&gt;</text:p>
      <text:p text:style-name="P2">&lt;<text:span text:style-name="T3">div</text:span> <text:span text:style-name="T7">class</text:span>=<text:span text:style-name="T10">"img2"</text:span>&gt;</text:p>
      <text:p text:style-name="P2">&lt;<text:span text:style-name="T3">img</text:span> <text:span text:style-name="T7">class</text:span>=<text:span text:style-name="T10">"card-img-top"</text:span> <text:span text:style-name="T7">src</text:span>=<text:span text:style-name="T10">"./imges/icone/27-270674_lexus-logo-png-wallpaper-lexus-car-logo-png.jpeg"</text:span> <text:span text:style-name="T7">alt</text:span>=<text:span text:style-name="T10">"Card image cap"</text:span>&gt;</text:p>
      <text:p text:style-name="P2">&lt;/<text:span text:style-name="T3">div</text:span>&gt;</text:p>
      <text:p text:style-name="P2">&lt;/<text:span text:style-name="T3">div</text:span>&gt;</text:p>
      <text:p text:style-name="P2">&lt;<text:span text:style-name="T3">div</text:span> <text:span text:style-name="T7">class</text:span>=<text:span text:style-name="T10">"card2"</text:span> <text:span text:style-name="T7">style</text:span>=<text:span text:style-name="T10">"width: 18rem;"</text:span>&gt;</text:p>
      <text:p text:style-name="P2">&lt;<text:span text:style-name="T3">div</text:span> <text:span text:style-name="T7">class</text:span>=<text:span text:style-name="T10">"img2"</text:span>&gt;</text:p>
      <text:p text:style-name="P2">&lt;<text:span text:style-name="T3">img</text:span> <text:span text:style-name="T7">class</text:span>=<text:span text:style-name="T10">"card-img-top"</text:span> <text:span text:style-name="T7">src</text:span>=<text:span text:style-name="T10">"./imges/icone/images.jpeg"</text:span> <text:span text:style-name="T7">alt</text:span>=<text:span text:style-name="T10">"Card image cap"</text:span>&gt;</text:p>
      <text:p text:style-name="P2">&lt;/<text:span text:style-name="T3">div</text:span>&gt;</text:p>
      <text:p text:style-name="P2">&lt;/<text:span text:style-name="T3">div</text:span>&gt;</text:p>
      <text:p text:style-name="P2">&lt;<text:span text:style-name="T3">div</text:span> <text:span text:style-name="T7">class</text:span>=<text:span text:style-name="T10">"card2"</text:span> <text:span text:style-name="T7">style</text:span>=<text:span text:style-name="T10">"width: 18rem;"</text:span>&gt;</text:p>
      <text:p text:style-name="P2">&lt;<text:span text:style-name="T3">div</text:span> <text:span text:style-name="T7">class</text:span>=<text:span text:style-name="T10">"img2"</text:span>&gt;</text:p>
      <text:p text:style-name="P2">&lt;<text:span text:style-name="T3">img</text:span> <text:span text:style-name="T7">class</text:span>=<text:span text:style-name="T10">"card-img-top"</text:span> <text:span text:style-name="T7">src</text:span>=<text:span text:style-name="T10">"./imges/icone/she.jpg"</text:span> <text:span text:style-name="T7">alt</text:span>=<text:span text:style-name="T10">"Card image cap"</text:span>&gt;</text:p>
      <text:p text:style-name="P2">&lt;/<text:span text:style-name="T3">div</text:span>&gt;</text:p>
      <text:p text:style-name="P2">&lt;/<text:span text:style-name="T3">div</text:span>&gt;</text:p>
      <text:p text:style-name="P2">&lt;<text:span text:style-name="T3">div</text:span> <text:span text:style-name="T7">class</text:span>=<text:span text:style-name="T10">"card2"</text:span> <text:span text:style-name="T7">style</text:span>=<text:span text:style-name="T10">"width: 18rem;"</text:span>&gt;</text:p>
      <text:p text:style-name="P2">&lt;<text:span text:style-name="T3">div</text:span> <text:span text:style-name="T7">class</text:span>=<text:span text:style-name="T10">"img2"</text:span>&gt;</text:p>
      <text:p text:style-name="P2">&lt;<text:span text:style-name="T3">img</text:span> <text:span text:style-name="T7">class</text:span>=<text:span text:style-name="T10">"card-img-top"</text:span> <text:span text:style-name="T7">src</text:span>=<text:span text:style-name="T10">"./imges/icone/images.jpeg"</text:span> <text:span text:style-name="T7">alt</text:span>=<text:span text:style-name="T10">"Card image cap"</text:span>&gt;</text:p>
      <text:p text:style-name="P2">&lt;/<text:span text:style-name="T3">div</text:span>&gt;</text:p>
      <text:p text:style-name="P2">&lt;/<text:span text:style-name="T3">div</text:span>&gt;</text:p>
      <text:p text:style-name="P2">&lt;<text:span text:style-name="T3">div</text:span> <text:span text:style-name="T7">class</text:span>=<text:span text:style-name="T10">"card2"</text:span> <text:span text:style-name="T7">style</text:span>=<text:span text:style-name="T10">"width: 18rem;"</text:span>&gt;</text:p>
      <text:p text:style-name="P2"><text:soft-page-break/>&lt;<text:span text:style-name="T3">div</text:span> <text:span text:style-name="T7">class</text:span>=<text:span text:style-name="T10">"img2"</text:span>&gt;</text:p>
      <text:p text:style-name="P2">&lt;<text:span text:style-name="T3">img</text:span> <text:span text:style-name="T7">class</text:span>=<text:span text:style-name="T10">"card-img-top"</text:span> <text:span text:style-name="T7">src</text:span>=<text:span text:style-name="T10">"./imges/icone/images.jpeg"</text:span> <text:span text:style-name="T7">alt</text:span>=<text:span text:style-name="T10">"Card image cap"</text:span>&gt;</text:p>
      <text:p text:style-name="P2">&lt;/<text:span text:style-name="T3">div</text:span>&gt;</text:p>
      <text:p text:style-name="P2">&lt;/<text:span text:style-name="T3">div</text:span>&gt;</text:p>
      <text:p text:style-name="P2">&lt;/<text:span text:style-name="T3">div</text:span>&gt;</text:p>
      <text:p text:style-name="P2">&lt;/<text:span text:style-name="T3">section</text:span>&gt;</text:p>
      <text:p text:style-name="P2">&lt;<text:span text:style-name="T3">section</text:span> <text:span text:style-name="T7">class</text:span>=<text:span text:style-name="T10">"section5"</text:span>&gt;</text:p>
      <text:p text:style-name="P2">&lt;<text:span text:style-name="T3">div</text:span> <text:span text:style-name="T7">class</text:span>=<text:span text:style-name="T10">"section22_top"</text:span>&gt;</text:p>
      <text:p text:style-name="P2">&lt;<text:span text:style-name="T3">div</text:span> <text:span text:style-name="T7">class</text:span>=<text:span text:style-name="T10">"section22_top_right"</text:span>&gt;</text:p>
      <text:p text:style-name="P2">&lt;<text:span text:style-name="T3">div</text:span> <text:span text:style-name="T7">class</text:span>=<text:span text:style-name="T10">"text"</text:span>&gt;</text:p>
      <text:p text:style-name="P2">&lt;<text:span text:style-name="T3">p</text:span>&gt;Lorem ipsum dolor sit, amet consectetur adipisicing elit. Ab, consequuntur a necessitatibus perspiciatis voluptate deserunt magnam nam tempore eveniet commodi voluptates mollitia at ut, accusamus quos quibusdam, iusto porro tenetur?&lt;/<text:span text:style-name="T3">p</text:span>&gt;</text:p>
      <text:p text:style-name="P2">&lt;/<text:span text:style-name="T3">div</text:span>&gt;</text:p>
      <text:p text:style-name="P2">&lt;/<text:span text:style-name="T3">div</text:span>&gt;</text:p>
      <text:p text:style-name="P2">&lt;<text:span text:style-name="T3">div</text:span> <text:span text:style-name="T7">class</text:span>=<text:span text:style-name="T10">" section22_top_left"</text:span>&gt;</text:p>
      <text:p text:style-name="P2">&lt;<text:span text:style-name="T3">div</text:span> <text:span text:style-name="T7">class</text:span>=<text:span text:style-name="T10">"imge_gxr"</text:span>&gt;</text:p>
      <text:p text:style-name="P2">&lt;<text:span text:style-name="T3">img</text:span> <text:span text:style-name="T7">src</text:span>=<text:span text:style-name="T10">"</text:span><text:span text:style-name="T2">{%</text:span><text:span text:style-name="T6">static</text:span><text:span text:style-name="T1"> </text:span><text:span text:style-name="T11">'./imges/evz.webp'</text:span><text:span text:style-name="T2">%}</text:span><text:span text:style-name="T10">"</text:span> <text:span text:style-name="T7">alt</text:span>=<text:span text:style-name="T10">"GXR_BACK"</text:span>&gt;</text:p>
      <text:p text:style-name="P2">&lt;/<text:span text:style-name="T3">div</text:span>&gt;</text:p>
      <text:p text:style-name="P2">&lt;/<text:span text:style-name="T3">div</text:span>&gt;</text:p>
      <text:p text:style-name="P2">&lt;/<text:span text:style-name="T3">div</text:span>&gt;</text:p>
      <text:p text:style-name="P2">&lt;<text:span text:style-name="T3">div</text:span> <text:span text:style-name="T7">class</text:span>=<text:span text:style-name="T10">"section22_down"</text:span>&gt;</text:p>
      <text:p text:style-name="P2">&lt;<text:span text:style-name="T3">div</text:span> <text:span text:style-name="T7">class</text:span>=<text:span text:style-name="T10">"section22_down_left"</text:span>&gt;</text:p>
      <text:p text:style-name="P2">&lt;<text:span text:style-name="T3">div</text:span> <text:span text:style-name="T7">class</text:span>=<text:span text:style-name="T10">"text"</text:span>&gt;</text:p>
      <text:p text:style-name="P2">&lt;<text:span text:style-name="T3">p</text:span>&gt;Lorem ipsum dolor sit, amet consectetur adipisicing elit. Ab, consequuntur a necessitatibus perspiciatis voluptate deserunt magnam nam tempore eveniet commodi voluptates mollitia at ut, accusamus quos quibusdam, iusto porro tenetur?&lt;/<text:span text:style-name="T3">p</text:span>&gt;</text:p>
      <text:p text:style-name="P2">&lt;/<text:span text:style-name="T3">div</text:span>&gt;</text:p>
      <text:p text:style-name="P2">&lt;/<text:span text:style-name="T3">div</text:span>&gt;</text:p>
      <text:p text:style-name="P2">&lt;<text:span text:style-name="T3">div</text:span> <text:span text:style-name="T7">class</text:span>=<text:span text:style-name="T10">"section22_down_right"</text:span>&gt;</text:p>
      <text:p text:style-name="P2">&lt;<text:span text:style-name="T3">div</text:span> <text:span text:style-name="T7">class</text:span>=<text:span text:style-name="T10">"imge_gxr"</text:span>&gt;</text:p>
      <text:p text:style-name="P2">&lt;<text:span text:style-name="T3">img</text:span> <text:span text:style-name="T7">src</text:span>=<text:span text:style-name="T10">"</text:span><text:span text:style-name="T2">{% </text:span><text:span text:style-name="T6">static</text:span><text:span text:style-name="T1"> </text:span><text:span text:style-name="T11">'./imges/cont_imge/elctorn.jpg'</text:span><text:span text:style-name="T2">%}</text:span><text:span text:style-name="T10">"</text:span> <text:span text:style-name="T7">alt</text:span>=<text:span text:style-name="T10">"GXR_BACK"</text:span>&gt;</text:p>
      <text:p text:style-name="P2">&lt;/<text:span text:style-name="T3">div</text:span>&gt;</text:p>
      <text:p text:style-name="P2">&lt;/<text:span text:style-name="T3">div</text:span>&gt;</text:p>
      <text:p text:style-name="P2">&lt;/<text:span text:style-name="T3">div</text:span>&gt;</text:p>
      <text:p text:style-name="P2">&lt;/<text:span text:style-name="T3">section</text:span>&gt;</text:p>
      <text:p text:style-name="P2">&lt;<text:span text:style-name="T3">section</text:span> <text:span text:style-name="T7">class</text:span>=<text:span text:style-name="T10">"section6"</text:span>&gt;</text:p>
      <text:p text:style-name="P2">&lt;<text:span text:style-name="T3">div</text:span> <text:span text:style-name="T7">class</text:span>=<text:span text:style-name="T10">"card"</text:span> <text:span text:style-name="T7">style</text:span>=<text:span text:style-name="T10">"width: 18rem;"</text:span>&gt;</text:p>
      <text:p text:style-name="P2">&lt;<text:span text:style-name="T3">h4</text:span>&gt;abuot tems&lt;/<text:span text:style-name="T3">h4</text:span>&gt;</text:p>
      <text:p text:style-name="P2">&lt;<text:span text:style-name="T3">ul</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ul</text:span>&gt; </text:p>
      <text:p text:style-name="P2">&lt;/<text:span text:style-name="T3">div</text:span>&gt;</text:p>
      <text:p text:style-name="P2"><text:soft-page-break/>&lt;<text:span text:style-name="T3">div</text:span> <text:span text:style-name="T7">class</text:span>=<text:span text:style-name="T10">"card"</text:span> <text:span text:style-name="T7">style</text:span>=<text:span text:style-name="T10">"width: 18rem;"</text:span>&gt;</text:p>
      <text:p text:style-name="P2">&lt;<text:span text:style-name="T3">h4</text:span>&gt;contact us&lt;/<text:span text:style-name="T3">h4</text:span>&gt;</text:p>
      <text:p text:style-name="P2">&lt;<text:span text:style-name="T3">ul</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ul</text:span>&gt; </text:p>
      <text:p text:style-name="P2">&lt;/<text:span text:style-name="T3">div</text:span>&gt;</text:p>
      <text:p text:style-name="P2">&lt;<text:span text:style-name="T3">div</text:span> <text:span text:style-name="T7">class</text:span>=<text:span text:style-name="T10">"card"</text:span> <text:span text:style-name="T7">style</text:span>=<text:span text:style-name="T10">"width: 18rem;"</text:span>&gt;</text:p>
      <text:p text:style-name="P2">&lt;<text:span text:style-name="T3">h4</text:span>&gt;about us&lt;/<text:span text:style-name="T3">h4</text:span>&gt;</text:p>
      <text:p text:style-name="P2">&lt;<text:span text:style-name="T3">ul</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ul</text:span>&gt; </text:p>
      <text:p text:style-name="P2">&lt;/<text:span text:style-name="T3">div</text:span>&gt;</text:p>
      <text:p text:style-name="P2">&lt;<text:span text:style-name="T3">div</text:span> <text:span text:style-name="T7">class</text:span>=<text:span text:style-name="T10">"card"</text:span> <text:span text:style-name="T7">style</text:span>=<text:span text:style-name="T10">"width: 18rem;"</text:span>&gt;</text:p>
      <text:p text:style-name="P2">&lt;<text:span text:style-name="T3">h4</text:span>&gt;Create by beko&lt;/<text:span text:style-name="T3">h4</text:span>&gt;</text:p>
      <text:p text:style-name="P2">&lt;<text:span text:style-name="T3">ul</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ul</text:span>&gt; </text:p>
      <text:p text:style-name="P6"/>
      <text:p text:style-name="P2">&lt;/<text:span text:style-name="T3">div</text:span>&gt;</text:p>
      <text:p text:style-name="P2">&lt;/<text:span text:style-name="T3">section</text:span>&gt;</text:p>
      <text:p text:style-name="P6"/>
      <text:p text:style-name="P2">&lt;/<text:span text:style-name="T3">div</text:span>&gt;</text:p>
      <text:p text:style-name="P6"/>
      <text:p text:style-name="P5">&lt;!-- jQuery first, then Popper.js, then Bootstrap JS --&gt;</text:p>
      <text:p text:style-name="P2">&lt;<text:span text:style-name="T3">script</text:span> <text:span text:style-name="T7">src</text:span>=<text:span text:style-name="T10">"https://code.jquery.com/jquery-3.2.1.slim.min.js"</text:span> <text:span text:style-name="T7">integrity</text:span>=<text:span text:style-name="T10">"sha384-KJ3o2DKtIkvYIK3UENzmM7KCkRr/rE9/Qpg6aAZGJwFDMVNA/GpGFF93hXpG5KkN"</text:span> <text:span text:style-name="T7">crossorigin</text:span>=<text:span text:style-name="T10">"anonymous"</text:span>&gt;&lt;/<text:span text:style-name="T3">script</text:span>&gt;</text:p>
      <text:p text:style-name="P2"><text:soft-page-break/>&lt;<text:span text:style-name="T3">script</text:span> <text:span text:style-name="T7">src</text:span>=<text:span text:style-name="T10">"https://cdnjs.cloudflare.com/ajax/libs/popper.js/1.12.9/umd/popper.min.js"</text:span> <text:span text:style-name="T7">integrity</text:span>=<text:span text:style-name="T10">"sha384-ApNbgh9B+Y1QKtv3Rn7W3mgPxhU9K/ScQsAP7hUibX39j7fakFPskvXusvfa0b4Q"</text:span> <text:span text:style-name="T7">crossorigin</text:span>=<text:span text:style-name="T10">"anonymous"</text:span>&gt;&lt;/<text:span text:style-name="T3">script</text:span>&gt;</text:p>
      <text:p text:style-name="P2">&lt;<text:span text:style-name="T3">script</text:span> <text:span text:style-name="T7">src</text:span>=<text:span text:style-name="T10">"https://maxcdn.bootstrapcdn.com/bootstrap/4.0.0/js/bootstrap.min.js"</text:span> <text:span text:style-name="T7">integrity</text:span>=<text:span text:style-name="T10">"sha384-JZR6Spejh4U02d8jOt6vLEHfe/JQGiRRSQQxSfFWpi1MquVdAyjUar5+76PVCmYl"</text:span> <text:span text:style-name="T7">crossorigin</text:span>=<text:span text:style-name="T10">"anonymous"</text:span>&gt;&lt;/<text:span text:style-name="T3">script</text:span>&gt;</text:p>
      <text:p text:style-name="P2">&lt;/<text:span text:style-name="T3">body</text:span>&gt;</text:p>
      <text:p text:style-name="P2">&lt;/<text:span text:style-name="T3">html</text:span>&gt;</text:p>
      <text:p text:style-name="P1"/>
      <text:p text:style-name="P1"/>
      <text:p text:style-name="P1"/>
      <text:p text:style-name="P1"/>
      <text:p text:style-name="P1"/>
      <text:p text:style-name="P1"/>
      <text:p text:style-name="P1">databases code </text:p>
      <text:p text:style-name="P1"/>
      <text:p text:style-name="P1"/>
      <text:p text:style-name="P3"><text:span text:style-name="T3">from</text:span> <text:span text:style-name="T8">django</text:span>.<text:span text:style-name="T8">db</text:span> <text:span text:style-name="T3">import</text:span> <text:span text:style-name="T8">models</text:span></text:p>
      <text:p text:style-name="P6"/>
      <text:p text:style-name="P5"># Create your models here.</text:p>
      <text:p text:style-name="P2">car_status <text:span text:style-name="T3">=</text:span> (</text:p>
      <text:p text:style-name="P2">(<text:span text:style-name="T10">'New'</text:span>, <text:span text:style-name="T10">'new'</text:span>),</text:p>
      <text:p text:style-name="P2">(<text:span text:style-name="T10">'used'</text:span>, <text:span text:style-name="T10">'used'</text:span>),</text:p>
      <text:p text:style-name="P2">)</text:p>
      <text:p text:style-name="P2">option_work <text:span text:style-name="T3">=</text:span> (</text:p>
      <text:p text:style-name="P2">(<text:span text:style-name="T10">'full time'</text:span>, <text:span text:style-name="T10">'full time'</text:span>),</text:p>
      <text:p text:style-name="P2">(<text:span text:style-name="T10">'part time'</text:span>, <text:span text:style-name="T10">'part time'</text:span>),</text:p>
      <text:p text:style-name="P2">)</text:p>
      <text:p text:style-name="P10"/>
      <text:p text:style-name="P2"><text:span text:style-name="T2">class</text:span> <text:span text:style-name="T8">worker_info</text:span> (<text:span text:style-name="T8">models</text:span><text:span text:style-name="T9">.</text:span><text:span text:style-name="T8">Model</text:span>):</text:p>
      <text:p text:style-name="P6"/>
      <text:p text:style-name="P2">name <text:span text:style-name="T3">=</text:span> <text:span text:style-name="T8">models</text:span>.<text:span text:style-name="T8">CharField</text:span>(<text:span text:style-name="T12">max_length</text:span><text:span text:style-name="T3">=</text:span><text:span text:style-name="T5">10</text:span>)</text:p>
      <text:p text:style-name="P2">email <text:span text:style-name="T3">=</text:span> <text:span text:style-name="T8">models</text:span>.<text:span text:style-name="T8">EmailField</text:span>( <text:span text:style-name="T12">max_length</text:span><text:span text:style-name="T3">=</text:span><text:span text:style-name="T5">254</text:span>)</text:p>
      <text:p text:style-name="P2">option_time_work <text:span text:style-name="T3">=</text:span> <text:span text:style-name="T8">models</text:span>.<text:span text:style-name="T8">CharField</text:span>(<text:span text:style-name="T12">max_length</text:span><text:span text:style-name="T3">=</text:span><text:span text:style-name="T5">10</text:span>, <text:span text:style-name="T12">choices</text:span><text:span text:style-name="T3">=</text:span>option_work)</text:p>
      <text:p text:style-name="P2">loction <text:span text:style-name="T3">=</text:span> <text:span text:style-name="T8">models</text:span>.<text:span text:style-name="T8">CharField</text:span>(<text:span text:style-name="T12">max_length</text:span><text:span text:style-name="T3">=</text:span><text:span text:style-name="T5">30</text:span>)</text:p>
      <text:p text:style-name="P2">time_start_work <text:span text:style-name="T3">=</text:span> <text:span text:style-name="T8">models</text:span>.<text:span text:style-name="T8">DateField</text:span>( <text:span text:style-name="T12">default</text:span><text:span text:style-name="T3">=</text:span><text:span text:style-name="T5">0</text:span>)</text:p>
      <text:p text:style-name="P2">namber_of_phone <text:span text:style-name="T3">=</text:span> <text:span text:style-name="T8">models</text:span>.<text:span text:style-name="T8">CharField</text:span>(<text:span text:style-name="T12">max_length</text:span><text:span text:style-name="T3">=</text:span><text:span text:style-name="T5">100</text:span>)</text:p>
      <text:p text:style-name="P2">disc <text:span text:style-name="T3">=</text:span> <text:span text:style-name="T8">models</text:span>.<text:span text:style-name="T8">CharField</text:span>(<text:span text:style-name="T12">max_length</text:span><text:span text:style-name="T3">=</text:span><text:span text:style-name="T5">200</text:span>)</text:p>
      <text:p text:style-name="P2">images <text:span text:style-name="T3">=</text:span> <text:span text:style-name="T8">models</text:span>.<text:span text:style-name="T8">ImageField</text:span>( <text:span text:style-name="T12">upload_to</text:span><text:span text:style-name="T3">=</text:span><text:span text:style-name="T10">'worker_imges'</text:span>)</text:p>
      <text:p text:style-name="P2">abuot_worker <text:span text:style-name="T3">=</text:span> <text:span text:style-name="T8">models</text:span>.<text:span text:style-name="T8">CharField</text:span>(<text:span text:style-name="T12">max_length</text:span><text:span text:style-name="T3">=</text:span><text:span text:style-name="T5">100</text:span>)</text:p>
      <text:p text:style-name="P2">published_at <text:span text:style-name="T3">=</text:span> <text:span text:style-name="T8">models</text:span>.<text:span text:style-name="T8">DateField</text:span>(<text:span text:style-name="T12">auto_now</text:span><text:span text:style-name="T3">=</text:span><text:span text:style-name="T5">True</text:span>)</text:p>
      <text:p text:style-name="P6"/>
      <text:p text:style-name="P10"/>
      <text:p text:style-name="P2"><text:span text:style-name="T2">def</text:span> <text:span text:style-name="T1">__str__</text:span>(<text:span text:style-name="T12">self</text:span>):</text:p>
      <text:p text:style-name="P2"><text:span text:style-name="T3">return</text:span> <text:span text:style-name="T12">self</text:span>.name </text:p>
      <text:p text:style-name="P2"/>
      <text:p text:style-name="P2"/>
      <text:p text:style-name="P2"/>
      <text:p text:style-name="P2"/>
      <text:p text:style-name="P1"><text:soft-page-break/>viwe</text:p>
      <text:p text:style-name="P1"/>
      <text:p text:style-name="P1"/>
      <text:p text:style-name="P1"/>
      <text:p text:style-name="P3"><text:span text:style-name="T3">from</text:span> <text:span text:style-name="T8">django</text:span>.<text:span text:style-name="T8">shortcuts</text:span> <text:span text:style-name="T3">import</text:span> <text:span text:style-name="T7">render</text:span></text:p>
      <text:p text:style-name="P6"/>
      <text:p text:style-name="P5"># Create your views here.</text:p>
      <text:p text:style-name="P2"><text:span text:style-name="T3">from</text:span> <text:span text:style-name="T8">django</text:span>.<text:span text:style-name="T8">shortcuts</text:span> <text:span text:style-name="T3">import</text:span> <text:span text:style-name="T7">render</text:span></text:p>
      <text:p text:style-name="P2"><text:span text:style-name="T3">from</text:span> <text:span text:style-name="T8">django</text:span>.<text:span text:style-name="T8">core</text:span>.<text:span text:style-name="T8">paginator</text:span> <text:span text:style-name="T3">import</text:span> <text:span text:style-name="T8">Paginator</text:span></text:p>
      <text:p text:style-name="P2"><text:span text:style-name="T3">from</text:span> .<text:span text:style-name="T8">models</text:span> <text:span text:style-name="T3">import</text:span> <text:span text:style-name="T8">info</text:span></text:p>
      <text:p text:style-name="P2"><text:span text:style-name="T3">from</text:span> <text:span text:style-name="T8">django</text:span>.<text:span text:style-name="T8">core</text:span>.<text:span text:style-name="T8">mail</text:span> <text:span text:style-name="T3">import</text:span> <text:span text:style-name="T7">send_mail</text:span></text:p>
      <text:p text:style-name="P2"><text:span text:style-name="T3">from</text:span> <text:span text:style-name="T8">django</text:span>.<text:span text:style-name="T8">conf</text:span> <text:span text:style-name="T3">import</text:span> settings</text:p>
      <text:p text:style-name="P6"/>
      <text:p text:style-name="P5"># Create your views here.</text:p>
      <text:p text:style-name="P6"/>
      <text:p text:style-name="P2"><text:span text:style-name="T2">def</text:span> <text:span text:style-name="T7">contact</text:span>(<text:span text:style-name="T12">request</text:span>):</text:p>
      <text:p text:style-name="P6"/>
      <text:p text:style-name="P2">myinfo <text:span text:style-name="T3">=</text:span> <text:span text:style-name="T8">info</text:span>.objects.<text:span text:style-name="T7">first</text:span>()</text:p>
      <text:p text:style-name="P2"><text:span text:style-name="T3">if</text:span> <text:span text:style-name="T12">request</text:span>.method <text:span text:style-name="T3">==</text:span> <text:span text:style-name="T10">'POST'</text:span>:</text:p>
      <text:p text:style-name="P2">subject <text:span text:style-name="T3">=</text:span> <text:span text:style-name="T12">request</text:span>.POST[<text:span text:style-name="T10">'name'</text:span>]</text:p>
      <text:p text:style-name="P2">email <text:span text:style-name="T3">=</text:span> <text:span text:style-name="T12">request</text:span>.POST[<text:span text:style-name="T10">'email'</text:span>]</text:p>
      <text:p text:style-name="P2">message <text:span text:style-name="T3">=</text:span> <text:span text:style-name="T12">request</text:span>.POST[<text:span text:style-name="T10">'message'</text:span>]</text:p>
      <text:p text:style-name="P2"><text:span text:style-name="T7">send_mail</text:span>(</text:p>
      <text:p text:style-name="P2">subject,</text:p>
      <text:p text:style-name="P2">message,</text:p>
      <text:p text:style-name="P2">settings.EMAIL_HOST_USER,</text:p>
      <text:p text:style-name="P2">[email],</text:p>
      <text:p text:style-name="P2"><text:span text:style-name="T12">fail_silently</text:span><text:span text:style-name="T3">=</text:span><text:span text:style-name="T5">False</text:span>,</text:p>
      <text:p text:style-name="P2">)</text:p>
      <text:p text:style-name="P6"/>
      <text:p text:style-name="P2"><text:span text:style-name="T7">print</text:span>(subject, email, message)</text:p>
      <text:p text:style-name="P6"/>
      <text:p text:style-name="P6"/>
      <text:p text:style-name="P2"><text:span text:style-name="T3">return</text:span> <text:span text:style-name="T7">render</text:span>(<text:span text:style-name="T12">request</text:span>, <text:span text:style-name="T10">'./Cars/contant_us.html'</text:span>, {<text:span text:style-name="T10">"myinfo"</text:span>:myinfo})</text:p>
      <text:p text:style-name="P11"><text:line-break/><text:line-break/><text:line-break/><text:line-break/><text:line-break/></text:p>
      <text:p text:style-name="P1">settings</text:p>
      <text:p text:style-name="P1"/>
      <text:p text:style-name="P8">"""</text:p>
      <text:p text:style-name="P7">Django settings for Porject project.</text:p>
      <text:p text:style-name="P6"/>
      <text:p text:style-name="P7">Generated by 'django-admin startproject' using Django 3.2.8.</text:p>
      <text:p text:style-name="P6"/>
      <text:p text:style-name="P7">For more information on this file, see</text:p>
      <text:p text:style-name="P7">https://docs.djangoproject.com/en/3.2/topics/settings/</text:p>
      <text:p text:style-name="P6"/>
      <text:p text:style-name="P7"><text:soft-page-break/>For the full list of settings and their values, see</text:p>
      <text:p text:style-name="P7">https://docs.djangoproject.com/en/3.2/ref/settings/</text:p>
      <text:p text:style-name="P7">"""</text:p>
      <text:p text:style-name="P2"><text:span text:style-name="T3">import</text:span> <text:span text:style-name="T8">os</text:span></text:p>
      <text:p text:style-name="P2"><text:span text:style-name="T3">from</text:span> <text:span text:style-name="T8">pathlib</text:span> <text:span text:style-name="T3">import</text:span> <text:span text:style-name="T8">Path</text:span></text:p>
      <text:p text:style-name="P6"/>
      <text:p text:style-name="P5"># Build paths inside the project like this: BASE_DIR / 'subdir'.</text:p>
      <text:p text:style-name="P2">BASE_DIR <text:span text:style-name="T3">=</text:span> <text:span text:style-name="T8">Path</text:span>(__file__).<text:span text:style-name="T7">resolve</text:span>().parent.parent</text:p>
      <text:p text:style-name="P10"/>
      <text:p text:style-name="P5"># Quick-start development settings - unsuitable for production</text:p>
      <text:p text:style-name="P5"># See https://docs.djangoproject.com/en/3.2/howto/deployment/checklist/</text:p>
      <text:p text:style-name="P6"/>
      <text:p text:style-name="P5"># SECURITY WARNING: keep the secret key used in production secret!</text:p>
      <text:p text:style-name="P2">SECRET_KEY <text:span text:style-name="T3">=</text:span> <text:span text:style-name="T10">'django-insecure-ixn&amp;qz^a0x&amp;^_lzw(esl2oq-#r8y+ef*nvid5&amp;*l2id=(!3sps'</text:span></text:p>
      <text:p text:style-name="P6"/>
      <text:p text:style-name="P5"># SECURITY WARNING: don't run with debug turned on in production!</text:p>
      <text:p text:style-name="P2">DEBUG <text:span text:style-name="T3">=</text:span> <text:span text:style-name="T5">True</text:span></text:p>
      <text:p text:style-name="P6"/>
      <text:p text:style-name="P2">ALLOWED_HOSTS <text:span text:style-name="T3">=</text:span> []</text:p>
      <text:p text:style-name="P10"/>
      <text:p text:style-name="P5"># Application definition</text:p>
      <text:p text:style-name="P6"/>
      <text:p text:style-name="P2">INSTALLED_APPS <text:span text:style-name="T3">=</text:span> [</text:p>
      <text:p text:style-name="P2"><text:span text:style-name="T10">'django.contrib.admin'</text:span>,</text:p>
      <text:p text:style-name="P2"><text:span text:style-name="T10">'django.contrib.auth'</text:span>,</text:p>
      <text:p text:style-name="P2"><text:span text:style-name="T10">'django.contrib.contenttypes'</text:span>,</text:p>
      <text:p text:style-name="P2"><text:span text:style-name="T10">'django.contrib.sessions'</text:span>,</text:p>
      <text:p text:style-name="P2"><text:span text:style-name="T10">'django.contrib.messages'</text:span>,</text:p>
      <text:p text:style-name="P2"><text:span text:style-name="T10">'django.contrib.staticfiles'</text:span>,</text:p>
      <text:p text:style-name="P2"><text:span text:style-name="T10">'browsr_cars'</text:span>,</text:p>
      <text:p text:style-name="P2"><text:span text:style-name="T10">'Home'</text:span>,</text:p>
      <text:p text:style-name="P2"><text:span text:style-name="T10">'contact'</text:span>,</text:p>
      <text:p text:style-name="P2"><text:span text:style-name="T10">'abuot_team'</text:span>,</text:p>
      <text:p text:style-name="P2"><text:span text:style-name="T10">'bootstrap4'</text:span>,</text:p>
      <text:p text:style-name="P2">]</text:p>
      <text:p text:style-name="P6"/>
      <text:p text:style-name="P2">MIDDLEWARE <text:span text:style-name="T3">=</text:span> [</text:p>
      <text:p text:style-name="P2"><text:span text:style-name="T10">'django.middleware.security.SecurityMiddleware'</text:span>,</text:p>
      <text:p text:style-name="P2"><text:span text:style-name="T10">'django.contrib.sessions.middleware.SessionMiddleware'</text:span>,</text:p>
      <text:p text:style-name="P2"><text:span text:style-name="T10">'django.middleware.common.CommonMiddleware'</text:span>,</text:p>
      <text:p text:style-name="P2"><text:span text:style-name="T10">'django.middleware.csrf.CsrfViewMiddleware'</text:span>,</text:p>
      <text:p text:style-name="P2"><text:span text:style-name="T10">'django.contrib.auth.middleware.AuthenticationMiddleware'</text:span>,</text:p>
      <text:p text:style-name="P2"><text:span text:style-name="T10">'django.contrib.messages.middleware.MessageMiddleware'</text:span>,</text:p>
      <text:p text:style-name="P2"><text:span text:style-name="T10">'django.middleware.clickjacking.XFrameOptionsMiddleware'</text:span>,</text:p>
      <text:p text:style-name="P2">]</text:p>
      <text:p text:style-name="P6"/>
      <text:p text:style-name="P2">ROOT_URLCONF <text:span text:style-name="T3">=</text:span> <text:span text:style-name="T10">'Porject.urls'</text:span></text:p>
      <text:p text:style-name="P6"/>
      <text:p text:style-name="P2">TEMPLATES <text:span text:style-name="T3">=</text:span> [</text:p>
      <text:p text:style-name="P2"><text:soft-page-break/>{</text:p>
      <text:p text:style-name="P2"><text:span text:style-name="T10">'BACKEND'</text:span>: <text:span text:style-name="T10">'django.template.backends.django.DjangoTemplates'</text:span>,</text:p>
      <text:p text:style-name="P2"><text:span text:style-name="T10">'DIRS'</text:span>: [<text:span text:style-name="T10">'templates'</text:span>],</text:p>
      <text:p text:style-name="P2"><text:span text:style-name="T10">'APP_DIRS'</text:span>: <text:span text:style-name="T5">True</text:span>,</text:p>
      <text:p text:style-name="P2"><text:span text:style-name="T10">'OPTIONS'</text:span>: {</text:p>
      <text:p text:style-name="P2"><text:span text:style-name="T10">'context_processors'</text:span>: [</text:p>
      <text:p text:style-name="P2"><text:span text:style-name="T10">'django.template.context_processors.debug'</text:span>,</text:p>
      <text:p text:style-name="P2"><text:span text:style-name="T10">'django.template.context_processors.request'</text:span>,</text:p>
      <text:p text:style-name="P2"><text:span text:style-name="T10">'django.contrib.auth.context_processors.auth'</text:span>,</text:p>
      <text:p text:style-name="P2"><text:span text:style-name="T10">'django.contrib.messages.context_processors.messages'</text:span>,</text:p>
      <text:p text:style-name="P2">],</text:p>
      <text:p text:style-name="P2">},</text:p>
      <text:p text:style-name="P2">},</text:p>
      <text:p text:style-name="P2">]</text:p>
      <text:p text:style-name="P6"/>
      <text:p text:style-name="P2">WSGI_APPLICATION <text:span text:style-name="T3">=</text:span> <text:span text:style-name="T10">'Porject.wsgi.application'</text:span></text:p>
      <text:p text:style-name="P10"/>
      <text:p text:style-name="P5"># Database</text:p>
      <text:p text:style-name="P5"># https://docs.djangoproject.com/en/3.2/ref/settings/#databases</text:p>
      <text:p text:style-name="P6"/>
      <text:p text:style-name="P2">DATABASES <text:span text:style-name="T3">=</text:span> {</text:p>
      <text:p text:style-name="P2"><text:span text:style-name="T10">'default'</text:span>: {</text:p>
      <text:p text:style-name="P2"><text:span text:style-name="T10">'ENGINE'</text:span>: <text:span text:style-name="T10">'django.db.backends.sqlite3'</text:span>,</text:p>
      <text:p text:style-name="P2"><text:span text:style-name="T10">'NAME'</text:span>: <text:span text:style-name="T8">str</text:span>(BASE_DIR <text:span text:style-name="T3">/</text:span> <text:span text:style-name="T10">"db.sqlite3"</text:span>),</text:p>
      <text:p text:style-name="P2">}</text:p>
      <text:p text:style-name="P2">}</text:p>
      <text:p text:style-name="P10"/>
      <text:p text:style-name="P5"># Password validation</text:p>
      <text:p text:style-name="P5"># https://docs.djangoproject.com/en/3.2/ref/settings/#auth-password-validators</text:p>
      <text:p text:style-name="P6"/>
      <text:p text:style-name="P2">AUTH_PASSWORD_VALIDATORS <text:span text:style-name="T3">=</text:span> [</text:p>
      <text:p text:style-name="P2">{</text:p>
      <text:p text:style-name="P2"><text:span text:style-name="T10">'NAME'</text:span>: <text:span text:style-name="T10">'django.contrib.auth.password_validation.UserAttributeSimilarityValidator'</text:span>,</text:p>
      <text:p text:style-name="P2">},</text:p>
      <text:p text:style-name="P2">{</text:p>
      <text:p text:style-name="P2"><text:span text:style-name="T10">'NAME'</text:span>: <text:span text:style-name="T10">'django.contrib.auth.password_validation.MinimumLengthValidator'</text:span>,</text:p>
      <text:p text:style-name="P2">},</text:p>
      <text:p text:style-name="P2">{</text:p>
      <text:p text:style-name="P2"><text:span text:style-name="T10">'NAME'</text:span>: <text:span text:style-name="T10">'django.contrib.auth.password_validation.CommonPasswordValidator'</text:span>,</text:p>
      <text:p text:style-name="P2">},</text:p>
      <text:p text:style-name="P2">{</text:p>
      <text:p text:style-name="P2"><text:span text:style-name="T10">'NAME'</text:span>: <text:span text:style-name="T10">'django.contrib.auth.password_validation.NumericPasswordValidator'</text:span>,</text:p>
      <text:p text:style-name="P2">},</text:p>
      <text:p text:style-name="P2">]</text:p>
      <text:p text:style-name="P10"/>
      <text:p text:style-name="P5"># Internationalization</text:p>
      <text:p text:style-name="P5"># https://docs.djangoproject.com/en/3.2/topics/i18n/</text:p>
      <text:p text:style-name="P6"/>
      <text:p text:style-name="P2"><text:soft-page-break/>LANGUAGE_CODE <text:span text:style-name="T3">=</text:span> <text:span text:style-name="T10">'en-us'</text:span></text:p>
      <text:p text:style-name="P6"/>
      <text:p text:style-name="P2">TIME_ZONE <text:span text:style-name="T3">=</text:span> <text:span text:style-name="T10">'UTC'</text:span></text:p>
      <text:p text:style-name="P6"/>
      <text:p text:style-name="P2">USE_I18N <text:span text:style-name="T3">=</text:span> <text:span text:style-name="T5">True</text:span></text:p>
      <text:p text:style-name="P6"/>
      <text:p text:style-name="P2">USE_L10N <text:span text:style-name="T3">=</text:span> <text:span text:style-name="T5">True</text:span></text:p>
      <text:p text:style-name="P6"/>
      <text:p text:style-name="P2">USE_TZ <text:span text:style-name="T3">=</text:span> <text:span text:style-name="T5">True</text:span></text:p>
      <text:p text:style-name="P10"/>
      <text:p text:style-name="P5"># Static files (CSS, JavaScript, Images)</text:p>
      <text:p text:style-name="P5"># https://docs.djangoproject.com/en/3.2/howto/static-files/</text:p>
      <text:p text:style-name="P6"/>
      <text:p text:style-name="P2">STATIC_URL <text:span text:style-name="T3">=</text:span> <text:span text:style-name="T10">'/static/'</text:span></text:p>
      <text:p text:style-name="P2">STATICFILES_DIRS <text:span text:style-name="T3">=</text:span> [</text:p>
      <text:p text:style-name="P2">BASE_DIR <text:span text:style-name="T3">/</text:span> <text:span text:style-name="T10">"static"</text:span>,</text:p>
      <text:p text:style-name="P2"><text:span text:style-name="T10">'/var/www/static/'</text:span>,</text:p>
      <text:p text:style-name="P2">]</text:p>
      <text:p text:style-name="P10"/>
      <text:p text:style-name="P2">MEDIA_URL <text:span text:style-name="T3">=</text:span> <text:span text:style-name="T10">'/media/'</text:span></text:p>
      <text:p text:style-name="P6"/>
      <text:p text:style-name="P2">MEDIA_ROOT <text:span text:style-name="T3">=</text:span> <text:span text:style-name="T8">os</text:span>.path.<text:span text:style-name="T7">join</text:span>( BASE_DIR <text:span text:style-name="T3">/</text:span> <text:span text:style-name="T10">"media"</text:span>) </text:p>
      <text:p text:style-name="P11"><text:line-break/></text:p>
      <text:p text:style-name="P5"># Default primary key field type</text:p>
      <text:p text:style-name="P5"># https://docs.djangoproject.com/en/3.2/ref/settings/#default-auto-field</text:p>
      <text:p text:style-name="P6"/>
      <text:p text:style-name="P2">DEFAULT_AUTO_FIELD <text:span text:style-name="T3">=</text:span> <text:span text:style-name="T10">'django.db.models.BigAutoField'</text:span></text:p>
      <text:p text:style-name="P11"><text:line-break/></text:p>
      <text:p text:style-name="P5"># Default primary key field type</text:p>
      <text:p text:style-name="P5"># https://docs.djangoproject.com/en/3.2/ref/settings/#default-auto-field</text:p>
      <text:p text:style-name="P6"/>
      <text:p text:style-name="P2">DEFAULT_AUTO_FIELD <text:span text:style-name="T3">=</text:span> <text:span text:style-name="T10">'django.db.models.BigAutoField'</text:span></text:p>
      <text:p text:style-name="P6"/>
      <text:p text:style-name="P2">EMAIL_BACKEND <text:span text:style-name="T3">=</text:span> <text:span text:style-name="T10">'django.core.mail.backends.console.EmailBackend'</text:span></text:p>
      <text:p text:style-name="P2">EMAIL_HOST <text:span text:style-name="T3">=</text:span> <text:span text:style-name="T10">'smtp.gmail.com'</text:span></text:p>
      <text:p text:style-name="P2">EMAIL_HOST_USER <text:span text:style-name="T3">=</text:span> <text:span text:style-name="T10">'beeeeeeko36@gmail.com'</text:span></text:p>
      <text:p text:style-name="P2">EMAIL_HOST_PASSWORD <text:span text:style-name="T3">=</text:span> <text:span text:style-name="T10">'gjwxidlxujixfgjw'</text:span></text:p>
      <text:p text:style-name="P2">EMAIL_USE_TLS <text:span text:style-name="T3">=</text:span> <text:span text:style-name="T5">True</text:span></text:p>
      <text:p text:style-name="P2">EMAIL_PORT <text:span text:style-name="T3">=</text:span> <text:span text:style-name="T10">'587'</text:span></text:p>
      <text:p text:style-name="P1"/>
      <text:p text:style-name="P1"/>
      <text:p text:style-name="P1"/>
      <text:p text:style-name="P1"/>
      <text:p text:style-name="P1"/>
      <text:p text:style-name="P1"/>
      <text:p text:style-name="P1"><text:soft-page-break/>browse car</text:p>
      <text:p text:style-name="P1"/>
      <text:p text:style-name="P1"/>
      <text:p text:style-name="P1"/>
      <text:p text:style-name="P3"><text:span text:style-name="T2">{% </text:span><text:span text:style-name="T4">load</text:span><text:span text:style-name="T1"> </text:span><text:span text:style-name="T6">static</text:span><text:span text:style-name="T1"> </text:span><text:span text:style-name="T2">%}</text:span></text:p>
      <text:p text:style-name="P6"/>
      <text:p text:style-name="P2">&lt;!DOCTYPE html&gt;</text:p>
      <text:p text:style-name="P2">&lt;<text:span text:style-name="T3">html</text:span> <text:span text:style-name="T7">lang</text:span>=<text:span text:style-name="T10">"en"</text:span>&gt;</text:p>
      <text:p text:style-name="P2">&lt;<text:span text:style-name="T3">head</text:span>&gt;</text:p>
      <text:p text:style-name="P2">&lt;<text:span text:style-name="T3">meta</text:span> <text:span text:style-name="T7">charset</text:span>=<text:span text:style-name="T10">"UTF-8"</text:span>&gt;</text:p>
      <text:p text:style-name="P2">&lt;<text:span text:style-name="T3">meta</text:span> <text:span text:style-name="T7">http-equiv</text:span>=<text:span text:style-name="T10">"X-UA-Compatible"</text:span> <text:span text:style-name="T7">content</text:span>=<text:span text:style-name="T10">"IE=edge"</text:span>&gt;</text:p>
      <text:p text:style-name="P2">&lt;<text:span text:style-name="T3">meta</text:span> <text:span text:style-name="T7">name</text:span>=<text:span text:style-name="T10">"viewport"</text:span> <text:span text:style-name="T7">content</text:span>=<text:span text:style-name="T10">"width=device-width, initial-scale=1.0"</text:span>&gt;</text:p>
      <text:p text:style-name="P2">&lt;<text:span text:style-name="T3">link</text:span> <text:span text:style-name="T7">rel</text:span>=<text:span text:style-name="T10">"stylesheet"</text:span> <text:span text:style-name="T7">href</text:span>=<text:span text:style-name="T10">"</text:span><text:span text:style-name="T2">{% </text:span><text:span text:style-name="T6">static</text:span><text:span text:style-name="T1"> </text:span><text:span text:style-name="T11">'./Css/browse.css'</text:span><text:span text:style-name="T1"> </text:span><text:span text:style-name="T2">%}</text:span><text:span text:style-name="T10">"</text:span>&gt;</text:p>
      <text:p text:style-name="P2">&lt;<text:span text:style-name="T3">link</text:span> <text:span text:style-name="T7">rel</text:span>=<text:span text:style-name="T10">"stylesheet"</text:span> <text:span text:style-name="T7">href</text:span>=<text:span text:style-name="T10">"https://maxcdn.bootstrapcdn.com/bootstrap/4.0.0/css/bootstrap.min.css"</text:span> <text:span text:style-name="T7">integrity</text:span>=<text:span text:style-name="T10">"sha384-Gn5384xqQ1aoWXA+058RXPxPg6fy4IWvTNh0E263XmFcJlSAwiGgFAW/dAiS6JXm"</text:span> <text:span text:style-name="T7">crossorigin</text:span>=<text:span text:style-name="T10">"anonymous"</text:span>&gt;</text:p>
      <text:p text:style-name="P2">&lt;<text:span text:style-name="T3">title</text:span>&gt;Browse cars&lt;/<text:span text:style-name="T3">title</text:span>&gt;</text:p>
      <text:p text:style-name="P2">&lt;/<text:span text:style-name="T3">head</text:span>&gt;</text:p>
      <text:p text:style-name="P2">&lt;<text:span text:style-name="T3">body</text:span>&gt;</text:p>
      <text:p text:style-name="P6"/>
      <text:p text:style-name="P2">&lt;<text:span text:style-name="T3">div</text:span> <text:span text:style-name="T7">class</text:span>=<text:span text:style-name="T10">"imge"</text:span>&gt;</text:p>
      <text:p text:style-name="P2">&lt;<text:span text:style-name="T3">img</text:span> <text:span text:style-name="T7">style</text:span>=<text:span text:style-name="T10">"width: 100%; height: 210rem;"</text:span> <text:span text:style-name="T7">src</text:span>=<text:span text:style-name="T10">"</text:span><text:span text:style-name="T2">{% </text:span><text:span text:style-name="T6">static</text:span><text:span text:style-name="T1"> </text:span><text:span text:style-name="T11">'./imges/road2.webp'</text:span><text:span text:style-name="T2">%}</text:span><text:span text:style-name="T10">"</text:span> <text:span text:style-name="T7">alt</text:span>=<text:span text:style-name="T10">"img_road"</text:span>&gt;</text:p>
      <text:p text:style-name="P2">&lt;/<text:span text:style-name="T3">div</text:span>&gt;</text:p>
      <text:p text:style-name="P6"/>
      <text:p text:style-name="P2">&lt;<text:span text:style-name="T3">div</text:span> <text:span text:style-name="T7">class</text:span>=<text:span text:style-name="T10">"contner"</text:span>&gt;</text:p>
      <text:p text:style-name="P6"/>
      <text:p text:style-name="P2">&lt;<text:span text:style-name="T3">section</text:span> <text:span text:style-name="T7">class</text:span>=<text:span text:style-name="T10">"section1"</text:span>&gt;</text:p>
      <text:p text:style-name="P2">&lt;<text:span text:style-name="T3">nav</text:span> <text:span text:style-name="T7">class</text:span>=<text:span text:style-name="T10">"nav"</text:span>&gt;</text:p>
      <text:p text:style-name="P2">&lt;<text:span text:style-name="T3">header</text:span>&gt;</text:p>
      <text:p text:style-name="P6"/>
      <text:p text:style-name="P2">&lt;<text:span text:style-name="T3">ul</text:span> <text:span text:style-name="T7">class</text:span>=<text:span text:style-name="T10">"nav_header"</text:span>&gt;</text:p>
      <text:p text:style-name="P2">&lt;<text:span text:style-name="T3">li</text:span>&gt;&lt;<text:span text:style-name="T3">a</text:span> <text:span text:style-name="T7">href</text:span>=<text:span text:style-name="T10">"</text:span><text:span text:style-name="T2">{% </text:span><text:span text:style-name="T4">url</text:span><text:span text:style-name="T1"> </text:span><text:span text:style-name="T11">'home:home'</text:span><text:span text:style-name="T1"> </text:span><text:span text:style-name="T2">%}</text:span><text:span text:style-name="T10">"</text:span>&gt;Home&lt;/<text:span text:style-name="T3">a</text:span>&gt; &lt;/<text:span text:style-name="T3">li</text:span>&gt;</text:p>
      <text:p text:style-name="P2">&lt;<text:span text:style-name="T3">li</text:span>&gt;&lt;<text:span text:style-name="T3">a</text:span> <text:span text:style-name="T7">href</text:span>=<text:span text:style-name="T10">"#"</text:span>&gt;Browse thecars &lt;/<text:span text:style-name="T3">a</text:span>&gt; &lt;/<text:span text:style-name="T3">li</text:span>&gt;</text:p>
      <text:p text:style-name="P2">&lt;<text:span text:style-name="T3">li</text:span>&gt;&lt;<text:span text:style-name="T3">a</text:span> <text:span text:style-name="T7">href</text:span>=<text:span text:style-name="T10">"</text:span><text:span text:style-name="T2">{% </text:span><text:span text:style-name="T4">url</text:span><text:span text:style-name="T1"> </text:span><text:span text:style-name="T11">'contact_us:contact'</text:span><text:span text:style-name="T1"> </text:span><text:span text:style-name="T2">%}</text:span><text:span text:style-name="T10">"</text:span>&gt;contact us&lt;/<text:span text:style-name="T3">a</text:span>&gt; &lt;/<text:span text:style-name="T3">li</text:span>&gt;</text:p>
      <text:p text:style-name="P2">&lt;<text:span text:style-name="T3">li</text:span>&gt;&lt;<text:span text:style-name="T3">a</text:span> <text:span text:style-name="T7">href</text:span>=<text:span text:style-name="T10">"#"</text:span>&gt;portfolio&lt;/<text:span text:style-name="T3">a</text:span>&gt; &lt;/<text:span text:style-name="T3">li</text:span>&gt;</text:p>
      <text:p text:style-name="P2">&lt;<text:span text:style-name="T3">li</text:span>&gt;&lt;<text:span text:style-name="T3">a</text:span> <text:span text:style-name="T7">href</text:span>=<text:span text:style-name="T10">"</text:span><text:span text:style-name="T2">{% </text:span><text:span text:style-name="T4">url</text:span><text:span text:style-name="T1"> </text:span><text:span text:style-name="T11">'abuot_team:All_employds'</text:span><text:span text:style-name="T1"> </text:span><text:span text:style-name="T2">%}</text:span><text:span text:style-name="T10">"</text:span>&gt;cabout team&lt;/<text:span text:style-name="T3">a</text:span>&gt; &lt;/<text:span text:style-name="T3">li</text:span>&gt;</text:p>
      <text:p text:style-name="P2">&lt;<text:span text:style-name="T3">li</text:span>&gt;&lt;<text:span text:style-name="T3">a</text:span> <text:span text:style-name="T7">href</text:span>=<text:span text:style-name="T10">"#"</text:span>&gt;contact us&lt;/<text:span text:style-name="T3">a</text:span>&gt; &lt;/<text:span text:style-name="T3">li</text:span>&gt;</text:p>
      <text:p text:style-name="P2">&lt;<text:span text:style-name="T3">li</text:span>&gt;&lt;<text:span text:style-name="T3">a</text:span> <text:span text:style-name="T7">href</text:span>=<text:span text:style-name="T10">"#"</text:span>&gt;Login&lt;/<text:span text:style-name="T3">a</text:span>&gt; &lt;/<text:span text:style-name="T3">li</text:span>&gt;</text:p>
      <text:p text:style-name="P2">&lt;/<text:span text:style-name="T3">ul</text:span>&gt;</text:p>
      <text:p text:style-name="P2">&lt;/<text:span text:style-name="T3">header</text:span>&gt;</text:p>
      <text:p text:style-name="P2">&lt;/<text:span text:style-name="T3">nav</text:span>&gt;</text:p>
      <text:p text:style-name="P2">&lt;/<text:span text:style-name="T3">section</text:span>&gt;</text:p>
      <text:p text:style-name="P2">&lt;<text:span text:style-name="T3">section</text:span> <text:span text:style-name="T7">class</text:span>=<text:span text:style-name="T10">"section2"</text:span>&gt;</text:p>
      <text:p text:style-name="P2">&lt;<text:span text:style-name="T3">div</text:span> <text:span text:style-name="T7">class</text:span>=<text:span text:style-name="T10">"section2_div"</text:span>&gt;</text:p>
      <text:p text:style-name="P2">&lt;<text:span text:style-name="T3">img</text:span> <text:span text:style-name="T7">src</text:span>=<text:span text:style-name="T10">"</text:span><text:span text:style-name="T2">{%</text:span><text:span text:style-name="T6">static</text:span><text:span text:style-name="T1"> </text:span><text:span text:style-name="T11">'./imges//cont_imge/tndara.jpg'</text:span><text:span text:style-name="T2">%}</text:span><text:span text:style-name="T10">"</text:span>&gt;</text:p>
      <text:p text:style-name="P2">&lt;/<text:span text:style-name="T3">div</text:span>&gt;</text:p>
      <text:p text:style-name="P2">&lt;<text:span text:style-name="T3">div</text:span> <text:span text:style-name="T7">class</text:span>=<text:span text:style-name="T10">"hder_titile"</text:span>&gt;</text:p>
      <text:p text:style-name="P2">&lt;<text:span text:style-name="T3">h2</text:span>&gt;2020 Toyota Hilux &lt;/<text:span text:style-name="T3">h2</text:span>&gt;</text:p>
      <text:p text:style-name="P2">&lt;<text:span text:style-name="T3">h4</text:span>&gt;Double Cab VIII (facelift 2020)&lt;<text:span text:style-name="T3">br</text:span>&gt; 2.4 D-4D (150 Hp) 4x4&lt;/<text:span text:style-name="T3">h4</text:span>&gt;</text:p>
      <text:p text:style-name="P2"><text:soft-page-break/>&lt;/<text:span text:style-name="T3">div</text:span>&gt;</text:p>
      <text:p text:style-name="P6"/>
      <text:p text:style-name="P2">&lt;<text:span text:style-name="T3">div</text:span> <text:span text:style-name="T7">class</text:span>=<text:span text:style-name="T10">"hder_titile_coler"</text:span>&gt;</text:p>
      <text:p text:style-name="P2">&lt;<text:span text:style-name="T3">h1</text:span>&gt; welcome on cars shoping &lt;/<text:span text:style-name="T3">h1</text:span>&gt;</text:p>
      <text:p text:style-name="P2">&lt;/<text:span text:style-name="T3">div</text:span>&gt;</text:p>
      <text:p text:style-name="P2">&lt;/<text:span text:style-name="T3">section</text:span>&gt;</text:p>
      <text:p text:style-name="P2">&lt;<text:span text:style-name="T3">section</text:span> <text:span text:style-name="T7">class</text:span>=<text:span text:style-name="T10">"section22"</text:span>&gt;</text:p>
      <text:p text:style-name="P2">&lt;<text:span text:style-name="T3">div</text:span> <text:span text:style-name="T7">class</text:span>=<text:span text:style-name="T10">"section22_top"</text:span> <text:span text:style-name="T7">style</text:span>=<text:span text:style-name="T10">"height: 30%;"</text:span>&gt;</text:p>
      <text:p text:style-name="P2">&lt;<text:span text:style-name="T3">div</text:span> <text:span text:style-name="T7">class</text:span>=<text:span text:style-name="T10">"top_1"</text:span>&gt;</text:p>
      <text:p text:style-name="P2">&lt;<text:span text:style-name="T3">div</text:span> <text:span text:style-name="T7">class</text:span>=<text:span text:style-name="T10">"card"</text:span>&gt;</text:p>
      <text:p text:style-name="P2">&lt;<text:span text:style-name="T3">div</text:span> <text:span text:style-name="T7">class</text:span>=<text:span text:style-name="T10">"card-body"</text:span>&gt;</text:p>
      <text:p text:style-name="P2">&lt;<text:span text:style-name="T3">h5</text:span> <text:span text:style-name="T7">class</text:span>=<text:span text:style-name="T10">"card-title"</text:span>&gt;Card title&lt;/<text:span text:style-name="T3">h5</text:span>&gt;</text:p>
      <text:p text:style-name="P2">&lt;<text:span text:style-name="T3">p</text:span> <text:span text:style-name="T7">class</text:span>=<text:span text:style-name="T10">"card-text"</text:span>&gt;This card has supporting text below as a natural lead-in to additional content.&lt;/<text:span text:style-name="T3">p</text:span>&gt;</text:p>
      <text:p text:style-name="P2">&lt;<text:span text:style-name="T3">p</text:span> <text:span text:style-name="T7">class</text:span>=<text:span text:style-name="T10">"card-text"</text:span>&gt;&lt;<text:span text:style-name="T3">small</text:span> <text:span text:style-name="T7">class</text:span>=<text:span text:style-name="T10">"text-muted"</text:span>&gt;Last updated 3 mins ago&lt;/<text:span text:style-name="T3">small</text:span>&gt;&lt;/<text:span text:style-name="T3">p</text:span>&gt;</text:p>
      <text:p text:style-name="P2">&lt;/<text:span text:style-name="T3">div</text:span>&gt;</text:p>
      <text:p text:style-name="P2">&lt;/<text:span text:style-name="T3">div</text:span>&gt;</text:p>
      <text:p text:style-name="P2">&lt;<text:span text:style-name="T3">div</text:span> <text:span text:style-name="T7">class</text:span>=<text:span text:style-name="T10">"card"</text:span>&gt;</text:p>
      <text:p text:style-name="P2">&lt;<text:span text:style-name="T3">div</text:span> <text:span text:style-name="T7">class</text:span>=<text:span text:style-name="T10">"card-body"</text:span>&gt;</text:p>
      <text:p text:style-name="P2">&lt;<text:span text:style-name="T3">h5</text:span> <text:span text:style-name="T7">class</text:span>=<text:span text:style-name="T10">"card-title"</text:span>&gt;Card title&lt;/<text:span text:style-name="T3">h5</text:span>&gt;</text:p>
      <text:p text:style-name="P2">&lt;<text:span text:style-name="T3">p</text:span> <text:span text:style-name="T7">class</text:span>=<text:span text:style-name="T10">"card-text"</text:span>&gt;This card has supporting text below as a natural lead-in to additional content.&lt;/<text:span text:style-name="T3">p</text:span>&gt;</text:p>
      <text:p text:style-name="P2">&lt;<text:span text:style-name="T3">p</text:span> <text:span text:style-name="T7">class</text:span>=<text:span text:style-name="T10">"card-text"</text:span>&gt;&lt;<text:span text:style-name="T3">small</text:span> <text:span text:style-name="T7">class</text:span>=<text:span text:style-name="T10">"text-muted"</text:span>&gt;Last updated 3 mins ago&lt;/<text:span text:style-name="T3">small</text:span>&gt;&lt;/<text:span text:style-name="T3">p</text:span>&gt;</text:p>
      <text:p text:style-name="P2">&lt;/<text:span text:style-name="T3">div</text:span>&gt;</text:p>
      <text:p text:style-name="P2">&lt;/<text:span text:style-name="T3">div</text:span>&gt;</text:p>
      <text:p text:style-name="P6"/>
      <text:p text:style-name="P2">&lt;<text:span text:style-name="T3">div</text:span> <text:span text:style-name="T7">class</text:span>=<text:span text:style-name="T10">"card"</text:span>&gt;</text:p>
      <text:p text:style-name="P2">&lt;<text:span text:style-name="T3">div</text:span> <text:span text:style-name="T7">class</text:span>=<text:span text:style-name="T10">"card-body"</text:span>&gt;</text:p>
      <text:p text:style-name="P2">&lt;<text:span text:style-name="T3">h5</text:span> <text:span text:style-name="T7">class</text:span>=<text:span text:style-name="T10">"card-title"</text:span>&gt;Card title&lt;/<text:span text:style-name="T3">h5</text:span>&gt;</text:p>
      <text:p text:style-name="P2">&lt;<text:span text:style-name="T3">p</text:span> <text:span text:style-name="T7">class</text:span>=<text:span text:style-name="T10">"card-text"</text:span>&gt;This card has supporting text below as a natural lead-in to additional content.&lt;/<text:span text:style-name="T3">p</text:span>&gt;</text:p>
      <text:p text:style-name="P2">&lt;<text:span text:style-name="T3">p</text:span> <text:span text:style-name="T7">class</text:span>=<text:span text:style-name="T10">"card-text"</text:span>&gt;&lt;<text:span text:style-name="T3">small</text:span> <text:span text:style-name="T7">class</text:span>=<text:span text:style-name="T10">"text-muted"</text:span>&gt;Last updated 3 mins ago&lt;/<text:span text:style-name="T3">small</text:span>&gt;&lt;/<text:span text:style-name="T3">p</text:span>&gt;</text:p>
      <text:p text:style-name="P2">&lt;/<text:span text:style-name="T3">div</text:span>&gt;</text:p>
      <text:p text:style-name="P2">&lt;/<text:span text:style-name="T3">div</text:span>&gt;</text:p>
      <text:p text:style-name="P2">&lt;/<text:span text:style-name="T3">div</text:span>&gt;</text:p>
      <text:p text:style-name="P2">&lt;<text:span text:style-name="T3">div</text:span> <text:span text:style-name="T7">class</text:span>=<text:span text:style-name="T10">"top_2"</text:span>&gt;</text:p>
      <text:p text:style-name="P2">&lt;<text:span text:style-name="T3">div</text:span> <text:span text:style-name="T7">class</text:span>=<text:span text:style-name="T10">"img"</text:span> <text:span text:style-name="T7">style</text:span>=<text:span text:style-name="T10">"width: 100%; height: 100%;"</text:span>&gt;</text:p>
      <text:p text:style-name="P2">&lt;<text:span text:style-name="T3">img</text:span> <text:span text:style-name="T7">src</text:span>=<text:span text:style-name="T10">" </text:span><text:span text:style-name="T2">{% </text:span><text:span text:style-name="T6">static</text:span><text:span text:style-name="T1"> </text:span><text:span text:style-name="T11">'./imges/cont_imge/marsedes.jpg'</text:span><text:span text:style-name="T2">%}</text:span><text:span text:style-name="T10">"</text:span> <text:span text:style-name="T7">style</text:span>=<text:span text:style-name="T10">"width: 100%; height: 90%;"</text:span> <text:span text:style-name="T7">alt</text:span>=<text:span text:style-name="T10">"tyoto car home"</text:span>&gt;</text:p>
      <text:p text:style-name="P2">&lt;/<text:span text:style-name="T3">div</text:span>&gt;</text:p>
      <text:p text:style-name="P2">&lt;/<text:span text:style-name="T3">div</text:span>&gt;</text:p>
      <text:p text:style-name="P2">&lt;<text:span text:style-name="T3">div</text:span> <text:span text:style-name="T7">class</text:span>=<text:span text:style-name="T10">"top_opslot"</text:span>&gt;&lt;/<text:span text:style-name="T3">div</text:span>&gt;</text:p>
      <text:p text:style-name="P6"/>
      <text:p text:style-name="P2">&lt;/<text:span text:style-name="T3">div</text:span>&gt;</text:p>
      <text:p text:style-name="P6"/>
      <text:p text:style-name="P2">&lt;<text:span text:style-name="T3">div</text:span> <text:span text:style-name="T7">class</text:span>=<text:span text:style-name="T10">"section22_down "</text:span> <text:span text:style-name="T7">style</text:span>=<text:span text:style-name="T10">"height: 70%;"</text:span>&gt;</text:p>
      <text:p text:style-name="P2">&lt;<text:span text:style-name="T3">div</text:span> <text:span text:style-name="T7">class</text:span>=<text:span text:style-name="T10">"card-columns"</text:span>&gt;</text:p>
      <text:p text:style-name="P6"/>
      <text:p text:style-name="P2"><text:span text:style-name="T2">{% </text:span><text:span text:style-name="T4">for</text:span><text:span text:style-name="T1"> </text:span><text:span text:style-name="T11">i</text:span><text:span text:style-name="T1"> </text:span><text:span text:style-name="T4">in</text:span><text:span text:style-name="T1"> </text:span><text:span text:style-name="T11">all</text:span><text:span text:style-name="T2">%}</text:span></text:p>
      <text:p text:style-name="P2">&lt;<text:span text:style-name="T3">div</text:span> <text:span text:style-name="T7">class</text:span>=<text:span text:style-name="T10">"card"</text:span>&gt;</text:p>
      <text:p text:style-name="P2">&lt;<text:span text:style-name="T3">img</text:span> <text:span text:style-name="T7">class</text:span>=<text:span text:style-name="T10">"card-img-top"</text:span> <text:span text:style-name="T7">src</text:span>=<text:span text:style-name="T10">"</text:span><text:span text:style-name="T2">{{</text:span><text:span text:style-name="T11">i</text:span><text:span text:style-name="T4">.</text:span><text:span text:style-name="T11">images</text:span><text:span text:style-name="T4">.</text:span><text:span text:style-name="T11">url</text:span><text:span text:style-name="T2">}}</text:span><text:span text:style-name="T10">"</text:span> <text:span text:style-name="T7">alt</text:span>=<text:span text:style-name="T10">"Card image cap"</text:span>&gt;</text:p>
      <text:p text:style-name="P2"><text:soft-page-break/>&lt;<text:span text:style-name="T3">div</text:span> <text:span text:style-name="T7">class</text:span>=<text:span text:style-name="T10">"card-body"</text:span>&gt;</text:p>
      <text:p text:style-name="P2">&lt;<text:span text:style-name="T3">h5</text:span> <text:span text:style-name="T7">class</text:span>=<text:span text:style-name="T10">"card-title"</text:span>&gt;<text:span text:style-name="T2">{{</text:span><text:span text:style-name="T11">i</text:span><text:span text:style-name="T4">.</text:span><text:span text:style-name="T11">brand</text:span><text:span text:style-name="T2">}}</text:span>&lt;/<text:span text:style-name="T3">h5</text:span>&gt;</text:p>
      <text:p text:style-name="P2">&lt;<text:span text:style-name="T3">p</text:span> <text:span text:style-name="T7">class</text:span>=<text:span text:style-name="T10">"card-text"</text:span>&gt;This card has supporting text below as a natural lead-in to additional content.&lt;/<text:span text:style-name="T3">p</text:span>&gt;</text:p>
      <text:p text:style-name="P2">&lt;<text:span text:style-name="T3">a</text:span> <text:span text:style-name="T7">href</text:span>=<text:span text:style-name="T10">"</text:span><text:span text:style-name="T2">{% </text:span><text:span text:style-name="T4">url</text:span><text:span text:style-name="T1"> </text:span><text:span text:style-name="T11">'cars:car_detiles'</text:span><text:span text:style-name="T1"> </text:span><text:span text:style-name="T11">i</text:span><text:span text:style-name="T4">.</text:span><text:span text:style-name="T11">id</text:span><text:span text:style-name="T1"> </text:span><text:span text:style-name="T2">%}</text:span><text:span text:style-name="T10">"</text:span> <text:span text:style-name="T7">id</text:span> =<text:span text:style-name="T10">"btn-primary"</text:span> <text:span text:style-name="T7">class</text:span>=<text:span text:style-name="T10">"btn btn-primary"</text:span>&gt;Go somewhere&lt;/<text:span text:style-name="T3">a</text:span>&gt;</text:p>
      <text:p text:style-name="P2">&lt;/<text:span text:style-name="T3">div</text:span>&gt;</text:p>
      <text:p text:style-name="P2">&lt;/<text:span text:style-name="T3">div</text:span>&gt;</text:p>
      <text:p text:style-name="P2"><text:span text:style-name="T2">{% </text:span><text:span text:style-name="T4">endfor</text:span><text:span text:style-name="T1"> </text:span><text:span text:style-name="T2">%}</text:span></text:p>
      <text:p text:style-name="P6"/>
      <text:p text:style-name="P2">&lt;/<text:span text:style-name="T3">div</text:span>&gt;</text:p>
      <text:p text:style-name="P2">&lt;/<text:span text:style-name="T3">div</text:span>&gt;</text:p>
      <text:p text:style-name="P6"/>
      <text:p text:style-name="P2">&lt;<text:span text:style-name="T3">div</text:span> <text:span text:style-name="T7">class</text:span>=<text:span text:style-name="T10">"progras"</text:span>&gt;</text:p>
      <text:p text:style-name="P2">&lt;<text:span text:style-name="T3">div</text:span> <text:span text:style-name="T7">class</text:span>=<text:span text:style-name="T10">"itme_progras"</text:span>&gt;</text:p>
      <text:p text:style-name="P10"/>
      <text:p text:style-name="P2"><text:span text:style-name="T2">{% </text:span><text:span text:style-name="T4">if</text:span><text:span text:style-name="T1"> </text:span><text:span text:style-name="T11">all</text:span><text:span text:style-name="T4">.</text:span><text:span text:style-name="T11">has_previous</text:span><text:span text:style-name="T1"> </text:span><text:span text:style-name="T2">%}</text:span></text:p>
      <text:p text:style-name="P2">&lt;<text:span text:style-name="T3">li</text:span>&gt;&lt;<text:span text:style-name="T3">a</text:span> <text:span text:style-name="T7">href</text:span>=<text:span text:style-name="T10">"?page=</text:span><text:span text:style-name="T2">{{ </text:span><text:span text:style-name="T11">all</text:span><text:span text:style-name="T4">.</text:span><text:span text:style-name="T11">previous_page_number</text:span><text:span text:style-name="T1"> </text:span><text:span text:style-name="T2">}}</text:span><text:span text:style-name="T10">"</text:span>&gt; &lt;<text:span text:style-name="T3">i</text:span> &gt;back&lt;/<text:span text:style-name="T3">i</text:span>&gt; &lt;/<text:span text:style-name="T3">a</text:span>&gt;&lt;/<text:span text:style-name="T3">li</text:span>&gt;</text:p>
      <text:p text:style-name="P2"><text:span text:style-name="T2">{% </text:span><text:span text:style-name="T4">endif</text:span><text:span text:style-name="T1"> </text:span><text:span text:style-name="T2">%}</text:span></text:p>
      <text:p text:style-name="P2"><text:span text:style-name="T2">{% </text:span><text:span text:style-name="T4">for</text:span><text:span text:style-name="T1"> </text:span><text:span text:style-name="T11">i</text:span><text:span text:style-name="T1"> </text:span><text:span text:style-name="T4">in</text:span><text:span text:style-name="T1"> </text:span><text:span text:style-name="T11">all</text:span><text:span text:style-name="T4">.</text:span><text:span text:style-name="T11">paginator</text:span><text:span text:style-name="T4">.</text:span><text:span text:style-name="T11">page_range</text:span><text:span text:style-name="T1"> </text:span><text:span text:style-name="T2">%}</text:span></text:p>
      <text:p text:style-name="P2">&lt;<text:span text:style-name="T3">li</text:span>&gt;&lt;<text:span text:style-name="T3">a</text:span> <text:span text:style-name="T7">href</text:span>=<text:span text:style-name="T10">"?page=</text:span><text:span text:style-name="T2">{{</text:span><text:span text:style-name="T11">i</text:span><text:span text:style-name="T2">}}</text:span><text:span text:style-name="T10">"</text:span>&gt;&lt;<text:span text:style-name="T3">span</text:span>&gt;<text:span text:style-name="T2">{{</text:span><text:span text:style-name="T11">i</text:span><text:span text:style-name="T2">}}</text:span>&lt;/<text:span text:style-name="T3">span</text:span>&gt;&lt;/<text:span text:style-name="T3">a</text:span>&gt;&lt;/<text:span text:style-name="T3">li</text:span>&gt;</text:p>
      <text:p text:style-name="P2"><text:span text:style-name="T2">{% </text:span><text:span text:style-name="T4">endfor</text:span><text:span text:style-name="T1"> </text:span><text:span text:style-name="T2">%}</text:span></text:p>
      <text:p text:style-name="P2"><text:span text:style-name="T2">{% </text:span><text:span text:style-name="T4">if</text:span><text:span text:style-name="T1"> </text:span><text:span text:style-name="T11">all</text:span><text:span text:style-name="T4">.</text:span><text:span text:style-name="T11">has_next</text:span><text:span text:style-name="T1"> </text:span><text:span text:style-name="T2">%}</text:span></text:p>
      <text:p text:style-name="P2">&lt;<text:span text:style-name="T3">li</text:span>&gt;&lt;<text:span text:style-name="T3">a</text:span> <text:span text:style-name="T7">href</text:span>=<text:span text:style-name="T10">"?page=</text:span><text:span text:style-name="T2">{{ </text:span><text:span text:style-name="T11">all</text:span><text:span text:style-name="T4">.</text:span><text:span text:style-name="T11">paginator</text:span><text:span text:style-name="T4">.</text:span><text:span text:style-name="T11">num_pages</text:span><text:span text:style-name="T1"> </text:span><text:span text:style-name="T2">}}</text:span><text:span text:style-name="T10">"</text:span>&gt; &lt;<text:span text:style-name="T3">i</text:span> &gt;next&lt;/<text:span text:style-name="T3">i</text:span>&gt; &lt;/<text:span text:style-name="T3">a</text:span>&gt;&lt;/<text:span text:style-name="T3">li</text:span>&gt;</text:p>
      <text:p text:style-name="P2"><text:span text:style-name="T2">{%</text:span><text:span text:style-name="T4">endif</text:span><text:span text:style-name="T2">%}</text:span></text:p>
      <text:p text:style-name="P6"/>
      <text:p text:style-name="P2">&lt;/<text:span text:style-name="T3">div</text:span>&gt;</text:p>
      <text:p text:style-name="P2">&lt;/<text:span text:style-name="T3">div</text:span>&gt;</text:p>
      <text:p text:style-name="P6"/>
      <text:p text:style-name="P2">&lt;/<text:span text:style-name="T3">section</text:span>&gt;</text:p>
      <text:p text:style-name="P6"/>
      <text:p text:style-name="P2">&lt;<text:span text:style-name="T3">section</text:span> <text:span text:style-name="T7">class</text:span>=<text:span text:style-name="T10">"section6"</text:span>&gt;</text:p>
      <text:p text:style-name="P2">&lt;<text:span text:style-name="T3">div</text:span> <text:span text:style-name="T7">class</text:span>=<text:span text:style-name="T10">"card"</text:span> <text:span text:style-name="T7">style</text:span>=<text:span text:style-name="T10">"width: 18rem;"</text:span>&gt;</text:p>
      <text:p text:style-name="P2">&lt;<text:span text:style-name="T3">h4</text:span>&gt;abuot tems&lt;/<text:span text:style-name="T3">h4</text:span>&gt;</text:p>
      <text:p text:style-name="P2">&lt;<text:span text:style-name="T3">ul</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ul</text:span>&gt; </text:p>
      <text:p text:style-name="P2">&lt;/<text:span text:style-name="T3">div</text:span>&gt;</text:p>
      <text:p text:style-name="P2">&lt;<text:span text:style-name="T3">div</text:span> <text:span text:style-name="T7">class</text:span>=<text:span text:style-name="T10">"card"</text:span> <text:span text:style-name="T7">style</text:span>=<text:span text:style-name="T10">"width: 18rem;"</text:span>&gt;</text:p>
      <text:p text:style-name="P2">&lt;<text:span text:style-name="T3">h4</text:span>&gt;contact us&lt;/<text:span text:style-name="T3">h4</text:span>&gt;</text:p>
      <text:p text:style-name="P2">&lt;<text:span text:style-name="T3">ul</text:span>&gt;</text:p>
      <text:p text:style-name="P2">&lt;<text:span text:style-name="T3">li</text:span>&gt;Coffee&lt;/<text:span text:style-name="T3">li</text:span>&gt;</text:p>
      <text:p text:style-name="P2"><text:soft-page-break/>&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ul</text:span>&gt; </text:p>
      <text:p text:style-name="P2">&lt;/<text:span text:style-name="T3">div</text:span>&gt;</text:p>
      <text:p text:style-name="P2">&lt;<text:span text:style-name="T3">div</text:span> <text:span text:style-name="T7">class</text:span>=<text:span text:style-name="T10">"card"</text:span> <text:span text:style-name="T7">style</text:span>=<text:span text:style-name="T10">"width: 18rem;"</text:span>&gt;</text:p>
      <text:p text:style-name="P2">&lt;<text:span text:style-name="T3">h4</text:span>&gt;about us&lt;/<text:span text:style-name="T3">h4</text:span>&gt;</text:p>
      <text:p text:style-name="P2">&lt;<text:span text:style-name="T3">ul</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ul</text:span>&gt; </text:p>
      <text:p text:style-name="P2">&lt;/<text:span text:style-name="T3">div</text:span>&gt;</text:p>
      <text:p text:style-name="P2">&lt;<text:span text:style-name="T3">div</text:span> <text:span text:style-name="T7">class</text:span>=<text:span text:style-name="T10">"card"</text:span> <text:span text:style-name="T7">style</text:span>=<text:span text:style-name="T10">"width: 18rem;"</text:span>&gt;</text:p>
      <text:p text:style-name="P2">&lt;<text:span text:style-name="T3">h4</text:span>&gt;Create by beko&lt;/<text:span text:style-name="T3">h4</text:span>&gt;</text:p>
      <text:p text:style-name="P2">&lt;<text:span text:style-name="T3">ul</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ul</text:span>&gt; </text:p>
      <text:p text:style-name="P6"/>
      <text:p text:style-name="P2">&lt;/<text:span text:style-name="T3">div</text:span>&gt;</text:p>
      <text:p text:style-name="P2">&lt;/<text:span text:style-name="T3">section</text:span>&gt;</text:p>
      <text:p text:style-name="P6"/>
      <text:p text:style-name="P2">&lt;/<text:span text:style-name="T3">div</text:span>&gt;</text:p>
      <text:p text:style-name="P6"/>
      <text:p text:style-name="P5">&lt;!-- jQuery first, then Popper.js, then Bootstrap JS --&gt;</text:p>
      <text:p text:style-name="P2">&lt;<text:span text:style-name="T3">script</text:span> <text:span text:style-name="T7">src</text:span>=<text:span text:style-name="T10">"https://code.jquery.com/jquery-3.2.1.slim.min.js"</text:span> <text:span text:style-name="T7">integrity</text:span>=<text:span text:style-name="T10">"sha384-KJ3o2DKtIkvYIK3UENzmM7KCkRr/rE9/Qpg6aAZGJwFDMVNA/GpGFF93hXpG5KkN"</text:span> <text:span text:style-name="T7">crossorigin</text:span>=<text:span text:style-name="T10">"anonymous"</text:span>&gt;&lt;/<text:span text:style-name="T3">script</text:span>&gt;</text:p>
      <text:p text:style-name="P2">&lt;<text:span text:style-name="T3">script</text:span> <text:span text:style-name="T7">src</text:span>=<text:span text:style-name="T10">"https://cdnjs.cloudflare.com/ajax/libs/popper.js/1.12.9/umd/popper.min.js"</text:span> <text:span text:style-name="T7">integrity</text:span>=<text:span text:style-name="T10">"sha384-ApNbgh9B+Y1QKtv3Rn7W3mgPxhU9K/ScQsAP7hUibX39j7fakFPskvXusvfa0b4Q"</text:span> <text:span text:style-name="T7">crossorigin</text:span>=<text:span text:style-name="T10">"anonymous"</text:span>&gt;&lt;/<text:span text:style-name="T3">script</text:span>&gt;</text:p>
      <text:p text:style-name="P2"><text:soft-page-break/>&lt;<text:span text:style-name="T3">script</text:span> <text:span text:style-name="T7">src</text:span>=<text:span text:style-name="T10">"https://maxcdn.bootstrapcdn.com/bootstrap/4.0.0/js/bootstrap.min.js"</text:span> <text:span text:style-name="T7">integrity</text:span>=<text:span text:style-name="T10">"sha384-JZR6Spejh4U02d8jOt6vLEHfe/JQGiRRSQQxSfFWpi1MquVdAyjUar5+76PVCmYl"</text:span> <text:span text:style-name="T7">crossorigin</text:span>=<text:span text:style-name="T10">"anonymous"</text:span>&gt;&lt;/<text:span text:style-name="T3">script</text:span>&gt;</text:p>
      <text:p text:style-name="P2">&lt;/<text:span text:style-name="T3">body</text:span>&gt;</text:p>
      <text:p text:style-name="P2">&lt;/<text:span text:style-name="T3">html</text:span>&gt;</text:p>
      <text:p text:style-name="P1"/>
      <text:p text:style-name="P1"/>
      <text:p text:style-name="P1"/>
      <text:p text:style-name="P1"/>
      <text:p text:style-name="P1"/>
      <text:p text:style-name="P1"/>
      <text:p text:style-name="P1"/>
      <text:p text:style-name="P1"/>
      <text:p text:style-name="P1">css detiles</text:p>
      <text:p text:style-name="P1"/>
      <text:p text:style-name="P1"/>
      <text:p text:style-name="P3"><text:span text:style-name="T3">*</text:span> {</text:p>
      <text:p text:style-name="P2"><text:span text:style-name="T2">margin</text:span>: <text:span text:style-name="T5">0</text:span>;</text:p>
      <text:p text:style-name="P2"><text:span text:style-name="T2">padding</text:span>: <text:span text:style-name="T5">0</text:span>;</text:p>
      <text:p text:style-name="P2"><text:span text:style-name="T2">box-sizing</text:span>: <text:span text:style-name="T1">border-box</text:span>;</text:p>
      <text:p text:style-name="P2">}</text:p>
      <text:p text:style-name="P10"/>
      <text:p text:style-name="P2"><text:span text:style-name="T3">header</text:span>{</text:p>
      <text:p text:style-name="P2"><text:span text:style-name="T2">height</text:span>: <text:span text:style-name="T5">80</text:span><text:span text:style-name="T3">px</text:span>;</text:p>
      <text:p text:style-name="P2"><text:span text:style-name="T2">width</text:span>: <text:span text:style-name="T5">100</text:span><text:span text:style-name="T3">%</text:span>;</text:p>
      <text:p text:style-name="P2"><text:span text:style-name="T2">background-color</text:span>: <text:span text:style-name="T1">rgb</text:span>(<text:span text:style-name="T5">168</text:span>, <text:span text:style-name="T5">168</text:span>, <text:span text:style-name="T5">165</text:span>);</text:p>
      <text:p text:style-name="P6"/>
      <text:p text:style-name="P2">}</text:p>
      <text:p text:style-name="P2"><text:span text:style-name="T7">.nav_header</text:span>{</text:p>
      <text:p text:style-name="P2"><text:span text:style-name="T2">display</text:span>: <text:span text:style-name="T1">flex</text:span>;</text:p>
      <text:p text:style-name="P2"><text:span text:style-name="T2">flex-direction</text:span>: <text:span text:style-name="T1">row</text:span>;</text:p>
      <text:p text:style-name="P6"/>
      <text:p text:style-name="P2">}</text:p>
      <text:p text:style-name="P6"/>
      <text:p text:style-name="P2"><text:span text:style-name="T7">.nav_header</text:span> <text:span text:style-name="T3">li</text:span>{</text:p>
      <text:p text:style-name="P2"><text:span text:style-name="T2">margin</text:span>: <text:span text:style-name="T5">20</text:span><text:span text:style-name="T3">px</text:span>;</text:p>
      <text:p text:style-name="P2"><text:span text:style-name="T2">list-style</text:span>: <text:span text:style-name="T1">none</text:span>;</text:p>
      <text:p text:style-name="P2"><text:span text:style-name="T2">display</text:span>: <text:span text:style-name="T1">inline-block</text:span>;</text:p>
      <text:p text:style-name="P2">}</text:p>
      <text:p text:style-name="P11"><text:line-break/></text:p>
      <text:p text:style-name="P2"><text:span text:style-name="T7">.text</text:span>{</text:p>
      <text:p text:style-name="P6"/>
      <text:p text:style-name="P2"><text:span text:style-name="T2">align-items</text:span>: <text:span text:style-name="T1">center</text:span>;</text:p>
      <text:p text:style-name="P2"><text:span text:style-name="T2">text-align</text:span>: <text:span text:style-name="T1">center</text:span>;</text:p>
      <text:p text:style-name="P2"><text:span text:style-name="T2">margin</text:span>: <text:span text:style-name="T5">50</text:span><text:span text:style-name="T3">px</text:span>;</text:p>
      <text:p text:style-name="P2">}</text:p>
      <text:p text:style-name="P6"/>
      <text:p text:style-name="P2"><text:span text:style-name="T7">.nav_header</text:span> <text:span text:style-name="T3">li</text:span> <text:span text:style-name="T3">a</text:span>{</text:p>
      <text:p text:style-name="P2"><text:soft-page-break/><text:span text:style-name="T2">display</text:span>: <text:span text:style-name="T1">inline-block</text:span>;</text:p>
      <text:p text:style-name="P2"><text:span text:style-name="T2">text-decoration</text:span>: <text:span text:style-name="T1">none</text:span>;</text:p>
      <text:p text:style-name="P2"><text:span text:style-name="T2">color</text:span>: <text:span text:style-name="T1">rgb</text:span>(<text:span text:style-name="T5">23</text:span>, <text:span text:style-name="T5">56</text:span>, <text:span text:style-name="T5">38</text:span>);</text:p>
      <text:p text:style-name="P2"><text:span text:style-name="T2">size</text:span>: <text:span text:style-name="T5">20</text:span><text:span text:style-name="T3">px</text:span>;</text:p>
      <text:p text:style-name="P2">}</text:p>
      <text:p text:style-name="P10"/>
      <text:p text:style-name="P2"><text:span text:style-name="T7">.div_hd</text:span>{</text:p>
      <text:p text:style-name="P2"><text:span text:style-name="T2">float</text:span>: <text:span text:style-name="T1">right</text:span>;</text:p>
      <text:p text:style-name="P2"><text:span text:style-name="T2">padding-top</text:span>: <text:span text:style-name="T5">-20</text:span><text:span text:style-name="T3">px</text:span>;</text:p>
      <text:p text:style-name="P6"/>
      <text:p text:style-name="P2">}</text:p>
      <text:p text:style-name="P6"/>
      <text:p text:style-name="P2"><text:span text:style-name="T7">.imge</text:span>{</text:p>
      <text:p text:style-name="P2"><text:span text:style-name="T2">z-index</text:span>: <text:span text:style-name="T5">-1</text:span>;</text:p>
      <text:p text:style-name="P2"><text:span text:style-name="T2">height</text:span>: <text:span text:style-name="T5">100</text:span><text:span text:style-name="T3">%</text:span>;</text:p>
      <text:p text:style-name="P2"><text:span text:style-name="T2">width</text:span>: <text:span text:style-name="T5">100</text:span><text:span text:style-name="T3">%</text:span>;</text:p>
      <text:p text:style-name="P6"/>
      <text:p text:style-name="P2">}</text:p>
      <text:p text:style-name="P6"/>
      <text:p text:style-name="P2"><text:span text:style-name="T7">.contner</text:span>{</text:p>
      <text:p text:style-name="P2"><text:span text:style-name="T2">width</text:span>: <text:span text:style-name="T5">70</text:span><text:span text:style-name="T3">rem</text:span>;</text:p>
      <text:p text:style-name="P2"><text:span text:style-name="T2">margin</text:span>: <text:span text:style-name="T1">auto</text:span> ;</text:p>
      <text:p text:style-name="P2"><text:span text:style-name="T2">position</text:span>: <text:span text:style-name="T1">absolute</text:span>;</text:p>
      <text:p text:style-name="P2"><text:span text:style-name="T2">top</text:span>: <text:span text:style-name="T5">15</text:span><text:span text:style-name="T3">rem</text:span>;</text:p>
      <text:p text:style-name="P2"><text:span text:style-name="T2">left</text:span>: <text:span text:style-name="T5">20</text:span><text:span text:style-name="T3">%</text:span>;</text:p>
      <text:p text:style-name="P2"><text:span text:style-name="T2">z-index</text:span>: <text:span text:style-name="T5">2</text:span>;</text:p>
      <text:p text:style-name="P6"/>
      <text:p text:style-name="P2">}</text:p>
      <text:p text:style-name="P6"/>
      <text:p text:style-name="P2"><text:span text:style-name="T7">.section1</text:span>{</text:p>
      <text:p text:style-name="P10"/>
      <text:p text:style-name="P2"><text:span text:style-name="T2">width</text:span>: <text:span text:style-name="T5">100</text:span><text:span text:style-name="T3">%</text:span>;</text:p>
      <text:p text:style-name="P2"><text:span text:style-name="T2">height</text:span>: <text:span text:style-name="T5">5</text:span><text:span text:style-name="T3">rem</text:span>;</text:p>
      <text:p text:style-name="P2">}</text:p>
      <text:p text:style-name="P6"/>
      <text:p text:style-name="P2"><text:span text:style-name="T7">.section2</text:span>{</text:p>
      <text:p text:style-name="P6"/>
      <text:p text:style-name="P2"><text:span text:style-name="T2">position</text:span>: <text:span text:style-name="T1">relative</text:span>;</text:p>
      <text:p text:style-name="P2"><text:span text:style-name="T2">width</text:span>: <text:span text:style-name="T5">100</text:span><text:span text:style-name="T3">%</text:span>;</text:p>
      <text:p text:style-name="P2"><text:span text:style-name="T2">height</text:span>: <text:span text:style-name="T5">45</text:span><text:span text:style-name="T3">rem</text:span>;</text:p>
      <text:p text:style-name="P2"><text:span text:style-name="T2">background</text:span>: <text:span text:style-name="T1">linear-gradient</text:span>( <text:span text:style-name="T3">to</text:span> <text:span text:style-name="T1">left</text:span> <text:span text:style-name="T1">bottom</text:span>, <text:span text:style-name="T1">rgba</text:span>(<text:span text:style-name="T5">255</text:span>, <text:span text:style-name="T5">255</text:span>, <text:span text:style-name="T5">255</text:span>, <text:span text:style-name="T5">0.897</text:span>), <text:span text:style-name="T1">rgba</text:span>(<text:span text:style-name="T5">151</text:span>, <text:span text:style-name="T5">163</text:span>, <text:span text:style-name="T5">153</text:span>, <text:span text:style-name="T5">0.89</text:span>));</text:p>
      <text:p text:style-name="P2"><text:span text:style-name="T2">display</text:span>: <text:span text:style-name="T1">flex</text:span>;</text:p>
      <text:p text:style-name="P2">}</text:p>
      <text:p text:style-name="P6"/>
      <text:p text:style-name="P2"><text:span text:style-name="T7">.section2</text:span> <text:span text:style-name="T7">.show_more</text:span>{</text:p>
      <text:p text:style-name="P2"><text:span text:style-name="T2">width</text:span>: <text:span text:style-name="T5">30</text:span><text:span text:style-name="T3">%</text:span>;</text:p>
      <text:p text:style-name="P2"><text:span text:style-name="T2">height</text:span>: <text:span text:style-name="T5">100</text:span><text:span text:style-name="T3">%</text:span>;</text:p>
      <text:p text:style-name="P2"><text:span text:style-name="T2">background-color</text:span>: <text:span text:style-name="T1">rgb</text:span>(<text:span text:style-name="T5">14</text:span>, <text:span text:style-name="T5">13</text:span>, <text:span text:style-name="T5">13</text:span>);</text:p>
      <text:p text:style-name="P2"><text:soft-page-break/>}</text:p>
      <text:p text:style-name="P2"><text:span text:style-name="T7">.show_more</text:span> <text:span text:style-name="T7">.options_more</text:span>{</text:p>
      <text:p text:style-name="P2"><text:span text:style-name="T2">width</text:span>: <text:span text:style-name="T5">100</text:span><text:span text:style-name="T3">%</text:span>;</text:p>
      <text:p text:style-name="P2"><text:span text:style-name="T2">height</text:span>: <text:span text:style-name="T5">12</text:span><text:span text:style-name="T3">%</text:span>;</text:p>
      <text:p text:style-name="P2"><text:span text:style-name="T2">margin-top</text:span>: <text:span text:style-name="T5">10</text:span><text:span text:style-name="T3">px</text:span>;</text:p>
      <text:p text:style-name="P2">}</text:p>
      <text:p text:style-name="P6"/>
      <text:p text:style-name="P2"><text:span text:style-name="T7">.col1</text:span> <text:span text:style-name="T7">.Social_Media</text:span>{</text:p>
      <text:p text:style-name="P2"><text:span text:style-name="T2">display</text:span>: <text:span text:style-name="T1">flex</text:span>;</text:p>
      <text:p text:style-name="P2"><text:span text:style-name="T2">flex-direction</text:span>: <text:span text:style-name="T1">column</text:span>;</text:p>
      <text:p text:style-name="P2"><text:span text:style-name="T2">margin-top</text:span>: <text:span text:style-name="T5">170</text:span><text:span text:style-name="T3">px</text:span>;</text:p>
      <text:p text:style-name="P2">}</text:p>
      <text:p text:style-name="P6"/>
      <text:p text:style-name="P2"><text:span text:style-name="T7">.show_more</text:span> <text:span text:style-name="T7">.options_more</text:span> <text:span text:style-name="T7">.options_more_start</text:span>, <text:span text:style-name="T7">.options_more_end</text:span>{</text:p>
      <text:p text:style-name="P2"><text:span text:style-name="T2">width</text:span>: <text:span text:style-name="T5">100</text:span><text:span text:style-name="T3">%</text:span>;</text:p>
      <text:p text:style-name="P2"><text:span text:style-name="T2">height</text:span>: <text:span text:style-name="T5">12</text:span><text:span text:style-name="T3">%</text:span>;</text:p>
      <text:p text:style-name="P2"><text:span text:style-name="T2">background-color</text:span>: <text:span text:style-name="T1">rgba</text:span>(<text:span text:style-name="T5">43</text:span>, <text:span text:style-name="T5">44</text:span>, <text:span text:style-name="T5">44</text:span>, <text:span text:style-name="T5">0</text:span>);</text:p>
      <text:p text:style-name="P2"><text:span text:style-name="T2">margin-top</text:span>: <text:span text:style-name="T5">10</text:span><text:span text:style-name="T3">px</text:span>;</text:p>
      <text:p text:style-name="P2">}</text:p>
      <text:p text:style-name="P2"><text:span text:style-name="T7">.show_more</text:span> <text:span text:style-name="T7">.show_more_1</text:span>{</text:p>
      <text:p text:style-name="P2"><text:span text:style-name="T2">background-color</text:span>: <text:span text:style-name="T1">rgba</text:span>(<text:span text:style-name="T5">56</text:span>, <text:span text:style-name="T5">59</text:span>, <text:span text:style-name="T5">59</text:span>, <text:span text:style-name="T5">0</text:span>);</text:p>
      <text:p text:style-name="P2"><text:span text:style-name="T2">width</text:span>: <text:span text:style-name="T5">100</text:span><text:span text:style-name="T3">%</text:span>;</text:p>
      <text:p text:style-name="P2"><text:span text:style-name="T2">height</text:span>: <text:span text:style-name="T5">19</text:span><text:span text:style-name="T3">%</text:span>;</text:p>
      <text:p text:style-name="P2">}</text:p>
      <text:p text:style-name="P6"/>
      <text:p text:style-name="P2"><text:span text:style-name="T7">.show_more</text:span> <text:span text:style-name="T7">.show_more_2</text:span> <text:span text:style-name="T7">.show_more_2_optins</text:span>{</text:p>
      <text:p text:style-name="P2"><text:span text:style-name="T2">width</text:span>: <text:span text:style-name="T5">100</text:span><text:span text:style-name="T3">%</text:span>;</text:p>
      <text:p text:style-name="P2"><text:span text:style-name="T2">height</text:span>: <text:span text:style-name="T5">15</text:span><text:span text:style-name="T3">%</text:span>;</text:p>
      <text:p text:style-name="P2"><text:span text:style-name="T2">background-color</text:span>: <text:span text:style-name="T1">rgba</text:span>(<text:span text:style-name="T5">255</text:span>, <text:span text:style-name="T5">255</text:span>, <text:span text:style-name="T5">255</text:span>, <text:span text:style-name="T5">0.616</text:span>);</text:p>
      <text:p text:style-name="P2"><text:span text:style-name="T2">margin-top</text:span>: <text:span text:style-name="T5">10</text:span><text:span text:style-name="T3">px</text:span>;</text:p>
      <text:p text:style-name="P2"><text:span text:style-name="T2">margin-left</text:span>: <text:span text:style-name="T5">10</text:span><text:span text:style-name="T3">px</text:span>;</text:p>
      <text:p text:style-name="P2"><text:span text:style-name="T2">display</text:span>: <text:span text:style-name="T1">flex</text:span>;</text:p>
      <text:p text:style-name="P6"/>
      <text:p text:style-name="P2">}</text:p>
      <text:p text:style-name="P6"/>
      <text:p text:style-name="P2"><text:span text:style-name="T7">.show_more</text:span> <text:span text:style-name="T7">.show_more_2</text:span> <text:span text:style-name="T7">.show_more_2_optins</text:span> <text:span text:style-name="T7">.car_icone</text:span>{</text:p>
      <text:p text:style-name="P2"><text:span text:style-name="T2">width</text:span>: <text:span text:style-name="T5">30</text:span><text:span text:style-name="T3">%</text:span>;</text:p>
      <text:p text:style-name="P2"><text:span text:style-name="T2">height</text:span>: <text:span text:style-name="T5">100</text:span><text:span text:style-name="T3">%</text:span>;</text:p>
      <text:p text:style-name="P2"><text:span text:style-name="T2">background-color</text:span>: <text:span text:style-name="T5">#125688</text:span>;</text:p>
      <text:p text:style-name="P2">}</text:p>
      <text:p text:style-name="P6"/>
      <text:p text:style-name="P2"><text:span text:style-name="T7">.car_icone</text:span> <text:span text:style-name="T3">img</text:span>{</text:p>
      <text:p text:style-name="P2"><text:span text:style-name="T2">width</text:span>: <text:span text:style-name="T5">100</text:span><text:span text:style-name="T3">%</text:span>;</text:p>
      <text:p text:style-name="P2"><text:span text:style-name="T2">height</text:span>: <text:span text:style-name="T5">100</text:span><text:span text:style-name="T3">%</text:span>;</text:p>
      <text:p text:style-name="P2">}</text:p>
      <text:p text:style-name="P2"><text:span text:style-name="T7">.show_more</text:span> <text:span text:style-name="T7">.show_more_2</text:span> <text:span text:style-name="T7">.show_more_2_optins</text:span> <text:span text:style-name="T7">.car_info</text:span>{</text:p>
      <text:p text:style-name="P2"><text:span text:style-name="T2">width</text:span>: <text:span text:style-name="T5">70</text:span><text:span text:style-name="T3">%</text:span>;</text:p>
      <text:p text:style-name="P2"><text:span text:style-name="T2">height</text:span>: <text:span text:style-name="T5">100</text:span><text:span text:style-name="T3">%</text:span>;</text:p>
      <text:p text:style-name="P2"><text:span text:style-name="T2">align-items</text:span>: <text:span text:style-name="T1">center</text:span>;</text:p>
      <text:p text:style-name="P2"><text:span text:style-name="T2">text-align</text:span>: <text:span text:style-name="T1">center</text:span>;</text:p>
      <text:p text:style-name="P2">}</text:p>
      <text:p text:style-name="P6"><text:soft-page-break/></text:p>
      <text:p text:style-name="P2"><text:span text:style-name="T7">.show_more</text:span> <text:span text:style-name="T7">.show_more_2</text:span>{</text:p>
      <text:p text:style-name="P2"><text:span text:style-name="T2">background-color</text:span>: <text:span text:style-name="T1">rgba</text:span>(<text:span text:style-name="T5">127</text:span>, <text:span text:style-name="T5">133</text:span>, <text:span text:style-name="T5">133</text:span>, <text:span text:style-name="T5">0</text:span>);</text:p>
      <text:p text:style-name="P2"><text:span text:style-name="T2">width</text:span>: <text:span text:style-name="T5">100</text:span><text:span text:style-name="T3">%</text:span>;</text:p>
      <text:p text:style-name="P2"><text:span text:style-name="T2">height</text:span>: <text:span text:style-name="T5">100</text:span><text:span text:style-name="T3">%</text:span>;</text:p>
      <text:p text:style-name="P2"><text:span text:style-name="T2">overflow</text:span>: <text:span text:style-name="T1">auto</text:span>;</text:p>
      <text:p text:style-name="P2">}</text:p>
      <text:p text:style-name="P6"/>
      <text:p text:style-name="P2"><text:span text:style-name="T7">.show_more</text:span> <text:span text:style-name="T7">.show_more_3</text:span>{</text:p>
      <text:p text:style-name="P2"><text:span text:style-name="T2">background-color</text:span>: <text:span text:style-name="T1">rgba</text:span>(<text:span text:style-name="T5">16</text:span>, <text:span text:style-name="T5">17</text:span>, <text:span text:style-name="T5">17</text:span>, <text:span text:style-name="T5">0</text:span>);</text:p>
      <text:p text:style-name="P2"><text:span text:style-name="T2">width</text:span>: <text:span text:style-name="T5">100</text:span><text:span text:style-name="T3">%</text:span>;</text:p>
      <text:p text:style-name="P2"><text:span text:style-name="T2">height</text:span>: <text:span text:style-name="T5">14</text:span><text:span text:style-name="T3">%</text:span>;</text:p>
      <text:p text:style-name="P2"><text:span text:style-name="T2">overflow</text:span>: <text:span text:style-name="T1">auto</text:span>;</text:p>
      <text:p text:style-name="P2">}</text:p>
      <text:p text:style-name="P11"><text:line-break/><text:line-break/><text:line-break/><text:line-break/></text:p>
      <text:p text:style-name="P2"><text:span text:style-name="T7">.section2</text:span> <text:span text:style-name="T7">.show_car</text:span>{</text:p>
      <text:p text:style-name="P2"><text:span text:style-name="T2">display</text:span>: <text:span text:style-name="T1">flex</text:span>;</text:p>
      <text:p text:style-name="P2"><text:span text:style-name="T2">width</text:span>: <text:span text:style-name="T5">70</text:span><text:span text:style-name="T3">%</text:span>;</text:p>
      <text:p text:style-name="P2"><text:span text:style-name="T2">height</text:span>: <text:span text:style-name="T5">100</text:span><text:span text:style-name="T3">%</text:span>;</text:p>
      <text:p text:style-name="P2">}</text:p>
      <text:p text:style-name="P6"/>
      <text:p text:style-name="P2"><text:span text:style-name="T7">.section2</text:span> <text:span text:style-name="T7">.show_car</text:span> <text:span text:style-name="T7">.col1</text:span>{</text:p>
      <text:p text:style-name="P6"/>
      <text:p text:style-name="P2"><text:span text:style-name="T2">width</text:span>: <text:span text:style-name="T5">6</text:span><text:span text:style-name="T3">%</text:span>;</text:p>
      <text:p text:style-name="P2"><text:span text:style-name="T2">height</text:span>: <text:span text:style-name="T5">100</text:span><text:span text:style-name="T3">%</text:span>;</text:p>
      <text:p text:style-name="P2">}</text:p>
      <text:p text:style-name="P6"/>
      <text:p text:style-name="P2"><text:span text:style-name="T7">.section2</text:span> <text:span text:style-name="T7">.show_car</text:span> <text:span text:style-name="T7">.col2</text:span> <text:span text:style-name="T7">.col2_row1</text:span>{</text:p>
      <text:p text:style-name="P2"><text:span text:style-name="T2">width</text:span>: <text:span text:style-name="T5">100</text:span><text:span text:style-name="T3">%</text:span>;</text:p>
      <text:p text:style-name="P2"><text:span text:style-name="T2">height</text:span>: <text:span text:style-name="T5">6</text:span><text:span text:style-name="T3">%</text:span>;</text:p>
      <text:p text:style-name="P2"><text:span text:style-name="T2">background-color</text:span>: <text:span text:style-name="T1">rgba</text:span>(<text:span text:style-name="T5">39</text:span>, <text:span text:style-name="T5">38</text:span>, <text:span text:style-name="T5">38</text:span>, <text:span text:style-name="T5">0</text:span>);</text:p>
      <text:p text:style-name="P2"><text:span text:style-name="T2">align-items</text:span>: <text:span text:style-name="T1">center</text:span>;</text:p>
      <text:p text:style-name="P2"><text:span text:style-name="T2">margin-top</text:span>: <text:span text:style-name="T5">20</text:span><text:span text:style-name="T3">px</text:span>;</text:p>
      <text:p text:style-name="P6"/>
      <text:p text:style-name="P6"/>
      <text:p text:style-name="P2">}</text:p>
      <text:p text:style-name="P6"/>
      <text:p text:style-name="P2"><text:span text:style-name="T7">.section2</text:span> <text:span text:style-name="T7">.show_car</text:span> <text:span text:style-name="T7">.col2</text:span> <text:span text:style-name="T7">.col2_row2</text:span>{</text:p>
      <text:p text:style-name="P2"><text:span text:style-name="T2">width</text:span>: <text:span text:style-name="T5">100</text:span><text:span text:style-name="T3">%</text:span>;</text:p>
      <text:p text:style-name="P2"><text:span text:style-name="T2">height</text:span>: <text:span text:style-name="T5">80</text:span><text:span text:style-name="T3">%</text:span>;</text:p>
      <text:p text:style-name="P2"><text:span text:style-name="T2">background-color</text:span>: <text:span text:style-name="T1">rgba</text:span>(<text:span text:style-name="T5">248</text:span>, <text:span text:style-name="T5">248</text:span>, <text:span text:style-name="T5">248</text:span>, <text:span text:style-name="T5">0</text:span>);</text:p>
      <text:p text:style-name="P6"/>
      <text:p text:style-name="P2">}</text:p>
      <text:p text:style-name="P6"/>
      <text:p text:style-name="P2"><text:span text:style-name="T7">.section2</text:span> <text:span text:style-name="T7">.show_car</text:span> <text:span text:style-name="T7">.col2</text:span> <text:span text:style-name="T7">.col2_row2</text:span> <text:span text:style-name="T7">.col2_row2_top</text:span>{</text:p>
      <text:p text:style-name="P2"><text:span text:style-name="T2">width</text:span>: <text:span text:style-name="T5">100</text:span><text:span text:style-name="T3">%</text:span>;</text:p>
      <text:p text:style-name="P2"><text:soft-page-break/><text:span text:style-name="T2">height</text:span>: <text:span text:style-name="T5">16</text:span><text:span text:style-name="T3">%</text:span>;</text:p>
      <text:p text:style-name="P2"><text:span text:style-name="T2">display</text:span>: <text:span text:style-name="T1">flex</text:span>;</text:p>
      <text:p text:style-name="P2"><text:span text:style-name="T2">align-items</text:span>: <text:span text:style-name="T1">center</text:span>;</text:p>
      <text:p text:style-name="P2"><text:span text:style-name="T2">align-content</text:span>: <text:span text:style-name="T1">center</text:span>;</text:p>
      <text:p text:style-name="P2"><text:span text:style-name="T2">justify-content</text:span>: <text:span text:style-name="T1">space-around</text:span>;</text:p>
      <text:p text:style-name="P2"><text:span text:style-name="T2">margin-top</text:span>: <text:span text:style-name="T5">30</text:span><text:span text:style-name="T3">px</text:span>;</text:p>
      <text:p text:style-name="P2">}</text:p>
      <text:p text:style-name="P2"><text:span text:style-name="T7">.col2_row2_dow</text:span>{</text:p>
      <text:p text:style-name="P2"><text:span text:style-name="T2">width</text:span>: <text:span text:style-name="T5">100</text:span><text:span text:style-name="T3">%</text:span>;</text:p>
      <text:p text:style-name="P2"><text:span text:style-name="T2">height</text:span>: <text:span text:style-name="T5">90</text:span><text:span text:style-name="T3">%</text:span>;</text:p>
      <text:p text:style-name="P2"><text:span text:style-name="T2">display</text:span>: <text:span text:style-name="T1">flex</text:span>;</text:p>
      <text:p text:style-name="P2"><text:span text:style-name="T2">align-items</text:span>: <text:span text:style-name="T1">center</text:span>;</text:p>
      <text:p text:style-name="P2"><text:span text:style-name="T2">right</text:span>: <text:span text:style-name="T5">100</text:span><text:span text:style-name="T3">px</text:span>;</text:p>
      <text:p text:style-name="P2"><text:span text:style-name="T2">margin-top</text:span>: <text:span text:style-name="T5">-60</text:span><text:span text:style-name="T3">px</text:span>;</text:p>
      <text:p text:style-name="P2">}</text:p>
      <text:p text:style-name="P6"/>
      <text:p text:style-name="P2"><text:span text:style-name="T7">.col2_row2_dow</text:span> <text:span text:style-name="T3">img</text:span>{</text:p>
      <text:p text:style-name="P2"><text:span text:style-name="T2">width</text:span>: <text:span text:style-name="T5">400</text:span><text:span text:style-name="T3">px</text:span>;</text:p>
      <text:p text:style-name="P2"><text:span text:style-name="T2">height</text:span>: <text:span text:style-name="T5">300</text:span><text:span text:style-name="T3">px</text:span>;</text:p>
      <text:p text:style-name="P2"><text:span text:style-name="T2">align-items</text:span>: <text:span text:style-name="T1">center</text:span>;</text:p>
      <text:p text:style-name="P2"><text:span text:style-name="T2">margin-left</text:span>: <text:span text:style-name="T5">150</text:span><text:span text:style-name="T3">px</text:span>;</text:p>
      <text:p text:style-name="P2"><text:span text:style-name="T2">z-index</text:span>: <text:span text:style-name="T5">2</text:span>;</text:p>
      <text:p text:style-name="P10"/>
      <text:p text:style-name="P2">}</text:p>
      <text:p text:style-name="P6"/>
      <text:p text:style-name="P2"><text:span text:style-name="T7">.col2_row2_dow_ap</text:span> <text:span text:style-name="T3">h1</text:span>{</text:p>
      <text:p text:style-name="P2"><text:span text:style-name="T2">color</text:span>: <text:span text:style-name="T1">rgb</text:span>(<text:span text:style-name="T5">185</text:span>, <text:span text:style-name="T5">34</text:span>, <text:span text:style-name="T5">34</text:span>);</text:p>
      <text:p text:style-name="P2"><text:span text:style-name="T2">size</text:span>: <text:span text:style-name="T5">100</text:span><text:span text:style-name="T3">ch</text:span>;</text:p>
      <text:p text:style-name="P2"><text:span text:style-name="T2">z-index</text:span>: <text:span text:style-name="T5">-1</text:span>;</text:p>
      <text:p text:style-name="P2">}</text:p>
      <text:p text:style-name="P2"><text:span text:style-name="T7">.section2</text:span> <text:span text:style-name="T7">.show_car</text:span> <text:span text:style-name="T7">.col2</text:span> <text:span text:style-name="T7">.col2_row3</text:span>{</text:p>
      <text:p text:style-name="P2"><text:span text:style-name="T2">width</text:span>: <text:span text:style-name="T5">100</text:span><text:span text:style-name="T3">%</text:span>;</text:p>
      <text:p text:style-name="P2"><text:span text:style-name="T2">height</text:span>: <text:span text:style-name="T5">16</text:span><text:span text:style-name="T3">%</text:span>;</text:p>
      <text:p text:style-name="P2"><text:span text:style-name="T2">background-color</text:span>: <text:span text:style-name="T1">rgba</text:span>(<text:span text:style-name="T5">104</text:span>, <text:span text:style-name="T5">99</text:span>, <text:span text:style-name="T5">99</text:span>, <text:span text:style-name="T5">0.014</text:span>);</text:p>
      <text:p text:style-name="P2"><text:span text:style-name="T2">display</text:span>: <text:span text:style-name="T1">flex</text:span>;</text:p>
      <text:p text:style-name="P2"><text:span text:style-name="T2">justify-content</text:span>: <text:span text:style-name="T1">space-around</text:span>;</text:p>
      <text:p text:style-name="P2"><text:span text:style-name="T2">position</text:span>: <text:span text:style-name="T1">relative</text:span>;</text:p>
      <text:p text:style-name="P6"/>
      <text:p text:style-name="P2">}</text:p>
      <text:p text:style-name="P6"/>
      <text:p text:style-name="P2"><text:span text:style-name="T7">.col2_row2_dow_ap</text:span>{</text:p>
      <text:p text:style-name="P2"><text:span text:style-name="T2">position</text:span>: <text:span text:style-name="T1">absolute</text:span>;</text:p>
      <text:p text:style-name="P2"><text:span text:style-name="T2">margin-left</text:span>: <text:span text:style-name="T5">180</text:span><text:span text:style-name="T3">px</text:span>;</text:p>
      <text:p text:style-name="P6"/>
      <text:p text:style-name="P2">}</text:p>
      <text:p text:style-name="P6"/>
      <text:p text:style-name="P2"><text:span text:style-name="T7">.col2_row3</text:span> <text:span text:style-name="T7">.col2_1</text:span>{</text:p>
      <text:p text:style-name="P2"><text:span text:style-name="T2">margin-top</text:span>: <text:span text:style-name="T5">-80</text:span><text:span text:style-name="T3">px</text:span>;</text:p>
      <text:p text:style-name="P2">}</text:p>
      <text:p text:style-name="P2"><text:span text:style-name="T7">.col2_row3</text:span> <text:span text:style-name="T7">.col2_1</text:span> <text:span text:style-name="T3">img</text:span>{</text:p>
      <text:p text:style-name="P6"><text:soft-page-break/></text:p>
      <text:p text:style-name="P2"><text:span text:style-name="T2">width</text:span>: <text:span text:style-name="T5">180</text:span><text:span text:style-name="T3">px</text:span>;</text:p>
      <text:p text:style-name="P2"><text:span text:style-name="T2">height</text:span>: <text:span text:style-name="T5">130</text:span><text:span text:style-name="T3">px</text:span>;</text:p>
      <text:p text:style-name="P2"><text:span text:style-name="T2">z-index</text:span>: <text:span text:style-name="T5">3</text:span>;</text:p>
      <text:p text:style-name="P2"><text:span text:style-name="T2">opacity</text:span>: <text:span text:style-name="T5">0.5</text:span>;</text:p>
      <text:p text:style-name="P6"/>
      <text:p text:style-name="P2">}</text:p>
      <text:p text:style-name="P6"/>
      <text:p text:style-name="P2"><text:span text:style-name="T7">.section2</text:span> <text:span text:style-name="T7">.show_car</text:span> <text:span text:style-name="T7">.col2</text:span>{</text:p>
      <text:p text:style-name="P6"/>
      <text:p text:style-name="P2"><text:span text:style-name="T2">width</text:span>: <text:span text:style-name="T5">94</text:span><text:span text:style-name="T3">%</text:span>;</text:p>
      <text:p text:style-name="P2"><text:span text:style-name="T2">height</text:span>: <text:span text:style-name="T5">100</text:span><text:span text:style-name="T3">%</text:span>;</text:p>
      <text:p text:style-name="P2">}</text:p>
      <text:p text:style-name="P6"/>
      <text:p text:style-name="P2"><text:span text:style-name="T7">.section22</text:span> <text:span text:style-name="T7">.boutn1</text:span>{</text:p>
      <text:p text:style-name="P2"><text:span text:style-name="T2">width</text:span>: <text:span text:style-name="T5">100</text:span><text:span text:style-name="T3">%</text:span>;</text:p>
      <text:p text:style-name="P2"><text:span text:style-name="T2">height</text:span>: <text:span text:style-name="T5">15</text:span><text:span text:style-name="T3">%</text:span>;</text:p>
      <text:p text:style-name="P2"><text:span text:style-name="T2">background-color</text:span>: <text:span text:style-name="T1">rgba</text:span>(<text:span text:style-name="T5">5</text:span>, <text:span text:style-name="T5">5</text:span>, <text:span text:style-name="T5">5</text:span>, <text:span text:style-name="T5">0.945</text:span>);</text:p>
      <text:p text:style-name="P2"><text:span text:style-name="T2">bottom</text:span>: <text:span text:style-name="T5">20</text:span><text:span text:style-name="T3">px</text:span>;</text:p>
      <text:p text:style-name="P2">}</text:p>
      <text:p text:style-name="P6"/>
      <text:p text:style-name="P2"><text:span text:style-name="T7">.section22</text:span> <text:span text:style-name="T7">.boutn2</text:span>{</text:p>
      <text:p text:style-name="P2"><text:span text:style-name="T2">width</text:span>: <text:span text:style-name="T5">100</text:span><text:span text:style-name="T3">%</text:span>;</text:p>
      <text:p text:style-name="P2"><text:span text:style-name="T2">height</text:span>: <text:span text:style-name="T5">85</text:span><text:span text:style-name="T3">%</text:span>;</text:p>
      <text:p text:style-name="P2"><text:span text:style-name="T2">background-color</text:span>: <text:span text:style-name="T1">rgba</text:span>(<text:span text:style-name="T5">226</text:span>, <text:span text:style-name="T5">220</text:span>, <text:span text:style-name="T5">220</text:span>, <text:span text:style-name="T5">0.945</text:span>);</text:p>
      <text:p text:style-name="P2"><text:span text:style-name="T2">bottom</text:span>: <text:span text:style-name="T5">20</text:span><text:span text:style-name="T3">px</text:span>;</text:p>
      <text:p text:style-name="P2"><text:span text:style-name="T2">display</text:span>: <text:span text:style-name="T1">flex</text:span>;</text:p>
      <text:p text:style-name="P2">}</text:p>
      <text:p text:style-name="P6"/>
      <text:p text:style-name="P2"><text:span text:style-name="T7">.section22</text:span> <text:span text:style-name="T7">.boutn2</text:span> <text:span text:style-name="T7">.left_side</text:span>{</text:p>
      <text:p text:style-name="P2"><text:span text:style-name="T2">width</text:span>: <text:span text:style-name="T5">15</text:span><text:span text:style-name="T3">%</text:span>;</text:p>
      <text:p text:style-name="P2"><text:span text:style-name="T2">height</text:span>: <text:span text:style-name="T5">100</text:span><text:span text:style-name="T3">%</text:span>;</text:p>
      <text:p text:style-name="P2"><text:span text:style-name="T2">background-color</text:span>: <text:span text:style-name="T1">rgb</text:span>(<text:span text:style-name="T5">61</text:span>, <text:span text:style-name="T5">60</text:span>, <text:span text:style-name="T5">60</text:span>);</text:p>
      <text:p text:style-name="P6"/>
      <text:p text:style-name="P2">}</text:p>
      <text:p text:style-name="P6"/>
      <text:p text:style-name="P2"><text:span text:style-name="T7">.section22</text:span> <text:span text:style-name="T7">.boutn2</text:span> <text:span text:style-name="T7">.right_side</text:span>{</text:p>
      <text:p text:style-name="P2"><text:span text:style-name="T2">width</text:span>: <text:span text:style-name="T5">85</text:span><text:span text:style-name="T3">%</text:span>;</text:p>
      <text:p text:style-name="P2"><text:span text:style-name="T2">height</text:span>: <text:span text:style-name="T5">100</text:span><text:span text:style-name="T3">%</text:span>;</text:p>
      <text:p text:style-name="P2"><text:span text:style-name="T2">background-color</text:span>: <text:span text:style-name="T1">rgb</text:span>(<text:span text:style-name="T5">156</text:span>, <text:span text:style-name="T5">154</text:span>, <text:span text:style-name="T5">154</text:span>);</text:p>
      <text:p text:style-name="P2"><text:span text:style-name="T2">overflow</text:span>: <text:span text:style-name="T1">auto</text:span>;</text:p>
      <text:p text:style-name="P6"/>
      <text:p text:style-name="P2">}</text:p>
      <text:p text:style-name="P2"><text:span text:style-name="T7">.section22</text:span>{</text:p>
      <text:p text:style-name="P10"/>
      <text:p text:style-name="P2"><text:span text:style-name="T2">width</text:span>: <text:span text:style-name="T5">100</text:span><text:span text:style-name="T3">%</text:span>;</text:p>
      <text:p text:style-name="P2"><text:span text:style-name="T2">height</text:span>: <text:span text:style-name="T5">35</text:span><text:span text:style-name="T3">rem</text:span>;</text:p>
      <text:p text:style-name="P2"><text:span text:style-name="T2">background-color</text:span>: <text:span text:style-name="T1">rgba</text:span>(<text:span text:style-name="T5">6</text:span>, <text:span text:style-name="T5">10</text:span>, <text:span text:style-name="T5">8</text:span>, <text:span text:style-name="T5">0.507</text:span>);</text:p>
      <text:p text:style-name="P2"><text:span text:style-name="T2">display</text:span>: <text:span text:style-name="T1">flex</text:span>;</text:p>
      <text:p text:style-name="P2"><text:span text:style-name="T2">flex-direction</text:span>: <text:span text:style-name="T1">column</text:span>;</text:p>
      <text:p text:style-name="P2"><text:soft-page-break/>}</text:p>
      <text:p text:style-name="P6"/>
      <text:p text:style-name="P2"><text:span text:style-name="T7">.section22_top</text:span>{</text:p>
      <text:p text:style-name="P2"><text:span text:style-name="T2">width</text:span>: <text:span text:style-name="T5">100</text:span><text:span text:style-name="T3">%</text:span>;</text:p>
      <text:p text:style-name="P2"><text:span text:style-name="T2">height</text:span>:<text:span text:style-name="T5">50</text:span><text:span text:style-name="T3">%</text:span>;</text:p>
      <text:p text:style-name="P2"><text:span text:style-name="T2">display</text:span>: <text:span text:style-name="T1">flex</text:span>;</text:p>
      <text:p text:style-name="P6"/>
      <text:p text:style-name="P2">}</text:p>
      <text:p text:style-name="P10"/>
      <text:p text:style-name="P2"><text:span text:style-name="T7">.section22_top_right</text:span>{</text:p>
      <text:p text:style-name="P2"><text:span text:style-name="T2">width</text:span>: <text:span text:style-name="T5">50</text:span><text:span text:style-name="T3">%</text:span>;</text:p>
      <text:p text:style-name="P2"><text:span text:style-name="T2">height</text:span>: <text:span text:style-name="T5">100</text:span><text:span text:style-name="T3">%</text:span>;</text:p>
      <text:p text:style-name="P2"><text:span text:style-name="T2">background-color</text:span>: <text:span text:style-name="T1">rgb</text:span>(<text:span text:style-name="T5">131</text:span>, <text:span text:style-name="T5">130</text:span>, <text:span text:style-name="T5">130</text:span>);</text:p>
      <text:p text:style-name="P2"><text:span text:style-name="T2">float</text:span>: <text:span text:style-name="T1">right</text:span>;</text:p>
      <text:p text:style-name="P2">}</text:p>
      <text:p text:style-name="P2"><text:span text:style-name="T7">.section22_top_left</text:span>{</text:p>
      <text:p text:style-name="P2"><text:span text:style-name="T2">background-color</text:span>: <text:span text:style-name="T1">rgb</text:span>(<text:span text:style-name="T5">199</text:span>, <text:span text:style-name="T5">199</text:span>, <text:span text:style-name="T5">199</text:span>);</text:p>
      <text:p text:style-name="P2"><text:span text:style-name="T2">width</text:span>: <text:span text:style-name="T5">50</text:span><text:span text:style-name="T3">%</text:span>;</text:p>
      <text:p text:style-name="P2"><text:span text:style-name="T2">height</text:span>: <text:span text:style-name="T5">100</text:span><text:span text:style-name="T3">%</text:span>;</text:p>
      <text:p text:style-name="P2">}</text:p>
      <text:p text:style-name="P6"/>
      <text:p text:style-name="P2"><text:span text:style-name="T7">.section22_top_left</text:span> <text:span text:style-name="T7">.imge_gxr</text:span> <text:span text:style-name="T3">img</text:span>{</text:p>
      <text:p text:style-name="P2"><text:span text:style-name="T2">width</text:span>: <text:span text:style-name="T5">100</text:span><text:span text:style-name="T3">%</text:span>;</text:p>
      <text:p text:style-name="P2"><text:span text:style-name="T2">height</text:span>: <text:span text:style-name="T5">100</text:span><text:span text:style-name="T3">%</text:span>;</text:p>
      <text:p text:style-name="P2">}</text:p>
      <text:p text:style-name="P2"><text:span text:style-name="T7">.section22_down</text:span>{</text:p>
      <text:p text:style-name="P2"><text:span text:style-name="T2">width</text:span>: <text:span text:style-name="T5">100</text:span><text:span text:style-name="T3">%</text:span>;</text:p>
      <text:p text:style-name="P2"><text:span text:style-name="T2">height</text:span>:<text:span text:style-name="T5">50</text:span><text:span text:style-name="T3">%</text:span>;</text:p>
      <text:p text:style-name="P2"><text:span text:style-name="T2">display</text:span>: <text:span text:style-name="T1">flex</text:span>;</text:p>
      <text:p text:style-name="P6"/>
      <text:p text:style-name="P2"><text:span text:style-name="T2">background-color</text:span>: <text:span text:style-name="T1">rgb</text:span>(<text:span text:style-name="T5">80</text:span>, <text:span text:style-name="T5">80</text:span>, <text:span text:style-name="T5">136</text:span>);</text:p>
      <text:p text:style-name="P2">}</text:p>
      <text:p text:style-name="P2"><text:span text:style-name="T7">.section22_down_left</text:span>{</text:p>
      <text:p text:style-name="P6"/>
      <text:p text:style-name="P2"><text:span text:style-name="T2">background-color</text:span>: <text:span text:style-name="T1">rgb</text:span>(<text:span text:style-name="T5">131</text:span>, <text:span text:style-name="T5">130</text:span>, <text:span text:style-name="T5">130</text:span>);</text:p>
      <text:p text:style-name="P2"><text:span text:style-name="T2">width</text:span>: <text:span text:style-name="T5">50</text:span><text:span text:style-name="T3">%</text:span>;</text:p>
      <text:p text:style-name="P2"><text:span text:style-name="T2">height</text:span>: <text:span text:style-name="T5">100</text:span><text:span text:style-name="T3">%</text:span>;</text:p>
      <text:p text:style-name="P6"/>
      <text:p text:style-name="P2">}</text:p>
      <text:p text:style-name="P6"/>
      <text:p text:style-name="P2"><text:span text:style-name="T7">.section22_down_right</text:span>{</text:p>
      <text:p text:style-name="P2"><text:span text:style-name="T2">background-color</text:span>: <text:span text:style-name="T1">rgb</text:span>(<text:span text:style-name="T5">199</text:span>, <text:span text:style-name="T5">199</text:span>, <text:span text:style-name="T5">199</text:span>);</text:p>
      <text:p text:style-name="P2"><text:span text:style-name="T2">width</text:span>: <text:span text:style-name="T5">50</text:span><text:span text:style-name="T3">%</text:span>;</text:p>
      <text:p text:style-name="P2"><text:span text:style-name="T2">height</text:span>: <text:span text:style-name="T5">100</text:span><text:span text:style-name="T3">%</text:span>;</text:p>
      <text:p text:style-name="P2">}</text:p>
      <text:p text:style-name="P6"/>
      <text:p text:style-name="P2"><text:span text:style-name="T7">.section22_down</text:span> <text:span text:style-name="T7">.section22_down_right</text:span> <text:span text:style-name="T7">.imge_gxr</text:span> <text:span text:style-name="T3">img</text:span>{</text:p>
      <text:p text:style-name="P2"><text:span text:style-name="T2">width</text:span>: <text:span text:style-name="T5">100</text:span><text:span text:style-name="T3">%</text:span>;</text:p>
      <text:p text:style-name="P2"><text:span text:style-name="T2">height</text:span>: <text:span text:style-name="T5">280</text:span><text:span text:style-name="T3">px</text:span>;}</text:p>
      <text:p text:style-name="P10"/>
      <text:p text:style-name="P2"><text:soft-page-break/><text:span text:style-name="T7">.section6</text:span>{</text:p>
      <text:p text:style-name="P6"/>
      <text:p text:style-name="P2"><text:span text:style-name="T2">width</text:span>: <text:span text:style-name="T5">100</text:span><text:span text:style-name="T3">%</text:span>;</text:p>
      <text:p text:style-name="P2"><text:span text:style-name="T2">height</text:span>: <text:span text:style-name="T5">26</text:span><text:span text:style-name="T3">rem</text:span>;</text:p>
      <text:p text:style-name="P2"><text:span text:style-name="T2">background-color</text:span>: <text:span text:style-name="T1">rgba</text:span>(<text:span text:style-name="T5">144</text:span>, <text:span text:style-name="T5">151</text:span>, <text:span text:style-name="T5">147</text:span>, <text:span text:style-name="T5">0.507</text:span>);</text:p>
      <text:p text:style-name="P2"><text:span text:style-name="T2">display</text:span>: <text:span text:style-name="T1">flex</text:span>;</text:p>
      <text:p text:style-name="P2"><text:span text:style-name="T2">flex-direction</text:span>: <text:span text:style-name="T1">row</text:span>;</text:p>
      <text:p text:style-name="P6"/>
      <text:p text:style-name="P2">}</text:p>
      <text:p text:style-name="P6"/>
      <text:p text:style-name="P2"><text:span text:style-name="T7">.section6</text:span> <text:span text:style-name="T7">.card</text:span>{</text:p>
      <text:p text:style-name="P2"><text:span text:style-name="T2">background-color</text:span>: <text:span text:style-name="T1">rgba</text:span>(<text:span text:style-name="T5">0</text:span>, <text:span text:style-name="T5">0</text:span>, <text:span text:style-name="T5">0</text:span>, <text:span text:style-name="T5">0.698</text:span>);</text:p>
      <text:p text:style-name="P2"><text:span text:style-name="T2">color</text:span>: <text:span text:style-name="T1">white</text:span>;</text:p>
      <text:p text:style-name="P2"><text:span text:style-name="T2">align-items</text:span>: <text:span text:style-name="T1">center</text:span>;</text:p>
      <text:p text:style-name="P2">}</text:p>
      <text:p text:style-name="P10"/>
      <text:p text:style-name="P2"><text:span text:style-name="T7">.section6</text:span> <text:span text:style-name="T7">.card</text:span> <text:span text:style-name="T3">h4</text:span>{</text:p>
      <text:p text:style-name="P2"><text:span text:style-name="T2">margin</text:span>: <text:span text:style-name="T5">20</text:span><text:span text:style-name="T3">px</text:span>;</text:p>
      <text:p text:style-name="P2">}</text:p>
      <text:p text:style-name="P6"/>
      <text:p text:style-name="P2"><text:span text:style-name="T7">.section6</text:span> <text:span text:style-name="T7">.card</text:span> <text:span text:style-name="T3">ul</text:span>{</text:p>
      <text:p text:style-name="P2"><text:span text:style-name="T2">margin-left</text:span>: <text:span text:style-name="T5">80</text:span><text:span text:style-name="T3">px</text:span>;</text:p>
      <text:p text:style-name="P6"/>
      <text:p text:style-name="P2">}</text:p>
      <text:p text:style-name="P11"><text:line-break/><text:line-break/><text:line-break/><text:line-break/><text:line-break/><text:line-break/><text:line-break/><text:line-break/><text:line-break/><text:line-break/><text:line-break/><text:line-break/><text:line-break/><text:line-break/><text:line-break/><text:line-break/><text:line-break/><text:line-break/></text:p>
      <text:p text:style-name="P2"><text:span text:style-name="T3">table</text:span> {</text:p>
      <text:p text:style-name="P2"><text:span text:style-name="T2">font-family</text:span>: <text:span text:style-name="T1">arial</text:span>, <text:span text:style-name="T1">sans-serif</text:span>;</text:p>
      <text:p text:style-name="P2"><text:span text:style-name="T2">border-collapse</text:span>: <text:span text:style-name="T1">collapse</text:span>;</text:p>
      <text:p text:style-name="P2"><text:span text:style-name="T2">width</text:span>: <text:span text:style-name="T5">100</text:span><text:span text:style-name="T3">%</text:span>;</text:p>
      <text:p text:style-name="P2">}</text:p>
      <text:p text:style-name="P2"><text:span text:style-name="T3">td</text:span>, <text:span text:style-name="T3">th</text:span> {</text:p>
      <text:p text:style-name="P2"><text:soft-page-break/><text:span text:style-name="T2">border</text:span>: <text:span text:style-name="T5">1</text:span><text:span text:style-name="T3">px</text:span> <text:span text:style-name="T1">solid</text:span> <text:span text:style-name="T5">#dddddd</text:span>;</text:p>
      <text:p text:style-name="P2"><text:span text:style-name="T2">text-align</text:span>: <text:span text:style-name="T1">left</text:span>;</text:p>
      <text:p text:style-name="P2"><text:span text:style-name="T2">padding</text:span>: <text:span text:style-name="T5">8</text:span><text:span text:style-name="T3">px</text:span>;</text:p>
      <text:p text:style-name="P2">}</text:p>
      <text:p text:style-name="P2"><text:span text:style-name="T3">tr</text:span><text:span text:style-name="T7">:nth-child</text:span>(<text:span text:style-name="T1">even</text:span>) {</text:p>
      <text:p text:style-name="P2"><text:span text:style-name="T2">background-color</text:span>: <text:span text:style-name="T5">#dddddd</text:span>;</text:p>
      <text:p text:style-name="P2">}</text:p>
      <text:p text:style-name="P11"><text:line-break/><text:line-break/><text:line-break/><text:line-break/><text:line-break/><text:line-break/><text:line-break/><text:line-break/><text:line-break/><text:line-break/></text:p>
      <text:p text:style-name="P2"><text:span text:style-name="T7">.fa</text:span> {</text:p>
      <text:p text:style-name="P2"><text:span text:style-name="T2">padding</text:span>: <text:span text:style-name="T5">20</text:span><text:span text:style-name="T3">px</text:span>;</text:p>
      <text:p text:style-name="P2"><text:span text:style-name="T2">font-size</text:span>: <text:span text:style-name="T5">30</text:span><text:span text:style-name="T3">px</text:span>;</text:p>
      <text:p text:style-name="P2"><text:span text:style-name="T2">width</text:span>: <text:span text:style-name="T5">30</text:span><text:span text:style-name="T3">px</text:span>;</text:p>
      <text:p text:style-name="P2"><text:span text:style-name="T2">text-align</text:span>: <text:span text:style-name="T1">center</text:span>;</text:p>
      <text:p text:style-name="P2"><text:span text:style-name="T2">text-decoration</text:span>: <text:span text:style-name="T1">none</text:span>;</text:p>
      <text:p text:style-name="P2"><text:span text:style-name="T2">margin</text:span>: <text:span text:style-name="T5">5</text:span><text:span text:style-name="T3">px</text:span> <text:span text:style-name="T5">2</text:span><text:span text:style-name="T3">px</text:span>;</text:p>
      <text:p text:style-name="P2">}</text:p>
      <text:p text:style-name="P2"><text:span text:style-name="T7">.fa:hover</text:span> {</text:p>
      <text:p text:style-name="P2"><text:span text:style-name="T2">opacity</text:span>: <text:span text:style-name="T5">0.7</text:span>;</text:p>
      <text:p text:style-name="P2">}</text:p>
      <text:p text:style-name="P2"><text:span text:style-name="T7">.fa-facebook</text:span> {</text:p>
      <text:p text:style-name="P2"><text:span text:style-name="T2">background</text:span>: <text:span text:style-name="T5">#3B5998</text:span>;</text:p>
      <text:p text:style-name="P2"><text:span text:style-name="T2">color</text:span>: <text:span text:style-name="T1">white</text:span>;</text:p>
      <text:p text:style-name="P2">}</text:p>
      <text:p text:style-name="P2"><text:span text:style-name="T7">.fa-twitter</text:span> {</text:p>
      <text:p text:style-name="P2"><text:span text:style-name="T2">background</text:span>: <text:span text:style-name="T5">#55ACEE</text:span>;</text:p>
      <text:p text:style-name="P2"><text:span text:style-name="T2">color</text:span>: <text:span text:style-name="T1">white</text:span>;</text:p>
      <text:p text:style-name="P2">}</text:p>
      <text:p text:style-name="P2"><text:span text:style-name="T7">.fa-google</text:span> {</text:p>
      <text:p text:style-name="P2"><text:span text:style-name="T2">background</text:span>: <text:span text:style-name="T5">#dd4b39</text:span>;</text:p>
      <text:p text:style-name="P2"><text:span text:style-name="T2">color</text:span>: <text:span text:style-name="T1">white</text:span>;</text:p>
      <text:p text:style-name="P2">}</text:p>
      <text:p text:style-name="P2"><text:span text:style-name="T7">.fa-youtube</text:span> {</text:p>
      <text:p text:style-name="P2"><text:span text:style-name="T2">background</text:span>: <text:span text:style-name="T5">#bb0000</text:span>;</text:p>
      <text:p text:style-name="P2"><text:span text:style-name="T2">color</text:span>: <text:span text:style-name="T1">white</text:span>;</text:p>
      <text:p text:style-name="P2">}</text:p>
      <text:p text:style-name="P2"><text:span text:style-name="T7">.fa-instagram</text:span> {</text:p>
      <text:p text:style-name="P2"><text:span text:style-name="T2">background</text:span>: <text:span text:style-name="T5">#125688</text:span>;</text:p>
      <text:p text:style-name="P2"><text:span text:style-name="T2">color</text:span>: <text:span text:style-name="T1">white</text:span>;</text:p>
      <text:p text:style-name="P2">}</text:p>
      <text:p text:style-name="P2"><text:span text:style-name="T7">.fa-reddit</text:span> {</text:p>
      <text:p text:style-name="P2"><text:soft-page-break/><text:span text:style-name="T2">background</text:span>: <text:span text:style-name="T5">#ff5700</text:span>;</text:p>
      <text:p text:style-name="P2"><text:span text:style-name="T2">color</text:span>: <text:span text:style-name="T1">white</text:span>;</text:p>
      <text:p text:style-name="P2">}</text:p>
      <text:p text:style-name="P11"><text:line-break/></text:p>
      <text:p text:style-name="P1"/>
      <text:p text:style-name="P9">profile</text:p>
      <text:p text:style-name="P9"/>
      <text:p text:style-name="P9"/>
      <text:p text:style-name="P4"><text:span text:style-name="T2">{% </text:span><text:span text:style-name="T4">load</text:span><text:span text:style-name="T1"> </text:span><text:span text:style-name="T6">static</text:span><text:span text:style-name="T1"> </text:span><text:span text:style-name="T2">%}</text:span></text:p>
      <text:p text:style-name="P2">&lt;<text:span text:style-name="T3">html</text:span> <text:span text:style-name="T7">lang</text:span>=<text:span text:style-name="T10">"en"</text:span>&gt;</text:p>
      <text:p text:style-name="P2">&lt;<text:span text:style-name="T3">head</text:span>&gt;</text:p>
      <text:p text:style-name="P2">&lt;<text:span text:style-name="T3">meta</text:span> <text:span text:style-name="T7">charset</text:span>=<text:span text:style-name="T10">"UTF-8"</text:span>&gt;</text:p>
      <text:p text:style-name="P2">&lt;<text:span text:style-name="T3">meta</text:span> <text:span text:style-name="T7">http-equiv</text:span>=<text:span text:style-name="T10">"X-UA-Compatible"</text:span> <text:span text:style-name="T7">content</text:span>=<text:span text:style-name="T10">"IE=edge"</text:span>&gt;</text:p>
      <text:p text:style-name="P2">&lt;<text:span text:style-name="T3">meta</text:span> <text:span text:style-name="T7">name</text:span>=<text:span text:style-name="T10">"viewport"</text:span> <text:span text:style-name="T7">content</text:span>=<text:span text:style-name="T10">"width=device-width, initial-scale=1.0"</text:span>&gt;</text:p>
      <text:p text:style-name="P2">&lt;<text:span text:style-name="T3">link</text:span> <text:span text:style-name="T7">rel</text:span>=<text:span text:style-name="T10">"stylesheet"</text:span> <text:span text:style-name="T7">href</text:span>=<text:span text:style-name="T10">"</text:span><text:span text:style-name="T2">{% </text:span><text:span text:style-name="T6">static</text:span><text:span text:style-name="T1"> </text:span><text:span text:style-name="T11">'./Css/abuot_us.css'</text:span><text:span text:style-name="T1"> </text:span><text:span text:style-name="T2">%}</text:span><text:span text:style-name="T10">"</text:span>&gt;</text:p>
      <text:p text:style-name="P2">&lt;<text:span text:style-name="T3">link</text:span> <text:span text:style-name="T7">rel</text:span>=<text:span text:style-name="T10">"stylesheet"</text:span> <text:span text:style-name="T7">href</text:span>=<text:span text:style-name="T10">"</text:span><text:span text:style-name="T2">{% </text:span><text:span text:style-name="T6">static</text:span><text:span text:style-name="T1"> </text:span><text:span text:style-name="T11">'./Css/profi.css'</text:span><text:span text:style-name="T1"> </text:span><text:span text:style-name="T2">%}</text:span><text:span text:style-name="T10">"</text:span>&gt;</text:p>
      <text:p text:style-name="P6"/>
      <text:p text:style-name="P2">&lt;<text:span text:style-name="T3">link</text:span> <text:span text:style-name="T7">rel</text:span>=<text:span text:style-name="T10">"stylesheet"</text:span> <text:span text:style-name="T7">href</text:span>=<text:span text:style-name="T10">"https://maxcdn.bootstrapcdn.com/bootstrap/4.0.0/css/bootstrap.min.css"</text:span> <text:span text:style-name="T7">integrity</text:span>=<text:span text:style-name="T10">"sha384-Gn5384xqQ1aoWXA+058RXPxPg6fy4IWvTNh0E263XmFcJlSAwiGgFAW/dAiS6JXm"</text:span> <text:span text:style-name="T7">crossorigin</text:span>=<text:span text:style-name="T10">"anonymous"</text:span>&gt;</text:p>
      <text:p text:style-name="P2">&lt;<text:span text:style-name="T3">title</text:span>&gt;about_us&lt;/<text:span text:style-name="T3">title</text:span>&gt;</text:p>
      <text:p text:style-name="P2">&lt;/<text:span text:style-name="T3">head</text:span>&gt;</text:p>
      <text:p text:style-name="P2">&lt;<text:span text:style-name="T3">body</text:span>&gt;</text:p>
      <text:p text:style-name="P6"/>
      <text:p text:style-name="P2">&lt;<text:span text:style-name="T3">div</text:span> <text:span text:style-name="T7">class</text:span>=<text:span text:style-name="T10">"imge"</text:span>&gt;</text:p>
      <text:p text:style-name="P2">&lt;<text:span text:style-name="T3">img</text:span> <text:span text:style-name="T7">style</text:span>=<text:span text:style-name="T10">"width: 100%; height: 210rem;"</text:span> <text:span text:style-name="T7">src</text:span>=<text:span text:style-name="T10">"</text:span><text:span text:style-name="T2">{% </text:span><text:span text:style-name="T6">static</text:span><text:span text:style-name="T1"> </text:span><text:span text:style-name="T11">'./imges/road2.webp'</text:span><text:span text:style-name="T2">%}</text:span><text:span text:style-name="T10">"</text:span> <text:span text:style-name="T7">alt</text:span>=<text:span text:style-name="T10">"img_road"</text:span>&gt;</text:p>
      <text:p text:style-name="P2">&lt;/<text:span text:style-name="T3">div</text:span>&gt;</text:p>
      <text:p text:style-name="P6"/>
      <text:p text:style-name="P2">&lt;<text:span text:style-name="T3">div</text:span> <text:span text:style-name="T7">class</text:span>=<text:span text:style-name="T10">"contner"</text:span>&gt;</text:p>
      <text:p text:style-name="P6"/>
      <text:p text:style-name="P2">&lt;<text:span text:style-name="T3">section</text:span> <text:span text:style-name="T7">class</text:span>=<text:span text:style-name="T10">"section1"</text:span>&gt;</text:p>
      <text:p text:style-name="P2">&lt;<text:span text:style-name="T3">nav</text:span> <text:span text:style-name="T7">class</text:span>=<text:span text:style-name="T10">"nav"</text:span>&gt;</text:p>
      <text:p text:style-name="P2">&lt;<text:span text:style-name="T3">header</text:span>&gt;</text:p>
      <text:p text:style-name="P6"/>
      <text:p text:style-name="P2">&lt;<text:span text:style-name="T3">ul</text:span> <text:span text:style-name="T7">class</text:span>=<text:span text:style-name="T10">"nav_header"</text:span>&gt;</text:p>
      <text:p text:style-name="P2">&lt;<text:span text:style-name="T3">li</text:span>&gt;&lt;<text:span text:style-name="T3">a</text:span> <text:span text:style-name="T7">href</text:span>=<text:span text:style-name="T10">"</text:span><text:span text:style-name="T2">{% </text:span><text:span text:style-name="T4">url</text:span><text:span text:style-name="T1"> </text:span><text:span text:style-name="T11">'home:home'</text:span><text:span text:style-name="T1"> </text:span><text:span text:style-name="T2">%}</text:span><text:span text:style-name="T10">"</text:span>&gt;Home&lt;/<text:span text:style-name="T3">a</text:span>&gt; &lt;/<text:span text:style-name="T3">li</text:span>&gt;</text:p>
      <text:p text:style-name="P2">&lt;<text:span text:style-name="T3">li</text:span>&gt;&lt;<text:span text:style-name="T3">a</text:span> <text:span text:style-name="T7">href</text:span>=<text:span text:style-name="T10">"</text:span><text:span text:style-name="T2">{% </text:span><text:span text:style-name="T4">url</text:span><text:span text:style-name="T1"> </text:span><text:span text:style-name="T11">'cars:all_cars'</text:span><text:span text:style-name="T1"> </text:span><text:span text:style-name="T2">%}</text:span><text:span text:style-name="T10">"</text:span>&gt;Browse thecars &lt;/<text:span text:style-name="T3">a</text:span>&gt; &lt;/<text:span text:style-name="T3">li</text:span>&gt;</text:p>
      <text:p text:style-name="P2">&lt;<text:span text:style-name="T3">li</text:span>&gt;&lt;<text:span text:style-name="T3">a</text:span> <text:span text:style-name="T7">href</text:span>=<text:span text:style-name="T10">"</text:span><text:span text:style-name="T2">{% </text:span><text:span text:style-name="T4">url</text:span><text:span text:style-name="T1"> </text:span><text:span text:style-name="T11">'contact_us:contact'</text:span><text:span text:style-name="T1"> </text:span><text:span text:style-name="T2">%}</text:span><text:span text:style-name="T10">"</text:span>&gt;contact us&lt;/<text:span text:style-name="T3">a</text:span>&gt; &lt;/<text:span text:style-name="T3">li</text:span>&gt;</text:p>
      <text:p text:style-name="P2">&lt;<text:span text:style-name="T3">li</text:span>&gt;&lt;<text:span text:style-name="T3">a</text:span> <text:span text:style-name="T7">href</text:span>=<text:span text:style-name="T10">"#"</text:span>&gt;portfolio&lt;/<text:span text:style-name="T3">a</text:span>&gt; &lt;/<text:span text:style-name="T3">li</text:span>&gt;</text:p>
      <text:p text:style-name="P2">&lt;<text:span text:style-name="T3">li</text:span>&gt;&lt;<text:span text:style-name="T3">a</text:span> <text:span text:style-name="T7">href</text:span>=<text:span text:style-name="T10">"#"</text:span>&gt;about my &lt;/<text:span text:style-name="T3">a</text:span>&gt; &lt;/<text:span text:style-name="T3">li</text:span>&gt;</text:p>
      <text:p text:style-name="P2">&lt;<text:span text:style-name="T3">li</text:span>&gt;&lt;<text:span text:style-name="T3">a</text:span> <text:span text:style-name="T7">href</text:span>=<text:span text:style-name="T10">"#"</text:span>&gt;contact us&lt;/<text:span text:style-name="T3">a</text:span>&gt; &lt;/<text:span text:style-name="T3">li</text:span>&gt;</text:p>
      <text:p text:style-name="P2">&lt;/<text:span text:style-name="T3">ul</text:span>&gt;</text:p>
      <text:p text:style-name="P2">&lt;/<text:span text:style-name="T3">header</text:span>&gt;</text:p>
      <text:p text:style-name="P2">&lt;/<text:span text:style-name="T3">nav</text:span>&gt;</text:p>
      <text:p text:style-name="P2">&lt;/<text:span text:style-name="T3">section</text:span>&gt;</text:p>
      <text:p text:style-name="P2">&lt;<text:span text:style-name="T3">section</text:span> <text:span text:style-name="T7">class</text:span>=<text:span text:style-name="T10">"section2"</text:span>&gt;</text:p>
      <text:p text:style-name="P2">&lt;<text:span text:style-name="T3">div</text:span> <text:span text:style-name="T7">class</text:span>=<text:span text:style-name="T10">"section2_div"</text:span>&gt;</text:p>
      <text:p text:style-name="P2"><text:soft-page-break/>&lt;<text:span text:style-name="T3">img</text:span> <text:span text:style-name="T7">src</text:span>=<text:span text:style-name="T10">"</text:span><text:span text:style-name="T2">{%</text:span><text:span text:style-name="T6">static</text:span><text:span text:style-name="T1"> </text:span><text:span text:style-name="T11">'./imges//cont_imge/tndara.jpg'</text:span><text:span text:style-name="T2">%}</text:span><text:span text:style-name="T10">"</text:span>&gt;</text:p>
      <text:p text:style-name="P2">&lt;/<text:span text:style-name="T3">div</text:span>&gt;</text:p>
      <text:p text:style-name="P2">&lt;<text:span text:style-name="T3">div</text:span> <text:span text:style-name="T7">class</text:span>=<text:span text:style-name="T10">"hder_titile"</text:span>&gt;</text:p>
      <text:p text:style-name="P2">&lt;<text:span text:style-name="T3">h2</text:span>&gt;2020 Toyota Hilux &lt;/<text:span text:style-name="T3">h2</text:span>&gt;</text:p>
      <text:p text:style-name="P2">&lt;<text:span text:style-name="T3">h4</text:span>&gt;Double Cab VIII (facelift 2020)&lt;<text:span text:style-name="T3">br</text:span>&gt; 2.4 D-4D (150 Hp) 4x4&lt;/<text:span text:style-name="T3">h4</text:span>&gt;</text:p>
      <text:p text:style-name="P2">&lt;/<text:span text:style-name="T3">div</text:span>&gt;</text:p>
      <text:p text:style-name="P6"/>
      <text:p text:style-name="P2">&lt;<text:span text:style-name="T3">div</text:span> <text:span text:style-name="T7">class</text:span>=<text:span text:style-name="T10">"hder_titile_coler"</text:span>&gt;</text:p>
      <text:p text:style-name="P2">&lt;<text:span text:style-name="T3">h1</text:span>&gt; welcome on cars shoping &lt;/<text:span text:style-name="T3">h1</text:span>&gt;</text:p>
      <text:p text:style-name="P2">&lt;/<text:span text:style-name="T3">div</text:span>&gt;</text:p>
      <text:p text:style-name="P2">&lt;/<text:span text:style-name="T3">section</text:span>&gt;</text:p>
      <text:p text:style-name="P2">&lt;<text:span text:style-name="T3">section</text:span> <text:span text:style-name="T7">class</text:span>=<text:span text:style-name="T10">"section22"</text:span>&gt;</text:p>
      <text:p text:style-name="P2">&lt;<text:span text:style-name="T3">section</text:span> <text:span text:style-name="T7">class</text:span>=<text:span text:style-name="T10">"section about-section gray-bg"</text:span> <text:span text:style-name="T7">id</text:span>=<text:span text:style-name="T10">"about"</text:span>&gt;</text:p>
      <text:p text:style-name="P2">&lt;<text:span text:style-name="T3">div</text:span> <text:span text:style-name="T7">class</text:span>=<text:span text:style-name="T10">"container"</text:span>&gt;</text:p>
      <text:p text:style-name="P2">&lt;<text:span text:style-name="T3">div</text:span> <text:span text:style-name="T7">class</text:span>=<text:span text:style-name="T10">"row align-items-center flex-row-reverse"</text:span>&gt;</text:p>
      <text:p text:style-name="P2">&lt;<text:span text:style-name="T3">div</text:span> <text:span text:style-name="T7">class</text:span>=<text:span text:style-name="T10">"col-lg-6"</text:span>&gt;</text:p>
      <text:p text:style-name="P2">&lt;<text:span text:style-name="T3">div</text:span> <text:span text:style-name="T7">class</text:span>=<text:span text:style-name="T10">"about-text go-to"</text:span>&gt;</text:p>
      <text:p text:style-name="P2">&lt;<text:span text:style-name="T3">h3</text:span> <text:span text:style-name="T7">class</text:span>=<text:span text:style-name="T10">"dark-color"</text:span>&gt;About <text:span text:style-name="T2">{{</text:span><text:span text:style-name="T11">all</text:span><text:span text:style-name="T4">.</text:span><text:span text:style-name="T11">name</text:span><text:span text:style-name="T2">}}</text:span>&lt;/<text:span text:style-name="T3">h3</text:span>&gt;</text:p>
      <text:p text:style-name="P2">&lt;<text:span text:style-name="T3">h6</text:span> <text:span text:style-name="T7">class</text:span>=<text:span text:style-name="T10">"theme-color lead"</text:span>&gt;A Lead UX <text:span text:style-name="T5">&amp;amp;</text:span> UI designer based in Canada&lt;/<text:span text:style-name="T3">h6</text:span>&gt;</text:p>
      <text:p text:style-name="P2">&lt;<text:span text:style-name="T3">p</text:span>&gt;I &lt;<text:span text:style-name="T3">mark</text:span>&gt;design and develop&lt;/<text:span text:style-name="T3">mark</text:span>&gt; services for customers of all sizes, specializing in creating stylish, modern websites, web services and online stores. My passion is to design digital user experiences through the bold interface and meaningful interactions.&lt;/<text:span text:style-name="T3">p</text:span>&gt;</text:p>
      <text:p text:style-name="P2">&lt;<text:span text:style-name="T3">div</text:span> <text:span text:style-name="T7">class</text:span>=<text:span text:style-name="T10">"row about-list"</text:span>&gt;</text:p>
      <text:p text:style-name="P2">&lt;<text:span text:style-name="T3">div</text:span> <text:span text:style-name="T7">class</text:span>=<text:span text:style-name="T10">"col-md-6"</text:span>&gt;</text:p>
      <text:p text:style-name="P2">&lt;<text:span text:style-name="T3">div</text:span> <text:span text:style-name="T7">class</text:span>=<text:span text:style-name="T10">"media"</text:span>&gt;</text:p>
      <text:p text:style-name="P2">&lt;<text:span text:style-name="T3">label</text:span>&gt;Birthday&lt;/<text:span text:style-name="T3">label</text:span>&gt;</text:p>
      <text:p text:style-name="P2">&lt;<text:span text:style-name="T3">p</text:span>&gt;4th april 1998&lt;/<text:span text:style-name="T3">p</text:span>&gt;</text:p>
      <text:p text:style-name="P2">&lt;/<text:span text:style-name="T3">div</text:span>&gt;</text:p>
      <text:p text:style-name="P2">&lt;<text:span text:style-name="T3">div</text:span> <text:span text:style-name="T7">class</text:span>=<text:span text:style-name="T10">"media"</text:span>&gt;</text:p>
      <text:p text:style-name="P2">&lt;<text:span text:style-name="T3">label</text:span>&gt;Age&lt;/<text:span text:style-name="T3">label</text:span>&gt;</text:p>
      <text:p text:style-name="P2">&lt;<text:span text:style-name="T3">p</text:span>&gt;22 Yr&lt;/<text:span text:style-name="T3">p</text:span>&gt;</text:p>
      <text:p text:style-name="P2">&lt;/<text:span text:style-name="T3">div</text:span>&gt;</text:p>
      <text:p text:style-name="P2">&lt;<text:span text:style-name="T3">div</text:span> <text:span text:style-name="T7">class</text:span>=<text:span text:style-name="T10">"media"</text:span>&gt;</text:p>
      <text:p text:style-name="P2">&lt;<text:span text:style-name="T3">label</text:span>&gt;Residence&lt;/<text:span text:style-name="T3">label</text:span>&gt;</text:p>
      <text:p text:style-name="P2">&lt;<text:span text:style-name="T3">p</text:span>&gt;Canada&lt;/<text:span text:style-name="T3">p</text:span>&gt;</text:p>
      <text:p text:style-name="P2">&lt;/<text:span text:style-name="T3">div</text:span>&gt;</text:p>
      <text:p text:style-name="P2">&lt;<text:span text:style-name="T3">div</text:span> <text:span text:style-name="T7">class</text:span>=<text:span text:style-name="T10">"media"</text:span>&gt;</text:p>
      <text:p text:style-name="P2">&lt;<text:span text:style-name="T3">label</text:span>&gt;Address&lt;/<text:span text:style-name="T3">label</text:span>&gt;</text:p>
      <text:p text:style-name="P2">&lt;<text:span text:style-name="T3">p</text:span>&gt;<text:span text:style-name="T2">{{</text:span><text:span text:style-name="T11">all</text:span><text:span text:style-name="T4">.</text:span><text:span text:style-name="T11">loction</text:span><text:span text:style-name="T2">}}</text:span>&lt;/<text:span text:style-name="T3">p</text:span>&gt;</text:p>
      <text:p text:style-name="P2">&lt;/<text:span text:style-name="T3">div</text:span>&gt;</text:p>
      <text:p text:style-name="P2">&lt;/<text:span text:style-name="T3">div</text:span>&gt;</text:p>
      <text:p text:style-name="P2">&lt;<text:span text:style-name="T3">div</text:span> <text:span text:style-name="T7">class</text:span>=<text:span text:style-name="T10">"col-md-6"</text:span>&gt;</text:p>
      <text:p text:style-name="P2">&lt;<text:span text:style-name="T3">div</text:span> <text:span text:style-name="T7">class</text:span>=<text:span text:style-name="T10">"media"</text:span>&gt;</text:p>
      <text:p text:style-name="P2">&lt;<text:span text:style-name="T3">label</text:span>&gt;E-mail&lt;/<text:span text:style-name="T3">label</text:span>&gt;</text:p>
      <text:p text:style-name="P2">&lt;<text:span text:style-name="T3">p</text:span>&gt;<text:span text:style-name="T2">{{</text:span><text:span text:style-name="T11">all</text:span><text:span text:style-name="T4">.</text:span><text:span text:style-name="T11">email</text:span><text:span text:style-name="T2">}}</text:span>&lt;/<text:span text:style-name="T3">p</text:span>&gt;</text:p>
      <text:p text:style-name="P2">&lt;/<text:span text:style-name="T3">div</text:span>&gt;</text:p>
      <text:p text:style-name="P2">&lt;<text:span text:style-name="T3">div</text:span> <text:span text:style-name="T7">class</text:span>=<text:span text:style-name="T10">"media"</text:span>&gt;</text:p>
      <text:p text:style-name="P2">&lt;<text:span text:style-name="T3">label</text:span>&gt;Phone&lt;/<text:span text:style-name="T3">label</text:span>&gt;</text:p>
      <text:p text:style-name="P2">&lt;<text:span text:style-name="T3">p</text:span>&gt;<text:span text:style-name="T2">{{</text:span><text:span text:style-name="T11">namber_of_phone</text:span><text:span text:style-name="T2">}}</text:span>&lt;/<text:span text:style-name="T3">p</text:span>&gt;</text:p>
      <text:p text:style-name="P2">&lt;/<text:span text:style-name="T3">div</text:span>&gt;</text:p>
      <text:p text:style-name="P2"><text:soft-page-break/>&lt;<text:span text:style-name="T3">div</text:span> <text:span text:style-name="T7">class</text:span>=<text:span text:style-name="T10">"media"</text:span>&gt;</text:p>
      <text:p text:style-name="P2">&lt;<text:span text:style-name="T3">label</text:span>&gt;Skype&lt;/<text:span text:style-name="T3">label</text:span>&gt;</text:p>
      <text:p text:style-name="P2">&lt;<text:span text:style-name="T3">p</text:span>&gt;skype.0404&lt;/<text:span text:style-name="T3">p</text:span>&gt;</text:p>
      <text:p text:style-name="P2">&lt;/<text:span text:style-name="T3">div</text:span>&gt;</text:p>
      <text:p text:style-name="P2">&lt;<text:span text:style-name="T3">div</text:span> <text:span text:style-name="T7">class</text:span>=<text:span text:style-name="T10">"media"</text:span>&gt;</text:p>
      <text:p text:style-name="P2">&lt;<text:span text:style-name="T3">label</text:span>&gt;Freelance&lt;/<text:span text:style-name="T3">label</text:span>&gt;</text:p>
      <text:p text:style-name="P2">&lt;<text:span text:style-name="T3">p</text:span>&gt;Available&lt;/<text:span text:style-name="T3">p</text:span>&gt;</text:p>
      <text:p text:style-name="P2">&lt;/<text:span text:style-name="T3">div</text:span>&gt;</text:p>
      <text:p text:style-name="P2">&lt;/<text:span text:style-name="T3">div</text:span>&gt;</text:p>
      <text:p text:style-name="P2">&lt;/<text:span text:style-name="T3">div</text:span>&gt;</text:p>
      <text:p text:style-name="P2">&lt;/<text:span text:style-name="T3">div</text:span>&gt;</text:p>
      <text:p text:style-name="P2">&lt;/<text:span text:style-name="T3">div</text:span>&gt;</text:p>
      <text:p text:style-name="P2">&lt;<text:span text:style-name="T3">div</text:span> <text:span text:style-name="T7">class</text:span>=<text:span text:style-name="T10">"col-lg-6"</text:span>&gt;</text:p>
      <text:p text:style-name="P2">&lt;<text:span text:style-name="T3">div</text:span> <text:span text:style-name="T7">class</text:span>=<text:span text:style-name="T10">"about-avatar"</text:span>&gt;</text:p>
      <text:p text:style-name="P2">&lt;<text:span text:style-name="T3">img</text:span> <text:span text:style-name="T7">src</text:span>=<text:span text:style-name="T10">"</text:span><text:span text:style-name="T2">{{</text:span><text:span text:style-name="T11">all</text:span><text:span text:style-name="T4">.</text:span><text:span text:style-name="T11">images</text:span><text:span text:style-name="T4">.</text:span><text:span text:style-name="T11">url</text:span><text:span text:style-name="T2">}}</text:span><text:span text:style-name="T10">"</text:span> <text:span text:style-name="T7">title</text:span>=<text:span text:style-name="T10">""</text:span> <text:span text:style-name="T7">alt</text:span>=<text:span text:style-name="T10">""</text:span>&gt;</text:p>
      <text:p text:style-name="P2">&lt;/<text:span text:style-name="T3">div</text:span>&gt;</text:p>
      <text:p text:style-name="P2">&lt;/<text:span text:style-name="T3">div</text:span>&gt;</text:p>
      <text:p text:style-name="P2">&lt;/<text:span text:style-name="T3">div</text:span>&gt;</text:p>
      <text:p text:style-name="P2">&lt;<text:span text:style-name="T3">div</text:span> <text:span text:style-name="T7">class</text:span>=<text:span text:style-name="T10">"counter"</text:span>&gt;</text:p>
      <text:p text:style-name="P2">&lt;<text:span text:style-name="T3">div</text:span> <text:span text:style-name="T7">class</text:span>=<text:span text:style-name="T10">"row"</text:span>&gt;</text:p>
      <text:p text:style-name="P2">&lt;<text:span text:style-name="T3">div</text:span> <text:span text:style-name="T7">class</text:span>=<text:span text:style-name="T10">"col-6 col-lg-3"</text:span>&gt;</text:p>
      <text:p text:style-name="P2">&lt;<text:span text:style-name="T3">div</text:span> <text:span text:style-name="T7">class</text:span>=<text:span text:style-name="T10">"count-data text-center"</text:span>&gt;</text:p>
      <text:p text:style-name="P2">&lt;<text:span text:style-name="T3">h6</text:span> <text:span text:style-name="T7">class</text:span>=<text:span text:style-name="T10">"count h2"</text:span> <text:span text:style-name="T7">data-to</text:span>=<text:span text:style-name="T10">"500"</text:span> <text:span text:style-name="T7">data-speed</text:span>=<text:span text:style-name="T10">"500"</text:span>&gt;500&lt;/<text:span text:style-name="T3">h6</text:span>&gt;</text:p>
      <text:p text:style-name="P2">&lt;<text:span text:style-name="T3">p</text:span> <text:span text:style-name="T7">class</text:span>=<text:span text:style-name="T10">"m-0px font-w-600"</text:span>&gt;Happy Clients&lt;/<text:span text:style-name="T3">p</text:span>&gt;</text:p>
      <text:p text:style-name="P2">&lt;/<text:span text:style-name="T3">div</text:span>&gt;</text:p>
      <text:p text:style-name="P2">&lt;/<text:span text:style-name="T3">div</text:span>&gt;</text:p>
      <text:p text:style-name="P2">&lt;<text:span text:style-name="T3">div</text:span> <text:span text:style-name="T7">class</text:span>=<text:span text:style-name="T10">"col-6 col-lg-3"</text:span>&gt;</text:p>
      <text:p text:style-name="P2">&lt;<text:span text:style-name="T3">div</text:span> <text:span text:style-name="T7">class</text:span>=<text:span text:style-name="T10">"count-data text-center"</text:span>&gt;</text:p>
      <text:p text:style-name="P2">&lt;<text:span text:style-name="T3">h6</text:span> <text:span text:style-name="T7">class</text:span>=<text:span text:style-name="T10">"count h2"</text:span> <text:span text:style-name="T7">data-to</text:span>=<text:span text:style-name="T10">"150"</text:span> <text:span text:style-name="T7">data-speed</text:span>=<text:span text:style-name="T10">"150"</text:span>&gt;150&lt;/<text:span text:style-name="T3">h6</text:span>&gt;</text:p>
      <text:p text:style-name="P2">&lt;<text:span text:style-name="T3">p</text:span> <text:span text:style-name="T7">class</text:span>=<text:span text:style-name="T10">"m-0px font-w-600"</text:span>&gt;Project Completed&lt;/<text:span text:style-name="T3">p</text:span>&gt;</text:p>
      <text:p text:style-name="P2">&lt;/<text:span text:style-name="T3">div</text:span>&gt;</text:p>
      <text:p text:style-name="P2">&lt;/<text:span text:style-name="T3">div</text:span>&gt;</text:p>
      <text:p text:style-name="P2">&lt;<text:span text:style-name="T3">div</text:span> <text:span text:style-name="T7">class</text:span>=<text:span text:style-name="T10">"col-6 col-lg-3"</text:span>&gt;</text:p>
      <text:p text:style-name="P2">&lt;<text:span text:style-name="T3">div</text:span> <text:span text:style-name="T7">class</text:span>=<text:span text:style-name="T10">"count-data text-center"</text:span>&gt;</text:p>
      <text:p text:style-name="P2">&lt;<text:span text:style-name="T3">h6</text:span> <text:span text:style-name="T7">class</text:span>=<text:span text:style-name="T10">"count h2"</text:span> <text:span text:style-name="T7">data-to</text:span>=<text:span text:style-name="T10">"850"</text:span> <text:span text:style-name="T7">data-speed</text:span>=<text:span text:style-name="T10">"850"</text:span>&gt;850&lt;/<text:span text:style-name="T3">h6</text:span>&gt;</text:p>
      <text:p text:style-name="P2">&lt;<text:span text:style-name="T3">p</text:span> <text:span text:style-name="T7">class</text:span>=<text:span text:style-name="T10">"m-0px font-w-600"</text:span>&gt;Photo Capture&lt;/<text:span text:style-name="T3">p</text:span>&gt;</text:p>
      <text:p text:style-name="P2">&lt;/<text:span text:style-name="T3">div</text:span>&gt;</text:p>
      <text:p text:style-name="P2">&lt;/<text:span text:style-name="T3">div</text:span>&gt;</text:p>
      <text:p text:style-name="P2">&lt;<text:span text:style-name="T3">div</text:span> <text:span text:style-name="T7">class</text:span>=<text:span text:style-name="T10">"col-6 col-lg-3"</text:span>&gt;</text:p>
      <text:p text:style-name="P2">&lt;<text:span text:style-name="T3">div</text:span> <text:span text:style-name="T7">class</text:span>=<text:span text:style-name="T10">"count-data text-center"</text:span>&gt;</text:p>
      <text:p text:style-name="P2">&lt;<text:span text:style-name="T3">h6</text:span> <text:span text:style-name="T7">class</text:span>=<text:span text:style-name="T10">"count h2"</text:span> <text:span text:style-name="T7">data-to</text:span>=<text:span text:style-name="T10">"190"</text:span> <text:span text:style-name="T7">data-speed</text:span>=<text:span text:style-name="T10">"190"</text:span>&gt;190&lt;/<text:span text:style-name="T3">h6</text:span>&gt;</text:p>
      <text:p text:style-name="P2">&lt;<text:span text:style-name="T3">p</text:span> <text:span text:style-name="T7">class</text:span>=<text:span text:style-name="T10">"m-0px font-w-600"</text:span>&gt;Telephonic Talk&lt;/<text:span text:style-name="T3">p</text:span>&gt;</text:p>
      <text:p text:style-name="P2">&lt;/<text:span text:style-name="T3">div</text:span>&gt;</text:p>
      <text:p text:style-name="P2">&lt;/<text:span text:style-name="T3">div</text:span>&gt;</text:p>
      <text:p text:style-name="P2">&lt;/<text:span text:style-name="T3">div</text:span>&gt;</text:p>
      <text:p text:style-name="P2">&lt;/<text:span text:style-name="T3">div</text:span>&gt;</text:p>
      <text:p text:style-name="P2">&lt;/<text:span text:style-name="T3">div</text:span>&gt;</text:p>
      <text:p text:style-name="P2">&lt;/<text:span text:style-name="T3">section</text:span>&gt;</text:p>
      <text:p text:style-name="P6"/>
      <text:p text:style-name="P6"/>
      <text:p text:style-name="P2">&lt;/<text:span text:style-name="T3">section</text:span>&gt;</text:p>
      <text:p text:style-name="P6"><text:soft-page-break/></text:p>
      <text:p text:style-name="P2">&lt;<text:span text:style-name="T3">section</text:span> <text:span text:style-name="T7">class</text:span>=<text:span text:style-name="T10">"section6"</text:span>&gt;</text:p>
      <text:p text:style-name="P2">&lt;<text:span text:style-name="T3">div</text:span> <text:span text:style-name="T7">class</text:span>=<text:span text:style-name="T10">"card"</text:span> <text:span text:style-name="T7">style</text:span>=<text:span text:style-name="T10">"width: 18rem;"</text:span>&gt;</text:p>
      <text:p text:style-name="P2">&lt;<text:span text:style-name="T3">h4</text:span>&gt;abuot tems&lt;/<text:span text:style-name="T3">h4</text:span>&gt;</text:p>
      <text:p text:style-name="P2">&lt;<text:span text:style-name="T3">ul</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ul</text:span>&gt; </text:p>
      <text:p text:style-name="P2">&lt;/<text:span text:style-name="T3">div</text:span>&gt;</text:p>
      <text:p text:style-name="P2">&lt;<text:span text:style-name="T3">div</text:span> <text:span text:style-name="T7">class</text:span>=<text:span text:style-name="T10">"card"</text:span> <text:span text:style-name="T7">style</text:span>=<text:span text:style-name="T10">"width: 18rem;"</text:span>&gt;</text:p>
      <text:p text:style-name="P2">&lt;<text:span text:style-name="T3">h4</text:span>&gt;contact us&lt;/<text:span text:style-name="T3">h4</text:span>&gt;</text:p>
      <text:p text:style-name="P2">&lt;<text:span text:style-name="T3">ul</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ul</text:span>&gt; </text:p>
      <text:p text:style-name="P2">&lt;/<text:span text:style-name="T3">div</text:span>&gt;</text:p>
      <text:p text:style-name="P2">&lt;<text:span text:style-name="T3">div</text:span> <text:span text:style-name="T7">class</text:span>=<text:span text:style-name="T10">"card"</text:span> <text:span text:style-name="T7">style</text:span>=<text:span text:style-name="T10">"width: 18rem;"</text:span>&gt;</text:p>
      <text:p text:style-name="P2">&lt;<text:span text:style-name="T3">h4</text:span>&gt;about us&lt;/<text:span text:style-name="T3">h4</text:span>&gt;</text:p>
      <text:p text:style-name="P2">&lt;<text:span text:style-name="T3">ul</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ul</text:span>&gt; </text:p>
      <text:p text:style-name="P2">&lt;/<text:span text:style-name="T3">div</text:span>&gt;</text:p>
      <text:p text:style-name="P2">&lt;<text:span text:style-name="T3">div</text:span> <text:span text:style-name="T7">class</text:span>=<text:span text:style-name="T10">"card"</text:span> <text:span text:style-name="T7">style</text:span>=<text:span text:style-name="T10">"width: 18rem;"</text:span>&gt;</text:p>
      <text:p text:style-name="P2">&lt;<text:span text:style-name="T3">h4</text:span>&gt;Create by beko&lt;/<text:span text:style-name="T3">h4</text:span>&gt;</text:p>
      <text:p text:style-name="P2">&lt;<text:span text:style-name="T3">ul</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text:soft-page-break/>&lt;<text:span text:style-name="T3">li</text:span>&gt;Tea&lt;/<text:span text:style-name="T3">li</text:span>&gt;</text:p>
      <text:p text:style-name="P2">&lt;<text:span text:style-name="T3">li</text:span>&gt;Milk&lt;/<text:span text:style-name="T3">li</text:span>&gt;</text:p>
      <text:p text:style-name="P2">&lt;<text:span text:style-name="T3">li</text:span>&gt;Coffee&lt;/<text:span text:style-name="T3">li</text:span>&gt;</text:p>
      <text:p text:style-name="P2">&lt;<text:span text:style-name="T3">li</text:span>&gt;Tea&lt;/<text:span text:style-name="T3">li</text:span>&gt;</text:p>
      <text:p text:style-name="P2">&lt;<text:span text:style-name="T3">li</text:span>&gt;Milk&lt;/<text:span text:style-name="T3">li</text:span>&gt;</text:p>
      <text:p text:style-name="P2">&lt;/<text:span text:style-name="T3">ul</text:span>&gt; </text:p>
      <text:p text:style-name="P6"/>
      <text:p text:style-name="P2">&lt;/<text:span text:style-name="T3">div</text:span>&gt;</text:p>
      <text:p text:style-name="P2">&lt;/<text:span text:style-name="T3">section</text:span>&gt;</text:p>
      <text:p text:style-name="P6"/>
      <text:p text:style-name="P2">&lt;/<text:span text:style-name="T3">div</text:span>&gt;</text:p>
      <text:p text:style-name="P6"/>
      <text:p text:style-name="P5">&lt;!-- jQuery first, then Popper.js, then Bootstrap JS --&gt;</text:p>
      <text:p text:style-name="P2">&lt;<text:span text:style-name="T3">script</text:span> <text:span text:style-name="T7">src</text:span>=<text:span text:style-name="T10">"https://code.jquery.com/jquery-3.2.1.slim.min.js"</text:span> <text:span text:style-name="T7">integrity</text:span>=<text:span text:style-name="T10">"sha384-KJ3o2DKtIkvYIK3UENzmM7KCkRr/rE9/Qpg6aAZGJwFDMVNA/GpGFF93hXpG5KkN"</text:span> <text:span text:style-name="T7">crossorigin</text:span>=<text:span text:style-name="T10">"anonymous"</text:span>&gt;&lt;/<text:span text:style-name="T3">script</text:span>&gt;</text:p>
      <text:p text:style-name="P2">&lt;<text:span text:style-name="T3">script</text:span> <text:span text:style-name="T7">src</text:span>=<text:span text:style-name="T10">"https://cdnjs.cloudflare.com/ajax/libs/popper.js/1.12.9/umd/popper.min.js"</text:span> <text:span text:style-name="T7">integrity</text:span>=<text:span text:style-name="T10">"sha384-ApNbgh9B+Y1QKtv3Rn7W3mgPxhU9K/ScQsAP7hUibX39j7fakFPskvXusvfa0b4Q"</text:span> <text:span text:style-name="T7">crossorigin</text:span>=<text:span text:style-name="T10">"anonymous"</text:span>&gt;&lt;/<text:span text:style-name="T3">script</text:span>&gt;</text:p>
      <text:p text:style-name="P2">&lt;<text:span text:style-name="T3">script</text:span> <text:span text:style-name="T7">src</text:span>=<text:span text:style-name="T10">"https://maxcdn.bootstrapcdn.com/bootstrap/4.0.0/js/bootstrap.min.js"</text:span> <text:span text:style-name="T7">integrity</text:span>=<text:span text:style-name="T10">"sha384-JZR6Spejh4U02d8jOt6vLEHfe/JQGiRRSQQxSfFWpi1MquVdAyjUar5+76PVCmYl"</text:span> <text:span text:style-name="T7">crossorigin</text:span>=<text:span text:style-name="T10">"anonymous"</text:span>&gt;&lt;/<text:span text:style-name="T3">script</text:span>&gt;</text:p>
      <text:p text:style-name="P2">&lt;/<text:span text:style-name="T3">body</text:span>&gt;</text:p>
      <text:p text:style-name="P2">&lt;/<text:span text:style-name="T3">html</text:span>&gt;</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0T10:46:24.814107519</meta:creation-date>
    <meta:generator>LibreOffice/6.4.7.2$Linux_X86_64 LibreOffice_project/40$Build-2</meta:generator>
    <dc:date>2021-12-10T10:54:02.576082540</dc:date>
    <meta:editing-duration>PT7M41S</meta:editing-duration>
    <meta:editing-cycles>2</meta:editing-cycles>
    <meta:document-statistic meta:table-count="0" meta:image-count="0" meta:object-count="0" meta:page-count="28" meta:paragraph-count="1081" meta:word-count="2611" meta:character-count="26499" meta:non-whitespace-character-count="24908"/>
  </office:meta>
</office:document-meta>
</file>